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2">
      <style:table-cell-properties fo:border-top="thin solid #000000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7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9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7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4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4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9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8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8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Default" style:data-style-name="N52">
      <style:text-properties fo:font-weight="bold" style:font-weight-asian="bold" style:font-weight-complex="bold"/>
    </style:style>
    <style:style style:name="ce114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6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Default" style:data-style-name="N52"/>
    <style:style style:name="ce127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8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9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30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31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8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10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10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3" style:data-style-name="N10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2" style:data-style-name="N3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26032__34920__34399_04_44_05_44__36895__22577_3_38542__27573__24180__40801_-_36899__32080__40__20844__24335__41__27284_102.12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_26032__34920__34399_04_44_05_44__36895__22577_3_38542__27573__24180__40801_-_36899__32080__40__20844__24335__41__27284_102.12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10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103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Book3" style:data-style-name="N10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3" style:data-style-name="N10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10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3" style:data-style-name="N10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6" style:family="table-cell" style:parent-style-name="_19968__33324___26032__34920__34399_04_44_05_44__36895__22577_3_38542__27573__24180__40801_-_36899__32080__40__20844__24335__41__27284_102.12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18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52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start" fo:margin-left="0cm"/>
    </style:style>
    <style:style style:name="ce188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9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8395833333333cm"/>
    </style:style>
    <style:style style:name="co36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5.45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3.8pt" style:use-optimal-row-height="false" fo:break-before="auto"/>
    </style:style>
    <style:style style:name="ro9" style:family="table-row">
      <style:table-row-properties style:row-height="13.9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28.95pt" style:use-optimal-row-height="false" fo:break-before="auto"/>
    </style:style>
    <style:style style:name="ro14" style:family="table-row">
      <style:table-row-properties style:row-height="24pt" style:use-optimal-row-height="false" fo:break-before="auto"/>
    </style:style>
    <style:style style:name="ro15" style:family="table-row">
      <style:table-row-properties style:row-height="16.05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2pt" style:use-optimal-row-height="false" fo:break-before="auto"/>
    </style:style>
    <style:style style:name="ro26" style:family="table-row">
      <style:table-row-properties style:row-height="28.8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3pt" style:use-optimal-row-height="false" fo:break-before="auto"/>
    </style:style>
    <style:style style:name="ro29" style:family="table-row">
      <style:table-row-properties style:row-height="16.9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8pt" style:use-optimal-row-height="false" fo:break-before="auto"/>
    </style:style>
    <style:style style:name="ro36" style:family="table-row">
      <style:table-row-properties style:row-height="27.6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1" table:number-columns-repeated="3" table:default-cell-style-name="ce126"/>
        <table:table-column table:style-name="co4" table:default-cell-style-name="ce126"/>
        <table:table-column table:style-name="co5" table:number-columns-repeated="2" table:default-cell-style-name="ce126"/>
        <table:table-column table:style-name="co6" table:default-cell-style-name="ce126"/>
        <table:table-column table:style-name="co5" table:default-cell-style-name="ce126"/>
        <table:table-column table:style-name="co7" table:number-columns-repeated="2" table:default-cell-style-name="ce126"/>
        <table:table-column table:style-name="co8" table:default-cell-style-name="ce126"/>
        <table:table-column table:style-name="co9" table:default-cell-style-name="ce126"/>
        <table:table-column table:style-name="co3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26"/>
        <table:table-column table:style-name="co8" table:default-cell-style-name="ce126"/>
        <table:table-column table:style-name="co11" table:default-cell-style-name="ce126"/>
        <table:table-column table:style-name="co3" table:default-cell-style-name="ce126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14" table:number-columns-repeated="16359" table:default-cell-style-name="ce126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1">
            <text:p>民 國 102 年 12 月 戶 口 統 計 速 報 表</text:p>
          </table:table-cell>
          <table:covered-table-cell table:number-columns-repeated="22"/>
          <table:table-cell table:number-columns-repeated="16361" table:style-name="ce126"/>
        </table:table-row>
        <table:table-row table:style-name="ro3">
          <table:table-cell office:value-type="string" table:number-columns-spanned="2" table:number-rows-spanned="4" table:style-name="ce245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number-columns-repeated="16361" table:style-name="ce126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9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6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6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6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1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7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7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7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7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7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7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7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7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7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8"/>
        </table:table-row>
        <table:table-row table:style-name="ro6">
          <table:table-cell office:value-type="string" table:number-columns-spanned="2" table:number-rows-spanned="1" table:style-name="ce237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7"/>
        </table:table-row>
        <table:table-row table:style-name="ro6">
          <table:table-cell office:value-type="string" table:number-columns-spanned="2" table:number-rows-spanned="1" table:style-name="ce239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8"/>
        </table:table-row>
        <table:table-row table:style-name="ro7">
          <table:table-cell office:value-type="string" table:number-columns-spanned="2" table:number-rows-spanned="1" table:style-name="ce239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29"/>
        </table:table-row>
        <table:table-row table:style-name="ro8">
          <table:table-cell office:value-type="string" table:number-columns-spanned="2" table:number-rows-spanned="1" table:style-name="ce238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8"/>
        </table:table-row>
        <table:table-row table:style-name="ro9">
          <table:table-cell office:value-type="string" table:number-columns-spanned="2" table:number-rows-spanned="1" table:style-name="ce238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8"/>
        </table:table-row>
        <table:table-row table:style-name="ro11">
          <table:table-cell office:value-type="string" table:number-columns-spanned="2" table:number-rows-spanned="1" table:style-name="ce237">
            <text:p>102年1~12月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0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0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0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0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7">
            <text:p>533,601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238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10 月</text:p>
          </table:table-cell>
          <table:covered-table-cell/>
          <table:table-cell office:value-type="float" office:value="8274519" table:style-name="ce33">
            <text:p>8,274,519</text:p>
          </table:table-cell>
          <table:table-cell office:value-type="float" office:value="23361147" table:style-name="ce33">
            <text:p>23,361,147</text:p>
          </table:table-cell>
          <table:table-cell office:value-type="float" office:value="11681448" table:style-name="ce33">
            <text:p>11,681,448</text:p>
          </table:table-cell>
          <table:table-cell office:value-type="float" office:value="11679699" table:style-name="ce33">
            <text:p>11,679,699</text:p>
          </table:table-cell>
          <table:table-cell office:value-type="float" office:value="17521" table:style-name="ce33">
            <text:p>17,521</text:p>
          </table:table-cell>
          <table:table-cell office:value-type="float" office:value="9138" table:style-name="ce33">
            <text:p>9,138</text:p>
          </table:table-cell>
          <table:table-cell office:value-type="float" office:value="8383" table:style-name="ce33">
            <text:p>8,383</text:p>
          </table:table-cell>
          <table:table-cell office:value-type="float" office:value="8.83" table:style-name="ce34">
            <text:p>8.83</text:p>
          </table:table-cell>
          <table:table-cell office:value-type="float" office:value="13253" table:style-name="ce33">
            <text:p>13,253</text:p>
          </table:table-cell>
          <table:table-cell office:value-type="float" office:value="8112" table:style-name="ce33">
            <text:p>8,112</text:p>
          </table:table-cell>
          <table:table-cell office:value-type="float" office:value="5141" table:style-name="ce33">
            <text:p>5,141</text:p>
          </table:table-cell>
          <table:table-cell office:value-type="float" office:value="6.68" table:style-name="ce34">
            <text:p>6.68</text:p>
          </table:table-cell>
          <table:table-cell office:value-type="float" office:value="4268" table:style-name="ce35">
            <text:p><text:s text:c="3"/>4,268</text:p>
          </table:table-cell>
          <table:table-cell office:value-type="float" office:value="2.15" table:style-name="ce34">
            <text:p>2.15</text:p>
          </table:table-cell>
          <table:table-cell office:value-type="float" office:value="13222" table:style-name="ce33">
            <text:p>13,222</text:p>
          </table:table-cell>
          <table:table-cell office:value-type="float" office:value="6.66" table:style-name="ce34">
            <text:p>6.66</text:p>
          </table:table-cell>
          <table:table-cell office:value-type="float" office:value="4933" table:style-name="ce33">
            <text:p>4,933</text:p>
          </table:table-cell>
          <table:table-cell office:value-type="float" office:value="2.4900000000000002" table:style-name="ce34">
            <text:p>2.49</text:p>
          </table:table-cell>
          <table:table-cell office:value-type="float" office:value="84306" table:style-name="ce33">
            <text:p>84,306</text:p>
          </table:table-cell>
          <table:table-cell office:value-type="float" office:value="84015" table:style-name="ce33">
            <text:p>84,015</text:p>
          </table:table-cell>
          <table:table-cell office:value-type="float" office:value="532600" table:style-name="ce36">
            <text:p>532,600</text:p>
          </table:table-cell>
          <table:table-cell table:number-columns-repeated="16361" table:style-name="ce128"/>
        </table:table-row>
        <table:table-row table:style-name="ro10">
          <table:table-cell office:value-type="string" table:number-columns-spanned="2" table:number-rows-spanned="1" table:style-name="ce238">
            <text:p>11 月</text:p>
          </table:table-cell>
          <table:covered-table-cell/>
          <table:table-cell office:value-type="float" office:value="8280866" table:style-name="ce33">
            <text:p>8,280,866</text:p>
          </table:table-cell>
          <table:table-cell office:value-type="float" office:value="23367320" table:style-name="ce33">
            <text:p>23,367,320</text:p>
          </table:table-cell>
          <table:table-cell office:value-type="float" office:value="11683187" table:style-name="ce33">
            <text:p>11,683,187</text:p>
          </table:table-cell>
          <table:table-cell office:value-type="float" office:value="11684133" table:style-name="ce33">
            <text:p>11,684,133</text:p>
          </table:table-cell>
          <table:table-cell office:value-type="float" office:value="16632" table:style-name="ce33">
            <text:p>16,632</text:p>
          </table:table-cell>
          <table:table-cell office:value-type="float" office:value="8592" table:style-name="ce33">
            <text:p>8,592</text:p>
          </table:table-cell>
          <table:table-cell office:value-type="float" office:value="8040" table:style-name="ce33">
            <text:p>8,040</text:p>
          </table:table-cell>
          <table:table-cell office:value-type="float" office:value="8.66" table:style-name="ce34">
            <text:p>8.66</text:p>
          </table:table-cell>
          <table:table-cell office:value-type="float" office:value="12218" table:style-name="ce33">
            <text:p>12,218</text:p>
          </table:table-cell>
          <table:table-cell office:value-type="float" office:value="7359" table:style-name="ce33">
            <text:p>7,359</text:p>
          </table:table-cell>
          <table:table-cell office:value-type="float" office:value="4859" table:style-name="ce33">
            <text:p>4,859</text:p>
          </table:table-cell>
          <table:table-cell office:value-type="float" office:value="6.36" table:style-name="ce34">
            <text:p>6.36</text:p>
          </table:table-cell>
          <table:table-cell office:value-type="float" office:value="4414" table:style-name="ce35">
            <text:p><text:s text:c="3"/>4,41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15378" table:style-name="ce33">
            <text:p>15,378</text:p>
          </table:table-cell>
          <table:table-cell office:value-type="float" office:value="8.01" table:style-name="ce34">
            <text:p>8.01</text:p>
          </table:table-cell>
          <table:table-cell office:value-type="float" office:value="4373" table:style-name="ce33">
            <text:p>4,373</text:p>
          </table:table-cell>
          <table:table-cell office:value-type="float" office:value="2.2799999999999998" table:style-name="ce34">
            <text:p>2.28</text:p>
          </table:table-cell>
          <table:table-cell office:value-type="float" office:value="76978" table:style-name="ce33">
            <text:p>76,978</text:p>
          </table:table-cell>
          <table:table-cell office:value-type="float" office:value="75219" table:style-name="ce33">
            <text:p>75,219</text:p>
          </table:table-cell>
          <table:table-cell office:value-type="float" office:value="533139" table:style-name="ce36">
            <text:p>533,139</text:p>
          </table:table-cell>
          <table:table-cell table:number-columns-repeated="16361" table:style-name="ce128"/>
        </table:table-row>
        <table:table-row table:style-name="ro8">
          <table:table-cell office:value-type="string" table:number-columns-spanned="2" table:number-rows-spanned="1" table:style-name="ce238">
            <text:p>12 月</text:p>
          </table:table-cell>
          <table:covered-table-cell/>
          <table:table-cell office:value-type="float" office:value="8286260" table:style-name="ce33">
            <text:p>8,286,260</text:p>
          </table:table-cell>
          <table:table-cell office:value-type="float" office:value="23373517" table:style-name="ce33">
            <text:p>23,373,517</text:p>
          </table:table-cell>
          <table:table-cell office:value-type="float" office:value="11684674" table:style-name="ce33">
            <text:p>11,684,674</text:p>
          </table:table-cell>
          <table:table-cell office:value-type="float" office:value="11688843" table:style-name="ce33">
            <text:p>11,688,843</text:p>
          </table:table-cell>
          <table:table-cell office:value-type="float" office:value="17451" table:style-name="ce33">
            <text:p>17,451</text:p>
          </table:table-cell>
          <table:table-cell office:value-type="float" office:value="8988" table:style-name="ce33">
            <text:p>8,988</text:p>
          </table:table-cell>
          <table:table-cell office:value-type="float" office:value="8463" table:style-name="ce33">
            <text:p>8,463</text:p>
          </table:table-cell>
          <table:table-cell office:value-type="float" office:value="8.7899999999999991" table:style-name="ce34">
            <text:p>8.79</text:p>
          </table:table-cell>
          <table:table-cell office:value-type="float" office:value="13845" table:style-name="ce33">
            <text:p>13,845</text:p>
          </table:table-cell>
          <table:table-cell office:value-type="float" office:value="8363" table:style-name="ce33">
            <text:p>8,363</text:p>
          </table:table-cell>
          <table:table-cell office:value-type="float" office:value="5482" table:style-name="ce33">
            <text:p>5,482</text:p>
          </table:table-cell>
          <table:table-cell office:value-type="float" office:value="6.98" table:style-name="ce34">
            <text:p>6.98</text:p>
          </table:table-cell>
          <table:table-cell office:value-type="float" office:value="3606" table:style-name="ce35">
            <text:p><text:s text:c="3"/>3,606</text:p>
          </table:table-cell>
          <table:table-cell office:value-type="float" office:value="1.82" table:style-name="ce34">
            <text:p>1.82</text:p>
          </table:table-cell>
          <table:table-cell office:value-type="float" office:value="15472" table:style-name="ce33">
            <text:p>15,472</text:p>
          </table:table-cell>
          <table:table-cell office:value-type="float" office:value="7.79" table:style-name="ce34">
            <text:p>7.79</text:p>
          </table:table-cell>
          <table:table-cell office:value-type="float" office:value="4391" table:style-name="ce33">
            <text:p>4,391</text:p>
          </table:table-cell>
          <table:table-cell office:value-type="float" office:value="2.21" table:style-name="ce34">
            <text:p>2.21</text:p>
          </table:table-cell>
          <table:table-cell office:value-type="float" office:value="84424" table:style-name="ce33">
            <text:p>84,424</text:p>
          </table:table-cell>
          <table:table-cell office:value-type="float" office:value="81833" table:style-name="ce33">
            <text:p>81,833</text:p>
          </table:table-cell>
          <table:table-cell office:value-type="float" office:value="533601" table:style-name="ce36">
            <text:p>533,601</text:p>
          </table:table-cell>
          <table:table-cell table:number-columns-repeated="16361" table:style-name="ce128"/>
        </table:table-row>
        <table:table-row table:style-name="ro12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30"/>
        </table:table-row>
        <table:table-row table:style-name="ro13">
          <table:table-cell office:value-type="string" table:number-columns-spanned="2" table:number-rows-spanned="1" table:style-name="ce24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2" table:style-name="ce45">
            <text:p>1.22</text:p>
          </table:table-cell>
          <table:table-cell office:value-type="float" office:value="0.25" table:style-name="ce46">
            <text:p>0.25</text:p>
          </table:table-cell>
          <table:table-cell office:value-type="float" office:value="0.1" table:style-name="ce46">
            <text:p>0.10</text:p>
          </table:table-cell>
          <table:table-cell office:value-type="float" office:value="0.4" table:style-name="ce46">
            <text:p>0.40</text:p>
          </table:table-cell>
          <table:table-cell office:value-type="float" office:value="-17.690000000000001" table:style-name="ce47">
            <text:p>－ 17.69</text:p>
          </table:table-cell>
          <table:table-cell office:value-type="float" office:value="-17.25" table:style-name="ce47">
            <text:p>－ 17.25</text:p>
          </table:table-cell>
          <table:table-cell office:value-type="float" office:value="-18.16" table:style-name="ce47">
            <text:p>－ 18.16</text:p>
          </table:table-cell>
          <table:table-cell office:value-type="float" office:value="-1.95" table:style-name="ce47">
            <text:p>－ 1.95</text:p>
          </table:table-cell>
          <table:table-cell office:value-type="float" office:value="16.899999999999999" table:style-name="ce47">
            <text:p>16.90</text:p>
          </table:table-cell>
          <table:table-cell office:value-type="float" office:value="15.4" table:style-name="ce47">
            <text:p>15.40</text:p>
          </table:table-cell>
          <table:table-cell office:value-type="float" office:value="19.28" table:style-name="ce47">
            <text:p>19.28</text:p>
          </table:table-cell>
          <table:table-cell office:value-type="float" office:value="0.98" table:style-name="ce47">
            <text:p>0.98</text:p>
          </table:table-cell>
          <table:table-cell office:value-type="float" office:value="-61.47" table:style-name="ce47">
            <text:p>－ 61.47</text:p>
          </table:table-cell>
          <table:table-cell office:value-type="float" office:value="-2.92" table:style-name="ce47">
            <text:p>－ 2.92</text:p>
          </table:table-cell>
          <table:table-cell office:value-type="float" office:value="1.1200000000000001" table:style-name="ce47">
            <text:p>1.12</text:p>
          </table:table-cell>
          <table:table-cell office:value-type="float" office:value="0.04" table:style-name="ce47">
            <text:p>0.04</text:p>
          </table:table-cell>
          <table:table-cell office:value-type="float" office:value="8.31" table:style-name="ce47">
            <text:p>8.31</text:p>
          </table:table-cell>
          <table:table-cell office:value-type="float" office:value="0.16" table:style-name="ce47">
            <text:p>0.16</text:p>
          </table:table-cell>
          <table:table-cell office:value-type="float" office:value="7.9" table:style-name="ce47">
            <text:p>7.90</text:p>
          </table:table-cell>
          <table:table-cell office:value-type="float" office:value="6.55" table:style-name="ce47">
            <text:p>6.55</text:p>
          </table:table-cell>
          <table:table-cell office:value-type="float" office:value="1.2" table:style-name="ce48">
            <text:p>1.20</text:p>
          </table:table-cell>
          <table:table-cell table:number-columns-repeated="16361" table:style-name="ce130"/>
        </table:table-row>
        <table:table-row table:style-name="ro13">
          <table:table-cell office:value-type="string" table:number-columns-spanned="2" table:number-rows-spanned="1" table:style-name="ce248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7.0000000000000007E-2" table:style-name="ce49">
            <text:p>0.07</text:p>
          </table:table-cell>
          <table:table-cell office:value-type="float" office:value="0.03" table:style-name="ce50">
            <text:p>0.03</text:p>
          </table:table-cell>
          <table:table-cell office:value-type="float" office:value="0.01" table:style-name="ce50">
            <text:p>0.01</text:p>
          </table:table-cell>
          <table:table-cell office:value-type="float" office:value="0.04" table:style-name="ce50">
            <text:p>0.04</text:p>
          </table:table-cell>
          <table:table-cell office:value-type="float" office:value="4.92" table:style-name="ce50">
            <text:p>4.92</text:p>
          </table:table-cell>
          <table:table-cell office:value-type="float" office:value="4.6100000000000003" table:style-name="ce50">
            <text:p>4.61</text:p>
          </table:table-cell>
          <table:table-cell office:value-type="float" office:value="5.26" table:style-name="ce50">
            <text:p>5.26</text:p>
          </table:table-cell>
          <table:table-cell office:value-type="float" office:value="0.12999999999999901" table:style-name="ce51">
            <text:p>0.13</text:p>
          </table:table-cell>
          <table:table-cell office:value-type="float" office:value="13.32" table:style-name="ce50">
            <text:p>13.32</text:p>
          </table:table-cell>
          <table:table-cell office:value-type="float" office:value="13.64" table:style-name="ce50">
            <text:p>13.64</text:p>
          </table:table-cell>
          <table:table-cell office:value-type="float" office:value="12.82" table:style-name="ce50">
            <text:p>12.82</text:p>
          </table:table-cell>
          <table:table-cell office:value-type="float" office:value="0.62" table:style-name="ce51">
            <text:p>0.62</text:p>
          </table:table-cell>
          <table:table-cell office:value-type="float" office:value="-18.309999999999999" table:style-name="ce50">
            <text:p>－ <text:s text:c="2"/>18.31</text:p>
          </table:table-cell>
          <table:table-cell office:value-type="float" office:value="-0.48" table:style-name="ce51">
            <text:p>－ 0.48</text:p>
          </table:table-cell>
          <table:table-cell office:value-type="float" office:value="0.61" table:style-name="ce50">
            <text:p>0.61</text:p>
          </table:table-cell>
          <table:table-cell office:value-type="float" office:value="-0.22" table:style-name="ce51">
            <text:p>－ 0.22</text:p>
          </table:table-cell>
          <table:table-cell office:value-type="float" office:value="0.41" table:style-name="ce50">
            <text:p>0.41</text:p>
          </table:table-cell>
          <table:table-cell office:value-type="float" office:value="-6.999999999999984E-2" table:style-name="ce51">
            <text:p>－ 0.07</text:p>
          </table:table-cell>
          <table:table-cell office:value-type="float" office:value="9.67" table:style-name="ce50">
            <text:p>9.67</text:p>
          </table:table-cell>
          <table:table-cell office:value-type="float" office:value="8.7899999999999991" table:style-name="ce50">
            <text:p>8.79</text:p>
          </table:table-cell>
          <table:table-cell office:value-type="float" office:value="0.09" table:style-name="ce52">
            <text:p>0.09</text:p>
          </table:table-cell>
          <table:table-cell table:number-columns-repeated="16361" table:style-name="ce130"/>
        </table:table-row>
        <table:table-row table:style-name="ro14">
          <table:table-cell office:value-type="string" table:number-columns-spanned="1" table:number-rows-spanned="2" table:style-name="ce246">
            <text:p>本年1~12月較上年1~12月増減</text:p>
          </table:table-cell>
          <table:table-cell office:value-type="string" table:style-name="ce32">
            <text:p>實數</text:p>
          </table:table-cell>
          <table:table-cell office:value-type="float" office:value="99828" table:style-name="ce53">
            <text:p>99,828</text:p>
          </table:table-cell>
          <table:table-cell office:value-type="float" office:value="57695" table:style-name="ce54">
            <text:p>57,695</text:p>
          </table:table-cell>
          <table:table-cell office:value-type="float" office:value="11355" table:style-name="ce54">
            <text:p>11,355</text:p>
          </table:table-cell>
          <table:table-cell office:value-type="float" office:value="46340" table:style-name="ce54">
            <text:p>46,340</text:p>
          </table:table-cell>
          <table:table-cell office:value-type="float" office:value="-30368" table:style-name="ce131">
            <text:p>－ 30,368</text:p>
          </table:table-cell>
          <table:table-cell office:value-type="float" office:value="-15728" table:style-name="ce131">
            <text:p>－ 15,728</text:p>
          </table:table-cell>
          <table:table-cell office:value-type="float" office:value="-14640" table:style-name="ce131">
            <text:p>－ 14,640</text:p>
          </table:table-cell>
          <table:table-cell office:value-type="string" table:style-name="ce55">
            <text:p>…</text:p>
          </table:table-cell>
          <table:table-cell office:value-type="float" office:value="1657" table:style-name="ce132">
            <text:p>1,657</text:p>
          </table:table-cell>
          <table:table-cell office:value-type="float" office:value="887" table:style-name="ce131">
            <text:p>887</text:p>
          </table:table-cell>
          <table:table-cell office:value-type="float" office:value="770" table:style-name="ce131">
            <text:p>770</text:p>
          </table:table-cell>
          <table:table-cell office:value-type="string" table:style-name="ce55">
            <text:p>…</text:p>
          </table:table-cell>
          <table:table-cell office:value-type="float" office:value="-32025" table:style-name="ce131">
            <text:p>－ 32,025</text:p>
          </table:table-cell>
          <table:table-cell office:value-type="string" table:style-name="ce55">
            <text:p>…</text:p>
          </table:table-cell>
          <table:table-cell office:value-type="float" office:value="4252" table:style-name="ce132">
            <text:p>4,252</text:p>
          </table:table-cell>
          <table:table-cell office:value-type="string" table:style-name="ce55">
            <text:p>…</text:p>
          </table:table-cell>
          <table:table-cell office:value-type="float" office:value="-2376" table:style-name="ce131">
            <text:p>－ 2,376</text:p>
          </table:table-cell>
          <table:table-cell office:value-type="string" table:style-name="ce55">
            <text:p>…</text:p>
          </table:table-cell>
          <table:table-cell office:value-type="float" office:value="-38304" table:style-name="ce131">
            <text:p>－ 38,304</text:p>
          </table:table-cell>
          <table:table-cell office:value-type="float" office:value="-37114" table:style-name="ce131">
            <text:p>－ 37,114</text:p>
          </table:table-cell>
          <table:table-cell office:value-type="float" office:value="6351" table:style-name="ce36">
            <text:p>6,351</text:p>
          </table:table-cell>
          <table:table-cell table:number-columns-repeated="16361" table:style-name="ce130"/>
        </table:table-row>
        <table:table-row table:style-name="ro14">
          <table:covered-table-cell/>
          <table:table-cell office:value-type="string" table:style-name="ce56">
            <text:p>%<text:s/><text:span text:style-name="T3">△</text:span></text:p>
          </table:table-cell>
          <table:table-cell office:value-type="float" office:value="1.22" table:style-name="ce57">
            <text:p>1.22</text:p>
          </table:table-cell>
          <table:table-cell office:value-type="float" office:value="0.25" table:style-name="ce58">
            <text:p>0.25</text:p>
          </table:table-cell>
          <table:table-cell office:value-type="float" office:value="0.1" table:style-name="ce58">
            <text:p>0.10</text:p>
          </table:table-cell>
          <table:table-cell office:value-type="float" office:value="0.4" table:style-name="ce58">
            <text:p>0.40</text:p>
          </table:table-cell>
          <table:table-cell office:value-type="float" office:value="-13.233339579311576" table:style-name="ce133">
            <text:p>－ 13.23</text:p>
          </table:table-cell>
          <table:table-cell office:value-type="float" office:value="-13.23371028540657" table:style-name="ce133">
            <text:p>－ 13.23</text:p>
          </table:table-cell>
          <table:table-cell office:value-type="float" office:value="-13.232941346614483" table:style-name="ce133">
            <text:p>－ 13.23</text:p>
          </table:table-cell>
          <table:table-cell office:value-type="float" office:value="-1.33" table:style-name="ce133">
            <text:p>－ 1.33</text:p>
          </table:table-cell>
          <table:table-cell office:value-type="float" office:value="1.0742231816973635" table:style-name="ce133">
            <text:p>1.07</text:p>
          </table:table-cell>
          <table:table-cell office:value-type="float" office:value="0.94746736738661375" table:style-name="ce133">
            <text:p>0.95</text:p>
          </table:table-cell>
          <table:table-cell office:value-type="float" office:value="1.2699355136641763" table:style-name="ce133">
            <text:p>1.27</text:p>
          </table:table-cell>
          <table:table-cell office:value-type="float" office:value="4.9999999999999822E-2" table:style-name="ce133">
            <text:p>0.05</text:p>
          </table:table-cell>
          <table:table-cell office:value-type="float" office:value="-42.569453675395451" table:style-name="ce133">
            <text:p>－ 42.57</text:p>
          </table:table-cell>
          <table:table-cell office:value-type="float" office:value="-1.38" table:style-name="ce133">
            <text:p>－ 1.38</text:p>
          </table:table-cell>
          <table:table-cell office:value-type="float" office:value="2.9654633710874299" table:style-name="ce133">
            <text:p>2.97</text:p>
          </table:table-cell>
          <table:table-cell office:value-type="float" office:value="0.16" table:style-name="ce133">
            <text:p>0.16</text:p>
          </table:table-cell>
          <table:table-cell office:value-type="float" office:value="-4.244372990353698" table:style-name="ce133">
            <text:p>－ 4.24</text:p>
          </table:table-cell>
          <table:table-cell office:value-type="float" office:value="-0.11" table:style-name="ce133">
            <text:p>－ 0.11</text:p>
          </table:table-cell>
          <table:table-cell office:value-type="float" office:value="-3.426099681039279" table:style-name="ce133">
            <text:p>－ 3.43</text:p>
          </table:table-cell>
          <table:table-cell office:value-type="float" office:value="-3.3668805779778399" table:style-name="ce133">
            <text:p>－ 3.37</text:p>
          </table:table-cell>
          <table:table-cell office:value-type="float" office:value="1.2" table:style-name="ce59">
            <text:p>1.20</text:p>
          </table:table-cell>
          <table:table-cell table:number-columns-repeated="16361" table:style-name="ce127"/>
        </table:table-row>
        <table:table-row table:style-name="ro11">
          <table:table-cell office:value-type="string" table:style-name="ce60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60"/>
          <table:table-cell table:number-columns-repeated="8" table:style-name="ce61"/>
          <table:table-cell table:number-columns-repeated="3" table:style-name="ce126"/>
          <table:table-cell table:style-name="ce62"/>
          <table:table-cell table:style-name="ce63"/>
          <table:table-cell table:number-columns-repeated="2" table:style-name="ce126"/>
          <table:table-cell table:style-name="ce62"/>
          <table:table-cell table:style-name="ce63"/>
          <table:table-cell table:number-columns-repeated="3" table:style-name="ce126"/>
          <table:table-cell office:value-type="string" table:style-name="ce64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1<text:s/><text:span text:style-name="T2">月</text:span><text:s/>7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5">
          <table:table-cell office:value-type="string" table:style-name="ce6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6"/>
        </table:table-row>
        <table:table-row table:style-name="ro15">
          <table:table-cell office:value-type="string" table:style-name="ce65">
            <text:p><text:s text:c="14"/>3.本表出生、死亡、結婚、離婚、遷入及遷出資料係按登記日期統計。</text:p>
          </table:table-cell>
          <table:table-cell table:number-columns-repeated="16383" table:style-name="ce126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年月別.$A$2:年月別.$W$52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8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6">
          <table:table-cell table:number-columns-repeated="17" table:style-name="ce2"/>
          <table:table-cell table:style-name="ce66"/>
          <table:table-cell table:number-columns-repeated="16366" table:style-name="ce2"/>
        </table:table-row>
        <table:table-row table:style-name="ro17">
          <table:table-cell office:value-type="string" table:style-name="ce67">
            <text:p>民 國 102 年 12 月 戶 口 統 計 速 報 表 (續)</text:p>
          </table:table-cell>
          <table:table-cell table:number-columns-repeated="14" table:style-name="ce67"/>
          <table:table-cell table:style-name="ce68"/>
          <table:table-cell table:style-name="ce67"/>
          <table:table-cell table:style-name="ce69"/>
          <table:table-cell table:style-name="ce67"/>
          <table:table-cell table:number-columns-repeated="2" table:style-name="ce70"/>
          <table:table-cell table:style-name="ce69"/>
          <table:table-cell table:number-columns-repeated="16362" table:style-name="ce2"/>
        </table:table-row>
        <table:table-row table:style-name="ro18">
          <table:table-cell table:style-name="ce71"/>
          <table:table-cell table:style-name="ce72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style-name="ce73"/>
          <table:table-cell table:number-columns-repeated="16361"/>
        </table:table-row>
        <table:table-row table:style-name="ro11">
          <table:table-cell office:value-type="string" table:number-columns-spanned="1" table:number-rows-spanned="2" table:style-name="ce212">
            <text:p>區 域 別</text:p>
          </table:table-cell>
          <table:table-cell office:value-type="string" table:number-columns-spanned="1" table:number-rows-spanned="2" table:style-name="ce209">
            <text:p>戶　數</text:p>
          </table:table-cell>
          <table:table-cell table:number-columns-repeated="3" table:style-name="ce74"/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240">
            <text:p>計</text:p>
          </table:table-cell>
          <table:table-cell office:value-type="string" table:number-columns-spanned="1" table:number-rows-spanned="3" table:style-name="ce240">
            <text:p>男</text:p>
          </table:table-cell>
          <table:table-cell office:value-type="string" table:number-columns-spanned="1" table:number-rows-spanned="3" table:style-name="ce240">
            <text:p>女</text:p>
          </table:table-cell>
          <table:table-cell office:value-type="string" table:style-name="ce76">
            <text:p>折合年</text:p>
          </table:table-cell>
          <table:table-cell table:style-name="ce77"/>
          <table:table-cell office:value-type="string" table:style-name="ce77">
            <text:p>折合年自</text:p>
          </table:table-cell>
          <table:table-cell table:style-name="ce78"/>
          <table:table-cell office:value-type="string" table:style-name="ce76">
            <text:p>折合年</text:p>
          </table:table-cell>
          <table:table-cell table:style-name="ce77"/>
          <table:table-cell office:value-type="string" table:style-name="ce75">
            <text:p>折合年</text:p>
          </table:table-cell>
          <table:covered-table-cell/>
          <table:covered-table-cell/>
          <table:covered-table-cell/>
          <table:table-cell table:style-name="ce73"/>
          <table:table-cell table:number-columns-repeated="16361"/>
        </table:table-row>
        <table:table-row table:style-name="ro11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79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61"/>
        </table:table-row>
        <table:table-row table:style-name="ro11">
          <table:table-cell table:style-name="ce81"/>
          <table:table-cell table:style-name="ce82"/>
          <table:table-cell table:style-name="ce83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4"/>
          <table:table-cell table:number-columns-repeated="16361"/>
        </table:table-row>
        <table:table-row table:style-name="ro19">
          <table:table-cell office:value-type="string" table:style-name="ce85">
            <text:p>總 <text:s text:c="7"/>計</text:p>
          </table:table-cell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7451" table:style-name="ce20">
            <text:p>17,451</text:p>
          </table:table-cell>
          <table:table-cell office:value-type="float" office:value="8988" table:style-name="ce20">
            <text:p>8,988</text:p>
          </table:table-cell>
          <table:table-cell office:value-type="float" office:value="8463" table:style-name="ce20">
            <text:p>8,463</text:p>
          </table:table-cell>
          <table:table-cell office:value-type="float" office:value="8.7899999999999991" table:style-name="ce86">
            <text:p><text:s text:c="3"/>8.79</text:p>
          </table:table-cell>
          <table:table-cell office:value-type="float" office:value="13845" table:style-name="ce20">
            <text:p>13,845</text:p>
          </table:table-cell>
          <table:table-cell office:value-type="float" office:value="8363" table:style-name="ce20">
            <text:p>8,363</text:p>
          </table:table-cell>
          <table:table-cell office:value-type="float" office:value="5482" table:style-name="ce20">
            <text:p>5,482</text:p>
          </table:table-cell>
          <table:table-cell office:value-type="float" office:value="6.98" table:style-name="ce86">
            <text:p><text:s text:c="3"/>6.98</text:p>
          </table:table-cell>
          <table:table-cell office:value-type="float" office:value="3606" table:style-name="ce20">
            <text:p>3,606</text:p>
          </table:table-cell>
          <table:table-cell office:value-type="float" office:value="1.82" table:style-name="ce87">
            <text:p><text:s text:c="4"/>1.82</text:p>
          </table:table-cell>
          <table:table-cell office:value-type="float" office:value="15472" table:style-name="ce20">
            <text:p>15,472</text:p>
          </table:table-cell>
          <table:table-cell office:value-type="float" office:value="7.79" table:style-name="ce86">
            <text:p><text:s text:c="3"/>7.79</text:p>
          </table:table-cell>
          <table:table-cell office:value-type="float" office:value="4391" table:style-name="ce20">
            <text:p>4,391</text:p>
          </table:table-cell>
          <table:table-cell office:value-type="float" office:value="2.21" table:style-name="ce86">
            <text:p><text:s text:c="3"/>2.21</text:p>
          </table:table-cell>
          <table:table-cell office:value-type="float" office:value="84424" table:style-name="ce20">
            <text:p>84,424</text:p>
          </table:table-cell>
          <table:table-cell office:value-type="float" office:value="81833" table:style-name="ce20">
            <text:p>81,833</text:p>
          </table:table-cell>
          <table:table-cell office:value-type="float" office:value="533601" table:style-name="ce88">
            <text:p>533,601</text:p>
          </table:table-cell>
          <table:table-cell table:number-columns-repeated="16362" table:style-name="ce2"/>
        </table:table-row>
        <table:table-row table:style-name="ro20">
          <table:table-cell office:value-type="string" table:style-name="ce89">
            <text:p>新 <text:s/>北 <text:s/>市</text:p>
          </table:table-cell>
          <table:table-cell office:value-type="float" office:value="1477857" table:style-name="ce90">
            <text:p>1,477,857</text:p>
          </table:table-cell>
          <table:table-cell office:value-type="float" office:value="3954929" table:style-name="ce90">
            <text:p>3,954,929</text:p>
          </table:table-cell>
          <table:table-cell office:value-type="float" office:value="1950060" table:style-name="ce90">
            <text:p>1,950,060</text:p>
          </table:table-cell>
          <table:table-cell office:value-type="float" office:value="2004869" table:style-name="ce90">
            <text:p>2,004,869</text:p>
          </table:table-cell>
          <table:table-cell office:value-type="float" office:value="3073" table:style-name="ce90">
            <text:p>3,073</text:p>
          </table:table-cell>
          <table:table-cell office:value-type="float" office:value="1557" table:style-name="ce90">
            <text:p>1,557</text:p>
          </table:table-cell>
          <table:table-cell office:value-type="float" office:value="1516" table:style-name="ce90">
            <text:p>1,516</text:p>
          </table:table-cell>
          <table:table-cell office:value-type="float" office:value="9.15" table:style-name="ce91">
            <text:p><text:s text:c="3"/>9.15</text:p>
          </table:table-cell>
          <table:table-cell office:value-type="float" office:value="1794" table:style-name="ce90">
            <text:p>1,794</text:p>
          </table:table-cell>
          <table:table-cell office:value-type="float" office:value="1087" table:style-name="ce90">
            <text:p>1,087</text:p>
          </table:table-cell>
          <table:table-cell office:value-type="float" office:value="707" table:style-name="ce90">
            <text:p>707</text:p>
          </table:table-cell>
          <table:table-cell office:value-type="float" office:value="5.34" table:style-name="ce91">
            <text:p><text:s text:c="3"/>5.34</text:p>
          </table:table-cell>
          <table:table-cell office:value-type="float" office:value="1279" table:style-name="ce90">
            <text:p>1,279</text:p>
          </table:table-cell>
          <table:table-cell office:value-type="float" office:value="3.81" table:style-name="ce91">
            <text:p><text:s text:c="3"/>3.81</text:p>
          </table:table-cell>
          <table:table-cell office:value-type="float" office:value="2866" table:style-name="ce90">
            <text:p>2,866</text:p>
          </table:table-cell>
          <table:table-cell office:value-type="float" office:value="8.5299999999999994" table:style-name="ce91">
            <text:p><text:s text:c="3"/>8.53</text:p>
          </table:table-cell>
          <table:table-cell office:value-type="float" office:value="832" table:style-name="ce90">
            <text:p>832</text:p>
          </table:table-cell>
          <table:table-cell office:value-type="float" office:value="2.48" table:style-name="ce91">
            <text:p><text:s text:c="3"/>2.48</text:p>
          </table:table-cell>
          <table:table-cell office:value-type="float" office:value="14419" table:style-name="ce90">
            <text:p>14,419</text:p>
          </table:table-cell>
          <table:table-cell office:value-type="float" office:value="14627" table:style-name="ce90">
            <text:p>14,627</text:p>
          </table:table-cell>
          <table:table-cell office:value-type="float" office:value="52892" table:style-name="ce92">
            <text:p>52,892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89">
            <text:p>臺 <text:s/>北 <text:s/>市</text:p>
          </table:table-cell>
          <table:table-cell office:value-type="float" office:value="1026738" table:style-name="ce90">
            <text:p>1,026,738</text:p>
          </table:table-cell>
          <table:table-cell office:value-type="float" office:value="2686516" table:style-name="ce90">
            <text:p>2,686,516</text:p>
          </table:table-cell>
          <table:table-cell office:value-type="float" office:value="1289945" table:style-name="ce90">
            <text:p>1,289,945</text:p>
          </table:table-cell>
          <table:table-cell office:value-type="float" office:value="1396571" table:style-name="ce90">
            <text:p>1,396,571</text:p>
          </table:table-cell>
          <table:table-cell office:value-type="float" office:value="2332" table:style-name="ce90">
            <text:p>2,332</text:p>
          </table:table-cell>
          <table:table-cell office:value-type="float" office:value="1183" table:style-name="ce90">
            <text:p>1,183</text:p>
          </table:table-cell>
          <table:table-cell office:value-type="float" office:value="1149" table:style-name="ce90">
            <text:p>1,149</text:p>
          </table:table-cell>
          <table:table-cell office:value-type="float" office:value="10.220000000000001" table:style-name="ce91">
            <text:p><text:s text:c="3"/>10.22</text:p>
          </table:table-cell>
          <table:table-cell office:value-type="float" office:value="1480" table:style-name="ce90">
            <text:p>1,480</text:p>
          </table:table-cell>
          <table:table-cell office:value-type="float" office:value="871" table:style-name="ce90">
            <text:p>871</text:p>
          </table:table-cell>
          <table:table-cell office:value-type="float" office:value="609" table:style-name="ce90">
            <text:p>609</text:p>
          </table:table-cell>
          <table:table-cell office:value-type="float" office:value="6.49" table:style-name="ce91">
            <text:p><text:s text:c="3"/>6.49</text:p>
          </table:table-cell>
          <table:table-cell office:value-type="float" office:value="852" table:style-name="ce90">
            <text:p>852</text:p>
          </table:table-cell>
          <table:table-cell office:value-type="float" office:value="3.74" table:style-name="ce91">
            <text:p><text:s text:c="3"/>3.74</text:p>
          </table:table-cell>
          <table:table-cell office:value-type="float" office:value="1890" table:style-name="ce90">
            <text:p>1,890</text:p>
          </table:table-cell>
          <table:table-cell office:value-type="float" office:value="8.2899999999999991" table:style-name="ce91">
            <text:p><text:s text:c="3"/>8.29</text:p>
          </table:table-cell>
          <table:table-cell office:value-type="float" office:value="456" table:style-name="ce90">
            <text:p>456</text:p>
          </table:table-cell>
          <table:table-cell office:value-type="float" office:value="2" table:style-name="ce91">
            <text:p><text:s text:c="3"/>2.00</text:p>
          </table:table-cell>
          <table:table-cell office:value-type="float" office:value="12273" table:style-name="ce90">
            <text:p>12,273</text:p>
          </table:table-cell>
          <table:table-cell office:value-type="float" office:value="11176" table:style-name="ce90">
            <text:p>11,176</text:p>
          </table:table-cell>
          <table:table-cell office:value-type="float" office:value="15235" table:style-name="ce92">
            <text:p>15,235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89">
            <text:p>臺 <text:s/>中 <text:s/>市</text:p>
          </table:table-cell>
          <table:table-cell office:value-type="float" office:value="897191" table:style-name="ce90">
            <text:p>897,191</text:p>
          </table:table-cell>
          <table:table-cell office:value-type="float" office:value="2701661" table:style-name="ce90">
            <text:p>2,701,661</text:p>
          </table:table-cell>
          <table:table-cell office:value-type="float" office:value="1339733" table:style-name="ce90">
            <text:p>1,339,733</text:p>
          </table:table-cell>
          <table:table-cell office:value-type="float" office:value="1361928" table:style-name="ce90">
            <text:p>1,361,928</text:p>
          </table:table-cell>
          <table:table-cell office:value-type="float" office:value="2218" table:style-name="ce90">
            <text:p>2,218</text:p>
          </table:table-cell>
          <table:table-cell office:value-type="float" office:value="1136" table:style-name="ce90">
            <text:p>1,136</text:p>
          </table:table-cell>
          <table:table-cell office:value-type="float" office:value="1082" table:style-name="ce90">
            <text:p>1,082</text:p>
          </table:table-cell>
          <table:table-cell office:value-type="float" office:value="9.67" table:style-name="ce91">
            <text:p><text:s text:c="3"/>9.67</text:p>
          </table:table-cell>
          <table:table-cell office:value-type="float" office:value="1329" table:style-name="ce90">
            <text:p>1,329</text:p>
          </table:table-cell>
          <table:table-cell office:value-type="float" office:value="808" table:style-name="ce90">
            <text:p>808</text:p>
          </table:table-cell>
          <table:table-cell office:value-type="float" office:value="521" table:style-name="ce90">
            <text:p>521</text:p>
          </table:table-cell>
          <table:table-cell office:value-type="float" office:value="5.79" table:style-name="ce91">
            <text:p><text:s text:c="3"/>5.79</text:p>
          </table:table-cell>
          <table:table-cell office:value-type="float" office:value="889" table:style-name="ce90">
            <text:p>889</text:p>
          </table:table-cell>
          <table:table-cell office:value-type="float" office:value="3.88" table:style-name="ce91">
            <text:p><text:s text:c="3"/>3.88</text:p>
          </table:table-cell>
          <table:table-cell office:value-type="float" office:value="1879" table:style-name="ce90">
            <text:p>1,879</text:p>
          </table:table-cell>
          <table:table-cell office:value-type="float" office:value="8.19" table:style-name="ce91">
            <text:p><text:s text:c="3"/>8.19</text:p>
          </table:table-cell>
          <table:table-cell office:value-type="float" office:value="520" table:style-name="ce90">
            <text:p>520</text:p>
          </table:table-cell>
          <table:table-cell office:value-type="float" office:value="2.27" table:style-name="ce91">
            <text:p><text:s text:c="3"/>2.27</text:p>
          </table:table-cell>
          <table:table-cell office:value-type="float" office:value="10844" table:style-name="ce90">
            <text:p>10,844</text:p>
          </table:table-cell>
          <table:table-cell office:value-type="float" office:value="10372" table:style-name="ce90">
            <text:p>10,372</text:p>
          </table:table-cell>
          <table:table-cell office:value-type="float" office:value="30460" table:style-name="ce92">
            <text:p>30,460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89">
            <text:p>臺 <text:s/>南 <text:s/>市</text:p>
          </table:table-cell>
          <table:table-cell office:value-type="float" office:value="663131" table:style-name="ce90">
            <text:p>663,131</text:p>
          </table:table-cell>
          <table:table-cell office:value-type="float" office:value="1883208" table:style-name="ce90">
            <text:p>1,883,208</text:p>
          </table:table-cell>
          <table:table-cell office:value-type="float" office:value="944555" table:style-name="ce90">
            <text:p>944,555</text:p>
          </table:table-cell>
          <table:table-cell office:value-type="float" office:value="938653" table:style-name="ce90">
            <text:p>938,653</text:p>
          </table:table-cell>
          <table:table-cell office:value-type="float" office:value="1340" table:style-name="ce90">
            <text:p>1,340</text:p>
          </table:table-cell>
          <table:table-cell office:value-type="float" office:value="685" table:style-name="ce90">
            <text:p>685</text:p>
          </table:table-cell>
          <table:table-cell office:value-type="float" office:value="655" table:style-name="ce90">
            <text:p>655</text:p>
          </table:table-cell>
          <table:table-cell office:value-type="float" office:value="8.3800000000000008" table:style-name="ce91">
            <text:p><text:s text:c="3"/>8.38</text:p>
          </table:table-cell>
          <table:table-cell office:value-type="float" office:value="1258" table:style-name="ce90">
            <text:p>1,258</text:p>
          </table:table-cell>
          <table:table-cell office:value-type="float" office:value="767" table:style-name="ce90">
            <text:p>767</text:p>
          </table:table-cell>
          <table:table-cell office:value-type="float" office:value="491" table:style-name="ce90">
            <text:p>491</text:p>
          </table:table-cell>
          <table:table-cell office:value-type="float" office:value="7.87" table:style-name="ce91">
            <text:p><text:s text:c="3"/>7.87</text:p>
          </table:table-cell>
          <table:table-cell office:value-type="float" office:value="82" table:style-name="ce93">
            <text:p><text:s text:c="3"/>82</text:p>
          </table:table-cell>
          <table:table-cell office:value-type="float" office:value="0.51" table:style-name="ce94">
            <text:p><text:s text:c="4"/>0.51</text:p>
          </table:table-cell>
          <table:table-cell office:value-type="float" office:value="1197" table:style-name="ce90">
            <text:p>1,197</text:p>
          </table:table-cell>
          <table:table-cell office:value-type="float" office:value="7.48" table:style-name="ce91">
            <text:p><text:s text:c="3"/>7.48</text:p>
          </table:table-cell>
          <table:table-cell office:value-type="float" office:value="332" table:style-name="ce90">
            <text:p>332</text:p>
          </table:table-cell>
          <table:table-cell office:value-type="float" office:value="2.08" table:style-name="ce91">
            <text:p><text:s text:c="3"/>2.08</text:p>
          </table:table-cell>
          <table:table-cell office:value-type="float" office:value="6298" table:style-name="ce90">
            <text:p>6,298</text:p>
          </table:table-cell>
          <table:table-cell office:value-type="float" office:value="6286" table:style-name="ce90">
            <text:p>6,286</text:p>
          </table:table-cell>
          <table:table-cell office:value-type="float" office:value="6749" table:style-name="ce92">
            <text:p>6,749</text:p>
          </table:table-cell>
          <table:table-cell table:number-columns-repeated="16362" table:style-name="ce2"/>
        </table:table-row>
        <table:table-row table:style-name="ro21">
          <table:table-cell office:value-type="string" table:style-name="ce89">
            <text:p>高 <text:s/>雄 <text:s/>市</text:p>
          </table:table-cell>
          <table:table-cell office:value-type="float" office:value="1056421" table:style-name="ce90">
            <text:p>1,056,421</text:p>
          </table:table-cell>
          <table:table-cell office:value-type="float" office:value="2779877" table:style-name="ce90">
            <text:p>2,779,877</text:p>
          </table:table-cell>
          <table:table-cell office:value-type="float" office:value="1385895" table:style-name="ce90">
            <text:p>1,385,895</text:p>
          </table:table-cell>
          <table:table-cell office:value-type="float" office:value="1393982" table:style-name="ce90">
            <text:p>1,393,982</text:p>
          </table:table-cell>
          <table:table-cell office:value-type="float" office:value="1908" table:style-name="ce90">
            <text:p>1,908</text:p>
          </table:table-cell>
          <table:table-cell office:value-type="float" office:value="996" table:style-name="ce90">
            <text:p>996</text:p>
          </table:table-cell>
          <table:table-cell office:value-type="float" office:value="912" table:style-name="ce90">
            <text:p>912</text:p>
          </table:table-cell>
          <table:table-cell office:value-type="float" office:value="8.08" table:style-name="ce91">
            <text:p><text:s text:c="3"/>8.08</text:p>
          </table:table-cell>
          <table:table-cell office:value-type="float" office:value="1722" table:style-name="ce90">
            <text:p>1,722</text:p>
          </table:table-cell>
          <table:table-cell office:value-type="float" office:value="1048" table:style-name="ce90">
            <text:p>1,048</text:p>
          </table:table-cell>
          <table:table-cell office:value-type="float" office:value="674" table:style-name="ce90">
            <text:p>674</text:p>
          </table:table-cell>
          <table:table-cell office:value-type="float" office:value="7.29" table:style-name="ce91">
            <text:p><text:s text:c="3"/>7.29</text:p>
          </table:table-cell>
          <table:table-cell office:value-type="float" office:value="186" table:style-name="ce90">
            <text:p>186</text:p>
          </table:table-cell>
          <table:table-cell office:value-type="float" office:value="0.79" table:style-name="ce95">
            <text:p><text:s text:c="4"/>0.79</text:p>
          </table:table-cell>
          <table:table-cell office:value-type="float" office:value="1874" table:style-name="ce90">
            <text:p>1,874</text:p>
          </table:table-cell>
          <table:table-cell office:value-type="float" office:value="7.94" table:style-name="ce91">
            <text:p><text:s text:c="3"/>7.94</text:p>
          </table:table-cell>
          <table:table-cell office:value-type="float" office:value="532" table:style-name="ce90">
            <text:p>532</text:p>
          </table:table-cell>
          <table:table-cell office:value-type="float" office:value="2.25" table:style-name="ce91">
            <text:p><text:s text:c="3"/>2.25</text:p>
          </table:table-cell>
          <table:table-cell office:value-type="float" office:value="10183" table:style-name="ce90">
            <text:p>10,183</text:p>
          </table:table-cell>
          <table:table-cell office:value-type="float" office:value="10055" table:style-name="ce90">
            <text:p>10,055</text:p>
          </table:table-cell>
          <table:table-cell office:value-type="float" office:value="31878" table:style-name="ce92">
            <text:p>31,878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6">
            <text:p><text:s/>臺 <text:s/>灣 <text:s/>省<text:s/></text:p>
          </table:table-cell>
          <table:table-cell office:value-type="float" office:value="3125941" table:style-name="ce90">
            <text:p>3,125,941</text:p>
          </table:table-cell>
          <table:table-cell office:value-type="float" office:value="9234448" table:style-name="ce90">
            <text:p>9,234,448</text:p>
          </table:table-cell>
          <table:table-cell office:value-type="float" office:value="4706876" table:style-name="ce90">
            <text:p>4,706,876</text:p>
          </table:table-cell>
          <table:table-cell office:value-type="float" office:value="4527572" table:style-name="ce90">
            <text:p>4,527,572</text:p>
          </table:table-cell>
          <table:table-cell office:value-type="float" office:value="6461" table:style-name="ce90">
            <text:p>6,461</text:p>
          </table:table-cell>
          <table:table-cell office:value-type="float" office:value="3377" table:style-name="ce90">
            <text:p>3,377</text:p>
          </table:table-cell>
          <table:table-cell office:value-type="float" office:value="3084" table:style-name="ce90">
            <text:p>3,084</text:p>
          </table:table-cell>
          <table:table-cell office:value-type="float" office:value="8.24" table:style-name="ce91">
            <text:p><text:s text:c="3"/>8.24</text:p>
          </table:table-cell>
          <table:table-cell office:value-type="float" office:value="6212" table:style-name="ce90">
            <text:p>6,212</text:p>
          </table:table-cell>
          <table:table-cell office:value-type="float" office:value="3753" table:style-name="ce90">
            <text:p>3,753</text:p>
          </table:table-cell>
          <table:table-cell office:value-type="float" office:value="2459" table:style-name="ce90">
            <text:p>2,459</text:p>
          </table:table-cell>
          <table:table-cell office:value-type="float" office:value="7.92" table:style-name="ce91">
            <text:p><text:s text:c="3"/>7.92</text:p>
          </table:table-cell>
          <table:table-cell office:value-type="float" office:value="249" table:style-name="ce97">
            <text:p><text:s text:c="3"/>249</text:p>
          </table:table-cell>
          <table:table-cell office:value-type="float" office:value="0.32" table:style-name="ce94">
            <text:p><text:s text:c="4"/>0.32</text:p>
          </table:table-cell>
          <table:table-cell office:value-type="float" office:value="5706" table:style-name="ce90">
            <text:p>5,706</text:p>
          </table:table-cell>
          <table:table-cell office:value-type="float" office:value="7.28" table:style-name="ce91">
            <text:p><text:s text:c="3"/>7.28</text:p>
          </table:table-cell>
          <table:table-cell office:value-type="float" office:value="1708" table:style-name="ce90">
            <text:p>1,708</text:p>
          </table:table-cell>
          <table:table-cell office:value-type="float" office:value="2.1800000000000002" table:style-name="ce91">
            <text:p><text:s text:c="3"/>2.18</text:p>
          </table:table-cell>
          <table:table-cell office:value-type="float" office:value="29381" table:style-name="ce90">
            <text:p>29,381</text:p>
          </table:table-cell>
          <table:table-cell office:value-type="float" office:value="28952" table:style-name="ce90">
            <text:p>28,952</text:p>
          </table:table-cell>
          <table:table-cell office:value-type="float" office:value="395421" table:style-name="ce92">
            <text:p>395,42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8">
            <text:p>宜 蘭 縣</text:p>
          </table:table-cell>
          <table:table-cell office:value-type="float" office:value="160883" table:style-name="ce99">
            <text:p><text:s text:c="3"/>160,883</text:p>
          </table:table-cell>
          <table:table-cell office:value-type="float" office:value="458456" table:style-name="ce99">
            <text:p><text:s text:c="3"/>458,456</text:p>
          </table:table-cell>
          <table:table-cell office:value-type="float" office:value="233000" table:style-name="ce99">
            <text:p><text:s text:c="3"/>233,000</text:p>
          </table:table-cell>
          <table:table-cell office:value-type="float" office:value="225456" table:style-name="ce99">
            <text:p><text:s text:c="3"/>225,456</text:p>
          </table:table-cell>
          <table:table-cell office:value-type="float" office:value="306" table:style-name="ce100">
            <text:p>306</text:p>
          </table:table-cell>
          <table:table-cell office:value-type="float" office:value="154" table:style-name="ce100">
            <text:p>154</text:p>
          </table:table-cell>
          <table:table-cell office:value-type="float" office:value="152" table:style-name="ce100">
            <text:p>152</text:p>
          </table:table-cell>
          <table:table-cell office:value-type="float" office:value="7.86" table:style-name="ce101">
            <text:p><text:s text:c="3"/>7.86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201" table:style-name="ce100">
            <text:p>201</text:p>
          </table:table-cell>
          <table:table-cell office:value-type="float" office:value="128" table:style-name="ce100">
            <text:p>128</text:p>
          </table:table-cell>
          <table:table-cell office:value-type="float" office:value="8.4499999999999993" table:style-name="ce101">
            <text:p><text:s text:c="3"/>8.45</text:p>
          </table:table-cell>
          <table:table-cell office:value-type="float" office:value="-23" table:style-name="ce102">
            <text:p>－ <text:s text:c="2"/>23</text:p>
          </table:table-cell>
          <table:table-cell office:value-type="float" office:value="-0.59" table:style-name="ce103">
            <text:p>－ <text:s/>0.59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6.27" table:style-name="ce101">
            <text:p><text:s text:c="3"/>6.27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1.82" table:style-name="ce101">
            <text:p><text:s text:c="3"/>1.82</text:p>
          </table:table-cell>
          <table:table-cell office:value-type="float" office:value="1617" table:style-name="ce100">
            <text:p>1,617</text:p>
          </table:table-cell>
          <table:table-cell office:value-type="float" office:value="1652" table:style-name="ce100">
            <text:p>1,652</text:p>
          </table:table-cell>
          <table:table-cell office:value-type="float" office:value="16132" table:style-name="ce104">
            <text:p><text:s text:c="3"/>16,13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桃 園 縣</text:p>
          </table:table-cell>
          <table:table-cell office:value-type="float" office:value="716582" table:style-name="ce99">
            <text:p><text:s text:c="3"/>716,582</text:p>
          </table:table-cell>
          <table:table-cell office:value-type="float" office:value="2044023" table:style-name="ce99">
            <text:p><text:s text:c="3"/>2,044,023</text:p>
          </table:table-cell>
          <table:table-cell office:value-type="float" office:value="1026657" table:style-name="ce99">
            <text:p><text:s text:c="3"/>1,026,657</text:p>
          </table:table-cell>
          <table:table-cell office:value-type="float" office:value="1017366" table:style-name="ce99">
            <text:p><text:s text:c="3"/>1,017,366</text:p>
          </table:table-cell>
          <table:table-cell office:value-type="float" office:value="1426" table:style-name="ce99">
            <text:p><text:s text:c="3"/>1,426</text:p>
          </table:table-cell>
          <table:table-cell office:value-type="float" office:value="749" table:style-name="ce100">
            <text:p>749</text:p>
          </table:table-cell>
          <table:table-cell office:value-type="float" office:value="677" table:style-name="ce100">
            <text:p>677</text:p>
          </table:table-cell>
          <table:table-cell office:value-type="float" office:value="8.2200000000000006" table:style-name="ce101">
            <text:p><text:s text:c="3"/>8.22</text:p>
          </table:table-cell>
          <table:table-cell office:value-type="float" office:value="1005" table:style-name="ce99">
            <text:p><text:s text:c="3"/>1,005</text:p>
          </table:table-cell>
          <table:table-cell office:value-type="float" office:value="646" table:style-name="ce100">
            <text:p>646</text:p>
          </table:table-cell>
          <table:table-cell office:value-type="float" office:value="359" table:style-name="ce100">
            <text:p>359</text:p>
          </table:table-cell>
          <table:table-cell office:value-type="float" office:value="5.79" table:style-name="ce101">
            <text:p><text:s text:c="3"/>5.79</text:p>
          </table:table-cell>
          <table:table-cell office:value-type="float" office:value="421" table:style-name="ce105">
            <text:p><text:s text:c="3"/>421</text:p>
          </table:table-cell>
          <table:table-cell office:value-type="float" office:value="2.4300000000000002" table:style-name="ce106">
            <text:p><text:s text:c="4"/>2.43</text:p>
          </table:table-cell>
          <table:table-cell office:value-type="float" office:value="1360" table:style-name="ce99">
            <text:p><text:s text:c="3"/>1,360</text:p>
          </table:table-cell>
          <table:table-cell office:value-type="float" office:value="7.84" table:style-name="ce101">
            <text:p><text:s text:c="3"/>7.84</text:p>
          </table:table-cell>
          <table:table-cell office:value-type="float" office:value="478" table:style-name="ce99">
            <text:p><text:s text:c="3"/>478</text:p>
          </table:table-cell>
          <table:table-cell office:value-type="float" office:value="2.75" table:style-name="ce101">
            <text:p><text:s text:c="3"/>2.75</text:p>
          </table:table-cell>
          <table:table-cell office:value-type="float" office:value="8452" table:style-name="ce100">
            <text:p>8,452</text:p>
          </table:table-cell>
          <table:table-cell office:value-type="float" office:value="7518" table:style-name="ce100">
            <text:p>7,518</text:p>
          </table:table-cell>
          <table:table-cell office:value-type="float" office:value="64212" table:style-name="ce104">
            <text:p><text:s text:c="3"/>64,21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新 竹 縣</text:p>
          </table:table-cell>
          <table:table-cell office:value-type="float" office:value="174836" table:style-name="ce99">
            <text:p><text:s text:c="3"/>174,836</text:p>
          </table:table-cell>
          <table:table-cell office:value-type="float" office:value="530486" table:style-name="ce99">
            <text:p><text:s text:c="3"/>530,486</text:p>
          </table:table-cell>
          <table:table-cell office:value-type="float" office:value="271904" table:style-name="ce99">
            <text:p><text:s text:c="3"/>271,904</text:p>
          </table:table-cell>
          <table:table-cell office:value-type="float" office:value="258582" table:style-name="ce99">
            <text:p><text:s text:c="3"/>258,582</text:p>
          </table:table-cell>
          <table:table-cell office:value-type="float" office:value="457" table:style-name="ce99">
            <text:p><text:s text:c="3"/>457</text:p>
          </table:table-cell>
          <table:table-cell office:value-type="float" office:value="243" table:style-name="ce100">
            <text:p>243</text:p>
          </table:table-cell>
          <table:table-cell office:value-type="float" office:value="214" table:style-name="ce100">
            <text:p>214</text:p>
          </table:table-cell>
          <table:table-cell office:value-type="float" office:value="10.15" table:style-name="ce101">
            <text:p><text:s text:c="3"/>10.15</text:p>
          </table:table-cell>
          <table:table-cell office:value-type="float" office:value="305" table:style-name="ce99">
            <text:p><text:s text:c="3"/>305</text:p>
          </table:table-cell>
          <table:table-cell office:value-type="float" office:value="191" table:style-name="ce100">
            <text:p>191</text:p>
          </table:table-cell>
          <table:table-cell office:value-type="float" office:value="114" table:style-name="ce100">
            <text:p>114</text:p>
          </table:table-cell>
          <table:table-cell office:value-type="float" office:value="6.77" table:style-name="ce101">
            <text:p><text:s text:c="3"/>6.77</text:p>
          </table:table-cell>
          <table:table-cell office:value-type="float" office:value="152" table:style-name="ce105">
            <text:p><text:s text:c="3"/>152</text:p>
          </table:table-cell>
          <table:table-cell office:value-type="float" office:value="3.38" table:style-name="ce106">
            <text:p><text:s text:c="4"/>3.38</text:p>
          </table:table-cell>
          <table:table-cell office:value-type="float" office:value="361" table:style-name="ce99">
            <text:p><text:s text:c="3"/>361</text:p>
          </table:table-cell>
          <table:table-cell office:value-type="float" office:value="8.02" table:style-name="ce101">
            <text:p><text:s text:c="3"/>8.02</text:p>
          </table:table-cell>
          <table:table-cell office:value-type="float" office:value="108" table:style-name="ce99">
            <text:p><text:s text:c="3"/>108</text:p>
          </table:table-cell>
          <table:table-cell office:value-type="float" office:value="2.4" table:style-name="ce101">
            <text:p><text:s text:c="3"/>2.40</text:p>
          </table:table-cell>
          <table:table-cell office:value-type="float" office:value="1993" table:style-name="ce100">
            <text:p>1,993</text:p>
          </table:table-cell>
          <table:table-cell office:value-type="float" office:value="1663" table:style-name="ce100">
            <text:p>1,663</text:p>
          </table:table-cell>
          <table:table-cell office:value-type="float" office:value="20660" table:style-name="ce104">
            <text:p><text:s text:c="3"/>20,66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苗 栗 縣</text:p>
          </table:table-cell>
          <table:table-cell office:value-type="float" office:value="180916" table:style-name="ce99">
            <text:p><text:s text:c="3"/>180,916</text:p>
          </table:table-cell>
          <table:table-cell office:value-type="float" office:value="565554" table:style-name="ce99">
            <text:p><text:s text:c="3"/>565,554</text:p>
          </table:table-cell>
          <table:table-cell office:value-type="float" office:value="292024" table:style-name="ce99">
            <text:p><text:s text:c="3"/>292,024</text:p>
          </table:table-cell>
          <table:table-cell office:value-type="float" office:value="273530" table:style-name="ce99">
            <text:p><text:s text:c="3"/>273,530</text:p>
          </table:table-cell>
          <table:table-cell office:value-type="float" office:value="509" table:style-name="ce99">
            <text:p><text:s text:c="3"/>509</text:p>
          </table:table-cell>
          <table:table-cell office:value-type="float" office:value="270" table:style-name="ce100">
            <text:p>270</text:p>
          </table:table-cell>
          <table:table-cell office:value-type="float" office:value="239" table:style-name="ce100">
            <text:p>239</text:p>
          </table:table-cell>
          <table:table-cell office:value-type="float" office:value="10.6" table:style-name="ce101">
            <text:p><text:s text:c="3"/>10.60</text:p>
          </table:table-cell>
          <table:table-cell office:value-type="float" office:value="377" table:style-name="ce99">
            <text:p><text:s text:c="3"/>377</text:p>
          </table:table-cell>
          <table:table-cell office:value-type="float" office:value="216" table:style-name="ce100">
            <text:p>216</text:p>
          </table:table-cell>
          <table:table-cell office:value-type="float" office:value="161" table:style-name="ce100">
            <text:p>161</text:p>
          </table:table-cell>
          <table:table-cell office:value-type="float" office:value="7.85" table:style-name="ce101">
            <text:p><text:s text:c="3"/>7.85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2.75" table:style-name="ce106">
            <text:p><text:s text:c="4"/>2.75</text:p>
          </table:table-cell>
          <table:table-cell office:value-type="float" office:value="388" table:style-name="ce99">
            <text:p><text:s text:c="3"/>388</text:p>
          </table:table-cell>
          <table:table-cell office:value-type="float" office:value="8.08" table:style-name="ce101">
            <text:p><text:s text:c="3"/>8.08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1.77" table:style-name="ce101">
            <text:p><text:s text:c="3"/>1.77</text:p>
          </table:table-cell>
          <table:table-cell office:value-type="float" office:value="1440" table:style-name="ce100">
            <text:p>1,440</text:p>
          </table:table-cell>
          <table:table-cell office:value-type="float" office:value="1387" table:style-name="ce100">
            <text:p>1,387</text:p>
          </table:table-cell>
          <table:table-cell office:value-type="float" office:value="10976" table:style-name="ce104">
            <text:p><text:s text:c="3"/>10,976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8">
            <text:p>彰 化 縣</text:p>
          </table:table-cell>
          <table:table-cell office:value-type="float" office:value="375940" table:style-name="ce99">
            <text:p><text:s text:c="3"/>375,940</text:p>
          </table:table-cell>
          <table:table-cell office:value-type="float" office:value="1296013" table:style-name="ce99">
            <text:p><text:s text:c="3"/>1,296,013</text:p>
          </table:table-cell>
          <table:table-cell office:value-type="float" office:value="663500" table:style-name="ce99">
            <text:p><text:s text:c="3"/>663,500</text:p>
          </table:table-cell>
          <table:table-cell office:value-type="float" office:value="632513" table:style-name="ce99">
            <text:p><text:s text:c="3"/>632,513</text:p>
          </table:table-cell>
          <table:table-cell office:value-type="float" office:value="1035" table:style-name="ce99">
            <text:p><text:s text:c="3"/>1,035</text:p>
          </table:table-cell>
          <table:table-cell office:value-type="float" office:value="559" table:style-name="ce100">
            <text:p>559</text:p>
          </table:table-cell>
          <table:table-cell office:value-type="float" office:value="476" table:style-name="ce100">
            <text:p>476</text:p>
          </table:table-cell>
          <table:table-cell office:value-type="float" office:value="9.4" table:style-name="ce101">
            <text:p><text:s text:c="3"/>9.40</text:p>
          </table:table-cell>
          <table:table-cell office:value-type="float" office:value="843" table:style-name="ce99">
            <text:p><text:s text:c="3"/>843</text:p>
          </table:table-cell>
          <table:table-cell office:value-type="float" office:value="495" table:style-name="ce100">
            <text:p>495</text:p>
          </table:table-cell>
          <table:table-cell office:value-type="float" office:value="348" table:style-name="ce100">
            <text:p>348</text:p>
          </table:table-cell>
          <table:table-cell office:value-type="float" office:value="7.66" table:style-name="ce101">
            <text:p><text:s text:c="3"/>7.66</text:p>
          </table:table-cell>
          <table:table-cell office:value-type="float" office:value="192" table:style-name="ce107">
            <text:p><text:s text:c="3"/>192</text:p>
          </table:table-cell>
          <table:table-cell office:value-type="float" office:value="1.74" table:style-name="ce106">
            <text:p><text:s text:c="4"/>1.74</text:p>
          </table:table-cell>
          <table:table-cell office:value-type="float" office:value="842" table:style-name="ce99">
            <text:p><text:s text:c="3"/>842</text:p>
          </table:table-cell>
          <table:table-cell office:value-type="float" office:value="7.65" table:style-name="ce101">
            <text:p><text:s text:c="3"/>7.65</text:p>
          </table:table-cell>
          <table:table-cell office:value-type="float" office:value="174" table:style-name="ce99">
            <text:p><text:s text:c="3"/>174</text:p>
          </table:table-cell>
          <table:table-cell office:value-type="float" office:value="1.58" table:style-name="ce101">
            <text:p><text:s text:c="3"/>1.58</text:p>
          </table:table-cell>
          <table:table-cell office:value-type="float" office:value="3029" table:style-name="ce100">
            <text:p>3,029</text:p>
          </table:table-cell>
          <table:table-cell office:value-type="float" office:value="3368" table:style-name="ce100">
            <text:p>3,368</text:p>
          </table:table-cell>
          <table:table-cell office:value-type="float" office:value="5221" table:style-name="ce104">
            <text:p><text:s text:c="3"/>5,221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南 投 縣</text:p>
          </table:table-cell>
          <table:table-cell office:value-type="float" office:value="175452" table:style-name="ce99">
            <text:p><text:s text:c="3"/>175,452</text:p>
          </table:table-cell>
          <table:table-cell office:value-type="float" office:value="517222" table:style-name="ce99">
            <text:p><text:s text:c="3"/>517,222</text:p>
          </table:table-cell>
          <table:table-cell office:value-type="float" office:value="265474" table:style-name="ce99">
            <text:p><text:s text:c="3"/>265,474</text:p>
          </table:table-cell>
          <table:table-cell office:value-type="float" office:value="251748" table:style-name="ce99">
            <text:p><text:s text:c="3"/>251,748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151" table:style-name="ce100">
            <text:p>151</text:p>
          </table:table-cell>
          <table:table-cell office:value-type="float" office:value="146" table:style-name="ce100">
            <text:p>146</text:p>
          </table:table-cell>
          <table:table-cell office:value-type="float" office:value="6.76" table:style-name="ce101">
            <text:p><text:s text:c="3"/>6.76</text:p>
          </table:table-cell>
          <table:table-cell office:value-type="float" office:value="418" table:style-name="ce99">
            <text:p><text:s text:c="3"/>418</text:p>
          </table:table-cell>
          <table:table-cell office:value-type="float" office:value="247" table:style-name="ce100">
            <text:p>247</text:p>
          </table:table-cell>
          <table:table-cell office:value-type="float" office:value="171" table:style-name="ce100">
            <text:p>171</text:p>
          </table:table-cell>
          <table:table-cell office:value-type="float" office:value="9.51" table:style-name="ce101">
            <text:p><text:s text:c="3"/>9.51</text:p>
          </table:table-cell>
          <table:table-cell office:value-type="float" office:value="-121" table:style-name="ce108">
            <text:p>－ 121</text:p>
          </table:table-cell>
          <table:table-cell office:value-type="float" office:value="-2.75" table:style-name="ce103">
            <text:p>－ <text:s/>2.75</text:p>
          </table:table-cell>
          <table:table-cell office:value-type="float" office:value="302" table:style-name="ce99">
            <text:p><text:s text:c="3"/>302</text:p>
          </table:table-cell>
          <table:table-cell office:value-type="float" office:value="6.87" table:style-name="ce101">
            <text:p><text:s text:c="3"/>6.87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1.59" table:style-name="ce101">
            <text:p><text:s text:c="3"/>1.59</text:p>
          </table:table-cell>
          <table:table-cell office:value-type="float" office:value="1281" table:style-name="ce100">
            <text:p>1,281</text:p>
          </table:table-cell>
          <table:table-cell office:value-type="float" office:value="1398" table:style-name="ce100">
            <text:p>1,398</text:p>
          </table:table-cell>
          <table:table-cell office:value-type="float" office:value="28631" table:style-name="ce104">
            <text:p><text:s text:c="3"/>28,631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雲 林 縣</text:p>
          </table:table-cell>
          <table:table-cell office:value-type="float" office:value="236632" table:style-name="ce99">
            <text:p><text:s text:c="3"/>236,632</text:p>
          </table:table-cell>
          <table:table-cell office:value-type="float" office:value="707792" table:style-name="ce99">
            <text:p><text:s text:c="3"/>707,792</text:p>
          </table:table-cell>
          <table:table-cell office:value-type="float" office:value="368457" table:style-name="ce99">
            <text:p><text:s text:c="3"/>368,457</text:p>
          </table:table-cell>
          <table:table-cell office:value-type="float" office:value="339335" table:style-name="ce99">
            <text:p><text:s text:c="3"/>339,335</text:p>
          </table:table-cell>
          <table:table-cell office:value-type="float" office:value="465" table:style-name="ce99">
            <text:p><text:s text:c="3"/>465</text:p>
          </table:table-cell>
          <table:table-cell office:value-type="float" office:value="230" table:style-name="ce100">
            <text:p>230</text:p>
          </table:table-cell>
          <table:table-cell office:value-type="float" office:value="235" table:style-name="ce100">
            <text:p>235</text:p>
          </table:table-cell>
          <table:table-cell office:value-type="float" office:value="7.73" table:style-name="ce101">
            <text:p><text:s text:c="3"/>7.73</text:p>
          </table:table-cell>
          <table:table-cell office:value-type="float" office:value="649" table:style-name="ce99">
            <text:p><text:s text:c="3"/>649</text:p>
          </table:table-cell>
          <table:table-cell office:value-type="float" office:value="399" table:style-name="ce100">
            <text:p>399</text:p>
          </table:table-cell>
          <table:table-cell office:value-type="float" office:value="250" table:style-name="ce100">
            <text:p>250</text:p>
          </table:table-cell>
          <table:table-cell office:value-type="float" office:value="10.79" table:style-name="ce101">
            <text:p><text:s text:c="3"/>10.79</text:p>
          </table:table-cell>
          <table:table-cell office:value-type="float" office:value="-184" table:style-name="ce108">
            <text:p>－ 184</text:p>
          </table:table-cell>
          <table:table-cell office:value-type="float" office:value="-3.06" table:style-name="ce103">
            <text:p>－ <text:s/>3.06</text:p>
          </table:table-cell>
          <table:table-cell office:value-type="float" office:value="417" table:style-name="ce99">
            <text:p><text:s text:c="3"/>417</text:p>
          </table:table-cell>
          <table:table-cell office:value-type="float" office:value="6.94" table:style-name="ce101">
            <text:p><text:s text:c="3"/>6.94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1.81" table:style-name="ce101">
            <text:p><text:s text:c="3"/>1.81</text:p>
          </table:table-cell>
          <table:table-cell office:value-type="float" office:value="1708" table:style-name="ce100">
            <text:p>1,708</text:p>
          </table:table-cell>
          <table:table-cell office:value-type="float" office:value="1776" table:style-name="ce100">
            <text:p>1,776</text:p>
          </table:table-cell>
          <table:table-cell office:value-type="float" office:value="2100" table:style-name="ce104">
            <text:p><text:s text:c="3"/>2,10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嘉 義 縣</text:p>
          </table:table-cell>
          <table:table-cell office:value-type="float" office:value="180652" table:style-name="ce99">
            <text:p><text:s text:c="3"/>180,652</text:p>
          </table:table-cell>
          <table:table-cell office:value-type="float" office:value="529229" table:style-name="ce99">
            <text:p><text:s text:c="3"/>529,229</text:p>
          </table:table-cell>
          <table:table-cell office:value-type="float" office:value="275686" table:style-name="ce99">
            <text:p><text:s text:c="3"/>275,686</text:p>
          </table:table-cell>
          <table:table-cell office:value-type="float" office:value="253543" table:style-name="ce99">
            <text:p><text:s text:c="3"/>253,543</text:p>
          </table:table-cell>
          <table:table-cell office:value-type="float" office:value="233" table:style-name="ce99">
            <text:p><text:s text:c="3"/>233</text:p>
          </table:table-cell>
          <table:table-cell office:value-type="float" office:value="121" table:style-name="ce100">
            <text:p>121</text:p>
          </table:table-cell>
          <table:table-cell office:value-type="float" office:value="112" table:style-name="ce100">
            <text:p>112</text:p>
          </table:table-cell>
          <table:table-cell office:value-type="float" office:value="5.18" table:style-name="ce101">
            <text:p><text:s text:c="3"/>5.18</text:p>
          </table:table-cell>
          <table:table-cell office:value-type="float" office:value="458" table:style-name="ce99">
            <text:p><text:s text:c="3"/>458</text:p>
          </table:table-cell>
          <table:table-cell office:value-type="float" office:value="267" table:style-name="ce100">
            <text:p>267</text:p>
          </table:table-cell>
          <table:table-cell office:value-type="float" office:value="191" table:style-name="ce100">
            <text:p>191</text:p>
          </table:table-cell>
          <table:table-cell office:value-type="float" office:value="10.19" table:style-name="ce101">
            <text:p><text:s text:c="3"/>10.19</text:p>
          </table:table-cell>
          <table:table-cell office:value-type="float" office:value="-225" table:style-name="ce108">
            <text:p>－ 225</text:p>
          </table:table-cell>
          <table:table-cell office:value-type="float" office:value="-5" table:style-name="ce103">
            <text:p>－ <text:s/>5.00</text:p>
          </table:table-cell>
          <table:table-cell office:value-type="float" office:value="264" table:style-name="ce99">
            <text:p><text:s text:c="3"/>264</text:p>
          </table:table-cell>
          <table:table-cell office:value-type="float" office:value="5.87" table:style-name="ce101">
            <text:p><text:s text:c="3"/>5.87</text:p>
          </table:table-cell>
          <table:table-cell office:value-type="float" office:value="89" table:style-name="ce99">
            <text:p><text:s text:c="3"/>89</text:p>
          </table:table-cell>
          <table:table-cell office:value-type="float" office:value="1.98" table:style-name="ce101">
            <text:p><text:s text:c="3"/>1.98</text:p>
          </table:table-cell>
          <table:table-cell office:value-type="float" office:value="1308" table:style-name="ce100">
            <text:p>1,308</text:p>
          </table:table-cell>
          <table:table-cell office:value-type="float" office:value="1422" table:style-name="ce100">
            <text:p>1,422</text:p>
          </table:table-cell>
          <table:table-cell office:value-type="float" office:value="5754" table:style-name="ce104">
            <text:p><text:s text:c="3"/>5,754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98">
            <text:p>屏 東 縣</text:p>
          </table:table-cell>
          <table:table-cell office:value-type="float" office:value="282187" table:style-name="ce99">
            <text:p><text:s text:c="3"/>282,187</text:p>
          </table:table-cell>
          <table:table-cell office:value-type="float" office:value="852286" table:style-name="ce99">
            <text:p><text:s text:c="3"/>852,286</text:p>
          </table:table-cell>
          <table:table-cell office:value-type="float" office:value="437086" table:style-name="ce99">
            <text:p><text:s text:c="3"/>437,086</text:p>
          </table:table-cell>
          <table:table-cell office:value-type="float" office:value="415200" table:style-name="ce99">
            <text:p><text:s text:c="3"/>415,200</text:p>
          </table:table-cell>
          <table:table-cell office:value-type="float" office:value="419" table:style-name="ce99">
            <text:p><text:s text:c="3"/>419</text:p>
          </table:table-cell>
          <table:table-cell office:value-type="float" office:value="229" table:style-name="ce100">
            <text:p>229</text:p>
          </table:table-cell>
          <table:table-cell office:value-type="float" office:value="190" table:style-name="ce100">
            <text:p>190</text:p>
          </table:table-cell>
          <table:table-cell office:value-type="float" office:value="5.79" table:style-name="ce101">
            <text:p><text:s text:c="3"/>5.79</text:p>
          </table:table-cell>
          <table:table-cell office:value-type="float" office:value="650" table:style-name="ce99">
            <text:p><text:s text:c="3"/>650</text:p>
          </table:table-cell>
          <table:table-cell office:value-type="float" office:value="387" table:style-name="ce100">
            <text:p>387</text:p>
          </table:table-cell>
          <table:table-cell office:value-type="float" office:value="263" table:style-name="ce100">
            <text:p>263</text:p>
          </table:table-cell>
          <table:table-cell office:value-type="float" office:value="8.98" table:style-name="ce101">
            <text:p><text:s text:c="3"/>8.98</text:p>
          </table:table-cell>
          <table:table-cell office:value-type="float" office:value="-231" table:style-name="ce108">
            <text:p>－ 231</text:p>
          </table:table-cell>
          <table:table-cell office:value-type="float" office:value="-3.19" table:style-name="ce103">
            <text:p>－ <text:s/>3.19</text:p>
          </table:table-cell>
          <table:table-cell office:value-type="float" office:value="458" table:style-name="ce99">
            <text:p><text:s text:c="3"/>458</text:p>
          </table:table-cell>
          <table:table-cell office:value-type="float" office:value="6.33" table:style-name="ce101">
            <text:p><text:s text:c="3"/>6.33</text:p>
          </table:table-cell>
          <table:table-cell office:value-type="float" office:value="163" table:style-name="ce99">
            <text:p><text:s text:c="3"/>163</text:p>
          </table:table-cell>
          <table:table-cell office:value-type="float" office:value="2.25" table:style-name="ce101">
            <text:p><text:s text:c="3"/>2.25</text:p>
          </table:table-cell>
          <table:table-cell office:value-type="float" office:value="2028" table:style-name="ce100">
            <text:p>2,028</text:p>
          </table:table-cell>
          <table:table-cell office:value-type="float" office:value="2348" table:style-name="ce100">
            <text:p>2,348</text:p>
          </table:table-cell>
          <table:table-cell office:value-type="float" office:value="57634" table:style-name="ce104">
            <text:p><text:s text:c="3"/>57,634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4">
          <table:table-cell office:value-type="string" table:style-name="ce98">
            <text:p>臺 東 縣</text:p>
          </table:table-cell>
          <table:table-cell office:value-type="float" office:value="81786" table:style-name="ce99">
            <text:p><text:s text:c="3"/>81,786</text:p>
          </table:table-cell>
          <table:table-cell office:value-type="float" office:value="224821" table:style-name="ce99">
            <text:p><text:s text:c="3"/>224,821</text:p>
          </table:table-cell>
          <table:table-cell office:value-type="float" office:value="116883" table:style-name="ce99">
            <text:p><text:s text:c="3"/>116,883</text:p>
          </table:table-cell>
          <table:table-cell office:value-type="float" office:value="107938" table:style-name="ce99">
            <text:p><text:s text:c="3"/>107,938</text:p>
          </table:table-cell>
          <table:table-cell office:value-type="float" office:value="164" table:style-name="ce99">
            <text:p><text:s text:c="3"/>164</text:p>
          </table:table-cell>
          <table:table-cell office:value-type="float" office:value="91" table:style-name="ce100">
            <text:p>91</text:p>
          </table:table-cell>
          <table:table-cell office:value-type="float" office:value="73" table:style-name="ce100">
            <text:p>73</text:p>
          </table:table-cell>
          <table:table-cell office:value-type="float" office:value="8.59" table:style-name="ce101">
            <text:p><text:s text:c="3"/>8.59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128" table:style-name="ce100">
            <text:p>128</text:p>
          </table:table-cell>
          <table:table-cell office:value-type="float" office:value="62" table:style-name="ce100">
            <text:p>62</text:p>
          </table:table-cell>
          <table:table-cell office:value-type="float" office:value="9.9499999999999993" table:style-name="ce101">
            <text:p><text:s text:c="3"/>9.95</text:p>
          </table:table-cell>
          <table:table-cell office:value-type="float" office:value="-26" table:style-name="ce102">
            <text:p>－ <text:s text:c="2"/>26</text:p>
          </table:table-cell>
          <table:table-cell office:value-type="float" office:value="-1.36" table:style-name="ce103">
            <text:p>－ <text:s/>1.36</text:p>
          </table:table-cell>
          <table:table-cell office:value-type="float" office:value="106" table:style-name="ce99">
            <text:p><text:s text:c="3"/>106</text:p>
          </table:table-cell>
          <table:table-cell office:value-type="float" office:value="5.55" table:style-name="ce101">
            <text:p><text:s text:c="3"/>5.55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1.73" table:style-name="ce101">
            <text:p><text:s text:c="3"/>1.73</text:p>
          </table:table-cell>
          <table:table-cell office:value-type="float" office:value="619" table:style-name="ce100">
            <text:p>619</text:p>
          </table:table-cell>
          <table:table-cell office:value-type="float" office:value="647" table:style-name="ce100">
            <text:p>647</text:p>
          </table:table-cell>
          <table:table-cell office:value-type="float" office:value="79286" table:style-name="ce104">
            <text:p><text:s text:c="3"/>79,28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花 蓮 縣</text:p>
          </table:table-cell>
          <table:table-cell office:value-type="float" office:value="123440" table:style-name="ce99">
            <text:p><text:s text:c="3"/>123,440</text:p>
          </table:table-cell>
          <table:table-cell office:value-type="float" office:value="333897" table:style-name="ce99">
            <text:p><text:s text:c="3"/>333,897</text:p>
          </table:table-cell>
          <table:table-cell office:value-type="float" office:value="171016" table:style-name="ce99">
            <text:p><text:s text:c="3"/>171,016</text:p>
          </table:table-cell>
          <table:table-cell office:value-type="float" office:value="162881" table:style-name="ce99">
            <text:p><text:s text:c="3"/>162,881</text:p>
          </table:table-cell>
          <table:table-cell office:value-type="float" office:value="259" table:style-name="ce99">
            <text:p><text:s text:c="3"/>259</text:p>
          </table:table-cell>
          <table:table-cell office:value-type="float" office:value="133" table:style-name="ce100">
            <text:p>133</text:p>
          </table:table-cell>
          <table:table-cell office:value-type="float" office:value="126" table:style-name="ce100">
            <text:p>126</text:p>
          </table:table-cell>
          <table:table-cell office:value-type="float" office:value="9.1300000000000008" table:style-name="ce101">
            <text:p><text:s text:c="3"/>9.13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165" table:style-name="ce100">
            <text:p>165</text:p>
          </table:table-cell>
          <table:table-cell office:value-type="float" office:value="110" table:style-name="ce100">
            <text:p>110</text:p>
          </table:table-cell>
          <table:table-cell office:value-type="float" office:value="9.6999999999999993" table:style-name="ce101">
            <text:p><text:s text:c="3"/>9.70</text:p>
          </table:table-cell>
          <table:table-cell office:value-type="float" office:value="-16" table:style-name="ce102">
            <text:p>－ <text:s text:c="2"/>16</text:p>
          </table:table-cell>
          <table:table-cell office:value-type="float" office:value="-0.56000000000000005" table:style-name="ce103">
            <text:p>－ <text:s/>0.56</text:p>
          </table:table-cell>
          <table:table-cell office:value-type="float" office:value="187" table:style-name="ce99">
            <text:p><text:s text:c="3"/>187</text:p>
          </table:table-cell>
          <table:table-cell office:value-type="float" office:value="6.59" table:style-name="ce101">
            <text:p><text:s text:c="3"/>6.59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2.61" table:style-name="ce101">
            <text:p><text:s text:c="3"/>2.61</text:p>
          </table:table-cell>
          <table:table-cell office:value-type="float" office:value="1242" table:style-name="ce100">
            <text:p>1,242</text:p>
          </table:table-cell>
          <table:table-cell office:value-type="float" office:value="1290" table:style-name="ce100">
            <text:p>1,290</text:p>
          </table:table-cell>
          <table:table-cell office:value-type="float" office:value="91122" table:style-name="ce104">
            <text:p><text:s text:c="3"/>91,12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澎 湖 縣</text:p>
          </table:table-cell>
          <table:table-cell office:value-type="float" office:value="37151" table:style-name="ce99">
            <text:p><text:s text:c="3"/>37,151</text:p>
          </table:table-cell>
          <table:table-cell office:value-type="float" office:value="100400" table:style-name="ce99">
            <text:p><text:s text:c="3"/>100,400</text:p>
          </table:table-cell>
          <table:table-cell office:value-type="float" office:value="51711" table:style-name="ce99">
            <text:p><text:s text:c="3"/>51,711</text:p>
          </table:table-cell>
          <table:table-cell office:value-type="float" office:value="48689" table:style-name="ce99">
            <text:p><text:s text:c="3"/>48,689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33" table:style-name="ce100">
            <text:p>33</text:p>
          </table:table-cell>
          <table:table-cell office:value-type="float" office:value="41" table:style-name="ce100">
            <text:p>41</text:p>
          </table:table-cell>
          <table:table-cell office:value-type="float" office:value="8.69" table:style-name="ce101">
            <text:p><text:s text:c="3"/>8.69</text:p>
          </table:table-cell>
          <table:table-cell office:value-type="float" office:value="57" table:style-name="ce99">
            <text:p><text:s text:c="3"/>57</text:p>
          </table:table-cell>
          <table:table-cell office:value-type="float" office:value="26" table:style-name="ce100">
            <text:p>26</text:p>
          </table:table-cell>
          <table:table-cell office:value-type="float" office:value="31" table:style-name="ce100">
            <text:p>31</text:p>
          </table:table-cell>
          <table:table-cell office:value-type="float" office:value="6.69" table:style-name="ce101">
            <text:p><text:s text:c="3"/>6.69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2" table:style-name="ce103">
            <text:p>2.00</text:p>
          </table:table-cell>
          <table:table-cell office:value-type="float" office:value="60" table:style-name="ce99">
            <text:p><text:s text:c="3"/>60</text:p>
          </table:table-cell>
          <table:table-cell office:value-type="float" office:value="7.04" table:style-name="ce101">
            <text:p><text:s text:c="3"/>7.04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2.35" table:style-name="ce101">
            <text:p><text:s text:c="3"/>2.35</text:p>
          </table:table-cell>
          <table:table-cell office:value-type="float" office:value="490" table:style-name="ce100">
            <text:p>490</text:p>
          </table:table-cell>
          <table:table-cell office:value-type="float" office:value="340" table:style-name="ce100">
            <text:p>340</text:p>
          </table:table-cell>
          <table:table-cell office:value-type="float" office:value="388" table:style-name="ce104">
            <text:p><text:s text:c="3"/>388</text:p>
          </table:table-cell>
          <table:table-cell table:number-columns-repeated="16362" table:style-name="ce2"/>
        </table:table-row>
        <table:table-row table:style-name="ro14">
          <table:table-cell office:value-type="string" table:style-name="ce98">
            <text:p>基 隆 市</text:p>
          </table:table-cell>
          <table:table-cell office:value-type="float" office:value="149678" table:style-name="ce99">
            <text:p><text:s text:c="3"/>149,678</text:p>
          </table:table-cell>
          <table:table-cell office:value-type="float" office:value="374914" table:style-name="ce99">
            <text:p><text:s text:c="3"/>374,914</text:p>
          </table:table-cell>
          <table:table-cell office:value-type="float" office:value="188649" table:style-name="ce99">
            <text:p><text:s text:c="3"/>188,649</text:p>
          </table:table-cell>
          <table:table-cell office:value-type="float" office:value="186265" table:style-name="ce99">
            <text:p><text:s text:c="3"/>186,265</text:p>
          </table:table-cell>
          <table:table-cell office:value-type="float" office:value="180" table:style-name="ce99">
            <text:p><text:s text:c="3"/>180</text:p>
          </table:table-cell>
          <table:table-cell office:value-type="float" office:value="99" table:style-name="ce100">
            <text:p>99</text:p>
          </table:table-cell>
          <table:table-cell office:value-type="float" office:value="81" table:style-name="ce100">
            <text:p>81</text:p>
          </table:table-cell>
          <table:table-cell office:value-type="float" office:value="5.65" table:style-name="ce101">
            <text:p><text:s text:c="3"/>5.65</text:p>
          </table:table-cell>
          <table:table-cell office:value-type="float" office:value="268" table:style-name="ce99">
            <text:p><text:s text:c="3"/>268</text:p>
          </table:table-cell>
          <table:table-cell office:value-type="float" office:value="169" table:style-name="ce100">
            <text:p>169</text:p>
          </table:table-cell>
          <table:table-cell office:value-type="float" office:value="99" table:style-name="ce100">
            <text:p>99</text:p>
          </table:table-cell>
          <table:table-cell office:value-type="float" office:value="8.41" table:style-name="ce101">
            <text:p><text:s text:c="3"/>8.41</text:p>
          </table:table-cell>
          <table:table-cell office:value-type="float" office:value="-88" table:style-name="ce102">
            <text:p>－ <text:s text:c="2"/>88</text:p>
          </table:table-cell>
          <table:table-cell office:value-type="float" office:value="-2.76" table:style-name="ce103">
            <text:p>－ <text:s/>2.76</text:p>
          </table:table-cell>
          <table:table-cell office:value-type="float" office:value="225" table:style-name="ce99">
            <text:p><text:s text:c="3"/>225</text:p>
          </table:table-cell>
          <table:table-cell office:value-type="float" office:value="7.06" table:style-name="ce101">
            <text:p><text:s text:c="3"/>7.06</text:p>
          </table:table-cell>
          <table:table-cell office:value-type="float" office:value="83" table:style-name="ce99">
            <text:p><text:s text:c="3"/>83</text:p>
          </table:table-cell>
          <table:table-cell office:value-type="float" office:value="2.61" table:style-name="ce101">
            <text:p><text:s text:c="3"/>2.61</text:p>
          </table:table-cell>
          <table:table-cell office:value-type="float" office:value="1450" table:style-name="ce100">
            <text:p>1,450</text:p>
          </table:table-cell>
          <table:table-cell office:value-type="float" office:value="1511" table:style-name="ce100">
            <text:p>1,511</text:p>
          </table:table-cell>
          <table:table-cell office:value-type="float" office:value="8912" table:style-name="ce104">
            <text:p><text:s text:c="3"/>8,91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新 竹 市</text:p>
          </table:table-cell>
          <table:table-cell office:value-type="float" office:value="152163" table:style-name="ce99">
            <text:p><text:s text:c="3"/>152,163</text:p>
          </table:table-cell>
          <table:table-cell office:value-type="float" office:value="428483" table:style-name="ce99">
            <text:p><text:s text:c="3"/>428,483</text:p>
          </table:table-cell>
          <table:table-cell office:value-type="float" office:value="212183" table:style-name="ce99">
            <text:p><text:s text:c="3"/>212,183</text:p>
          </table:table-cell>
          <table:table-cell office:value-type="float" office:value="216300" table:style-name="ce99">
            <text:p><text:s text:c="3"/>216,300</text:p>
          </table:table-cell>
          <table:table-cell office:value-type="float" office:value="459" table:style-name="ce99">
            <text:p><text:s text:c="3"/>459</text:p>
          </table:table-cell>
          <table:table-cell office:value-type="float" office:value="226" table:style-name="ce100">
            <text:p>226</text:p>
          </table:table-cell>
          <table:table-cell office:value-type="float" office:value="233" table:style-name="ce100">
            <text:p>233</text:p>
          </table:table-cell>
          <table:table-cell office:value-type="float" office:value="12.62" table:style-name="ce101">
            <text:p><text:s text:c="3"/>12.62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110" table:style-name="ce100">
            <text:p>110</text:p>
          </table:table-cell>
          <table:table-cell office:value-type="float" office:value="97" table:style-name="ce100">
            <text:p>97</text:p>
          </table:table-cell>
          <table:table-cell office:value-type="float" office:value="5.69" table:style-name="ce101">
            <text:p><text:s text:c="3"/>5.69</text:p>
          </table:table-cell>
          <table:table-cell office:value-type="float" office:value="252" table:style-name="ce105">
            <text:p><text:s text:c="3"/>252</text:p>
          </table:table-cell>
          <table:table-cell office:value-type="float" office:value="6.93" table:style-name="ce106">
            <text:p><text:s text:c="4"/>6.93</text:p>
          </table:table-cell>
          <table:table-cell office:value-type="float" office:value="347" table:style-name="ce99">
            <text:p><text:s text:c="3"/>347</text:p>
          </table:table-cell>
          <table:table-cell office:value-type="float" office:value="9.5399999999999991" table:style-name="ce101">
            <text:p><text:s text:c="3"/>9.54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2.31" table:style-name="ce101">
            <text:p><text:s text:c="3"/>2.31</text:p>
          </table:table-cell>
          <table:table-cell office:value-type="float" office:value="1749" table:style-name="ce100">
            <text:p>1,749</text:p>
          </table:table-cell>
          <table:table-cell office:value-type="float" office:value="1598" table:style-name="ce100">
            <text:p>1,598</text:p>
          </table:table-cell>
          <table:table-cell office:value-type="float" office:value="3489" table:style-name="ce104">
            <text:p><text:s text:c="3"/>3,489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嘉 義 市</text:p>
          </table:table-cell>
          <table:table-cell office:value-type="float" office:value="97643" table:style-name="ce99">
            <text:p><text:s text:c="3"/>97,643</text:p>
          </table:table-cell>
          <table:table-cell office:value-type="float" office:value="270872" table:style-name="ce99">
            <text:p><text:s text:c="3"/>270,872</text:p>
          </table:table-cell>
          <table:table-cell office:value-type="float" office:value="132646" table:style-name="ce99">
            <text:p><text:s text:c="3"/>132,646</text:p>
          </table:table-cell>
          <table:table-cell office:value-type="float" office:value="138226" table:style-name="ce99">
            <text:p><text:s text:c="3"/>138,226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89" table:style-name="ce100">
            <text:p>89</text:p>
          </table:table-cell>
          <table:table-cell office:value-type="float" office:value="89" table:style-name="ce100">
            <text:p>89</text:p>
          </table:table-cell>
          <table:table-cell office:value-type="float" office:value="7.74" table:style-name="ce101">
            <text:p><text:s text:c="3"/>7.74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106" table:style-name="ce100">
            <text:p>106</text:p>
          </table:table-cell>
          <table:table-cell office:value-type="float" office:value="75" table:style-name="ce100">
            <text:p>75</text:p>
          </table:table-cell>
          <table:table-cell office:value-type="float" office:value="7.87" table:style-name="ce101">
            <text:p><text:s text:c="3"/>7.87</text:p>
          </table:table-cell>
          <table:table-cell office:value-type="float" office:value="-3" table:style-name="ce105">
            <text:p>－ <text:s text:c="3"/>3</text:p>
          </table:table-cell>
          <table:table-cell office:value-type="float" office:value="-0.13" table:style-name="ce103">
            <text:p>－ <text:s/>0.13</text:p>
          </table:table-cell>
          <table:table-cell office:value-type="float" office:value="145" table:style-name="ce99">
            <text:p><text:s text:c="3"/>145</text:p>
          </table:table-cell>
          <table:table-cell office:value-type="float" office:value="6.3" table:style-name="ce101">
            <text:p><text:s text:c="3"/>6.30</text:p>
          </table:table-cell>
          <table:table-cell office:value-type="float" office:value="67" table:style-name="ce99">
            <text:p><text:s text:c="3"/>67</text:p>
          </table:table-cell>
          <table:table-cell office:value-type="float" office:value="2.91" table:style-name="ce101">
            <text:p><text:s text:c="3"/>2.91</text:p>
          </table:table-cell>
          <table:table-cell office:value-type="float" office:value="975" table:style-name="ce100">
            <text:p>975</text:p>
          </table:table-cell>
          <table:table-cell office:value-type="float" office:value="1034" table:style-name="ce100">
            <text:p>1,034</text:p>
          </table:table-cell>
          <table:table-cell office:value-type="float" office:value="904" table:style-name="ce104">
            <text:p><text:s text:c="3"/>904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85">
            <text:p>福 <text:s/>建 <text:s/>省</text:p>
          </table:table-cell>
          <table:table-cell office:value-type="float" office:value="38981" table:style-name="ce110">
            <text:p><text:s text:c="3"/>38,981</text:p>
          </table:table-cell>
          <table:table-cell office:value-type="float" office:value="132878" table:style-name="ce110">
            <text:p><text:s text:c="3"/>132,878</text:p>
          </table:table-cell>
          <table:table-cell office:value-type="float" office:value="67610" table:style-name="ce110">
            <text:p><text:s text:c="3"/>67,610</text:p>
          </table:table-cell>
          <table:table-cell office:value-type="float" office:value="65268" table:style-name="ce110">
            <text:p><text:s text:c="3"/>65,268</text:p>
          </table:table-cell>
          <table:table-cell office:value-type="float" office:value="119" table:style-name="ce110">
            <text:p><text:s text:c="3"/>119</text:p>
          </table:table-cell>
          <table:table-cell office:value-type="float" office:value="54" table:style-name="ce20">
            <text:p>54</text:p>
          </table:table-cell>
          <table:table-cell office:value-type="float" office:value="65" table:style-name="ce20">
            <text:p>65</text:p>
          </table:table-cell>
          <table:table-cell office:value-type="float" office:value="10.57" table:style-name="ce86">
            <text:p><text:s text:c="3"/>10.57</text:p>
          </table:table-cell>
          <table:table-cell office:value-type="float" office:value="50" table:style-name="ce110">
            <text:p><text:s text:c="3"/>50</text:p>
          </table:table-cell>
          <table:table-cell office:value-type="float" office:value="29" table:style-name="ce20">
            <text:p>29</text:p>
          </table:table-cell>
          <table:table-cell office:value-type="float" office:value="21" table:style-name="ce20">
            <text:p>21</text:p>
          </table:table-cell>
          <table:table-cell office:value-type="float" office:value="4.4400000000000004" table:style-name="ce86">
            <text:p><text:s text:c="3"/>4.44</text:p>
          </table:table-cell>
          <table:table-cell office:value-type="float" office:value="69" table:style-name="ce111">
            <text:p><text:s text:c="3"/>69</text:p>
          </table:table-cell>
          <table:table-cell office:value-type="float" office:value="6.13" table:style-name="ce87">
            <text:p><text:s text:c="4"/>6.13</text:p>
          </table:table-cell>
          <table:table-cell office:value-type="float" office:value="60" table:style-name="ce110">
            <text:p><text:s text:c="3"/>60</text:p>
          </table:table-cell>
          <table:table-cell office:value-type="float" office:value="5.33" table:style-name="ce86">
            <text:p><text:s text:c="3"/>5.33</text:p>
          </table:table-cell>
          <table:table-cell office:value-type="float" office:value="11" table:style-name="ce110">
            <text:p><text:s text:c="3"/>11</text:p>
          </table:table-cell>
          <table:table-cell office:value-type="float" office:value="0.98" table:style-name="ce86">
            <text:p><text:s text:c="3"/>0.98</text:p>
          </table:table-cell>
          <table:table-cell office:value-type="float" office:value="1026" table:style-name="ce20">
            <text:p>1,026</text:p>
          </table:table-cell>
          <table:table-cell office:value-type="float" office:value="365" table:style-name="ce20">
            <text:p>365</text:p>
          </table:table-cell>
          <table:table-cell office:value-type="float" office:value="966" table:style-name="ce112">
            <text:p><text:s text:c="3"/>966</text:p>
          </table:table-cell>
          <table:table-cell table:number-columns-repeated="16362" table:style-name="ce113"/>
        </table:table-row>
        <table:table-row table:style-name="ro20">
          <table:table-cell office:value-type="string" table:style-name="ce98">
            <text:p>金 門 縣</text:p>
          </table:table-cell>
          <table:table-cell office:value-type="float" office:value="36558" table:style-name="ce114">
            <text:p><text:s text:c="3"/>36,558</text:p>
          </table:table-cell>
          <table:table-cell office:value-type="float" office:value="120713" table:style-name="ce99">
            <text:p><text:s text:c="3"/>120,713</text:p>
          </table:table-cell>
          <table:table-cell office:value-type="float" office:value="60687" table:style-name="ce99">
            <text:p><text:s text:c="3"/>60,687</text:p>
          </table:table-cell>
          <table:table-cell office:value-type="float" office:value="60026" table:style-name="ce99">
            <text:p><text:s text:c="3"/>60,026</text:p>
          </table:table-cell>
          <table:table-cell office:value-type="float" office:value="108" table:style-name="ce99">
            <text:p><text:s text:c="3"/>108</text:p>
          </table:table-cell>
          <table:table-cell office:value-type="float" office:value="47" table:style-name="ce100">
            <text:p>47</text:p>
          </table:table-cell>
          <table:table-cell office:value-type="float" office:value="61" table:style-name="ce100">
            <text:p>61</text:p>
          </table:table-cell>
          <table:table-cell office:value-type="float" office:value="10.56" table:style-name="ce101">
            <text:p><text:s text:c="3"/>10.56</text:p>
          </table:table-cell>
          <table:table-cell office:value-type="float" office:value="49" table:style-name="ce99">
            <text:p><text:s text:c="3"/>49</text:p>
          </table:table-cell>
          <table:table-cell office:value-type="float" office:value="29" table:style-name="ce100">
            <text:p>29</text:p>
          </table:table-cell>
          <table:table-cell office:value-type="float" office:value="20" table:style-name="ce100">
            <text:p>20</text:p>
          </table:table-cell>
          <table:table-cell office:value-type="float" office:value="4.79" table:style-name="ce101">
            <text:p><text:s text:c="3"/>4.79</text:p>
          </table:table-cell>
          <table:table-cell office:value-type="float" office:value="59" table:style-name="ce105">
            <text:p><text:s text:c="3"/>59</text:p>
          </table:table-cell>
          <table:table-cell office:value-type="float" office:value="5.77" table:style-name="ce106">
            <text:p><text:s text:c="4"/>5.77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5.28" table:style-name="ce101">
            <text:p><text:s text:c="3"/>5.28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0.98" table:style-name="ce101">
            <text:p><text:s text:c="3"/>0.98</text:p>
          </table:table-cell>
          <table:table-cell office:value-type="float" office:value="923" table:style-name="ce100">
            <text:p>923</text:p>
          </table:table-cell>
          <table:table-cell office:value-type="float" office:value="306" table:style-name="ce100">
            <text:p>306</text:p>
          </table:table-cell>
          <table:table-cell office:value-type="float" office:value="797" table:style-name="ce104">
            <text:p><text:s text:c="3"/>797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8">
            <text:p>連 江 縣</text:p>
          </table:table-cell>
          <table:table-cell office:value-type="float" office:value="2423" table:style-name="ce99">
            <text:p><text:s text:c="3"/>2,423</text:p>
          </table:table-cell>
          <table:table-cell office:value-type="float" office:value="12165" table:style-name="ce99">
            <text:p><text:s text:c="3"/>12,165</text:p>
          </table:table-cell>
          <table:table-cell office:value-type="float" office:value="6923" table:style-name="ce99">
            <text:p><text:s text:c="3"/>6,923</text:p>
          </table:table-cell>
          <table:table-cell office:value-type="float" office:value="5242" table:style-name="ce99">
            <text:p><text:s text:c="3"/>5,242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7" table:style-name="ce100">
            <text:p>7</text:p>
          </table:table-cell>
          <table:table-cell office:value-type="float" office:value="4" table:style-name="ce100">
            <text:p>4</text:p>
          </table:table-cell>
          <table:table-cell office:value-type="float" office:value="10.67" table:style-name="ce101">
            <text:p><text:s text:c="3"/>10.67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100">
            <text:p>—</text:p>
          </table:table-cell>
          <table:table-cell office:value-type="float" office:value="1" table:style-name="ce100">
            <text:p>1</text:p>
          </table:table-cell>
          <table:table-cell office:value-type="float" office:value="0.97" table:style-name="ce101">
            <text:p><text:s text:c="3"/>0.97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9.6999999999999993" table:style-name="ce103">
            <text:p>9.70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5.82" table:style-name="ce101">
            <text:p><text:s text:c="3"/>5.8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.97" table:style-name="ce101">
            <text:p><text:s text:c="3"/>0.97</text:p>
          </table:table-cell>
          <table:table-cell office:value-type="float" office:value="103" table:style-name="ce100">
            <text:p>103</text:p>
          </table:table-cell>
          <table:table-cell office:value-type="float" office:value="59" table:style-name="ce100">
            <text:p>59</text:p>
          </table:table-cell>
          <table:table-cell office:value-type="float" office:value="169" table:style-name="ce104">
            <text:p><text:s text:c="3"/>169</text:p>
          </table:table-cell>
          <table:table-cell table:number-columns-repeated="16362" table:style-name="ce2"/>
        </table:table-row>
        <table:table-row table:style-name="ro28">
          <table:table-cell table:style-name="ce115"/>
          <table:table-cell table:number-columns-repeated="7"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17"/>
          <table:table-cell table:style-name="ce116"/>
          <table:table-cell table:style-name="ce117"/>
          <table:table-cell table:style-name="ce118"/>
          <table:table-cell table:number-columns-repeated="3" table:style-name="ce119"/>
          <table:table-cell table:style-name="ce120"/>
          <table:table-cell table:number-columns-repeated="16362" table:style-name="ce2"/>
        </table:table-row>
        <table:table-row table:style-name="ro3">
          <table:table-cell office:value-type="string" table:style-name="ce12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61"/>
          <table:table-cell table:number-columns-repeated="3" table:style-name="ce2"/>
          <table:table-cell table:style-name="ce62"/>
          <table:table-cell table:style-name="ce63"/>
          <table:table-cell table:style-name="ce2"/>
          <table:table-cell table:style-name="ce63"/>
          <table:table-cell table:number-columns-repeated="2" table:style-name="ce62"/>
          <table:table-cell table:number-columns-repeated="3" table:style-name="ce2"/>
          <table:table-cell office:value-type="string" table:style-name="ce122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1<text:s/><text:span text:style-name="T4">月</text:span><text:s/>7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29">
          <table:table-cell table:style-name="ce123"/>
          <table:table-cell table:number-columns-repeated="17" table:style-name="ce2"/>
          <table:table-cell table:number-columns-repeated="3" table:style-name="ce124"/>
          <table:table-cell table:number-columns-repeated="16363" table:style-name="ce2"/>
        </table:table-row>
        <table:table-row table:style-name="ro29">
          <table:table-cell table:style-name="ce125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4"/>
        <table:table-column table:style-name="co26" table:default-cell-style-name="ce134"/>
        <table:table-column table:style-name="co1" table:default-cell-style-name="ce134"/>
        <table:table-column table:style-name="co27" table:default-cell-style-name="ce134"/>
        <table:table-column table:style-name="co28" table:default-cell-style-name="ce134"/>
        <table:table-column table:style-name="co6" table:default-cell-style-name="ce134"/>
        <table:table-column table:style-name="co8" table:number-columns-repeated="2" table:default-cell-style-name="ce134"/>
        <table:table-column table:style-name="co29" table:default-cell-style-name="ce134"/>
        <table:table-column table:style-name="co26" table:default-cell-style-name="ce134"/>
        <table:table-column table:style-name="co23" table:default-cell-style-name="ce134"/>
        <table:table-column table:style-name="co6" table:default-cell-style-name="ce134"/>
        <table:table-column table:style-name="co30" table:default-cell-style-name="ce134"/>
        <table:table-column table:style-name="co23" table:default-cell-style-name="ce134"/>
        <table:table-column table:style-name="co3" table:default-cell-style-name="ce134"/>
        <table:table-column table:style-name="co8" table:default-cell-style-name="ce134"/>
        <table:table-column table:style-name="co31" table:default-cell-style-name="ce134"/>
        <table:table-column table:style-name="co26" table:default-cell-style-name="ce134"/>
        <table:table-column table:style-name="co6" table:default-cell-style-name="ce134"/>
        <table:table-column table:style-name="co8" table:default-cell-style-name="ce134"/>
        <table:table-column table:style-name="co32" table:default-cell-style-name="ce134"/>
        <table:table-column table:style-name="co27" table:default-cell-style-name="ce134"/>
        <table:table-column table:style-name="co11" table:default-cell-style-name="ce134"/>
        <table:table-column table:style-name="co3" table:default-cell-style-name="ce134"/>
        <table:table-column table:style-name="co32" table:default-cell-style-name="ce134"/>
        <table:table-column table:style-name="co33" table:default-cell-style-name="ce134"/>
        <table:table-column table:style-name="co34" table:number-columns-repeated="16358" table:default-cell-style-name="ce134"/>
        <table:table-row table:style-name="ro30">
          <table:table-cell office:value-type="string" table:number-columns-spanned="25" table:number-rows-spanned="1" table:style-name="ce224">
            <text:p>各 縣 市 人 口 年 齡 結 構 統 計 表</text:p>
          </table:table-cell>
          <table:covered-table-cell table:number-columns-repeated="24"/>
          <table:table-cell table:number-columns-repeated="16359" table:style-name="ce134"/>
        </table:table-row>
        <table:table-row table:style-name="ro31">
          <table:table-cell table:style-name="ce135"/>
          <table:table-cell table:number-columns-repeated="8" table:style-name="ce136"/>
          <table:table-cell table:style-name="ce134"/>
          <table:table-cell office:value-type="string" table:style-name="ce137">
            <text:p>中 華 民 國 102年 12月 底</text:p>
          </table:table-cell>
          <table:table-cell table:style-name="ce138"/>
          <table:table-cell table:number-columns-repeated="9" table:style-name="ce136"/>
          <table:table-cell table:number-columns-repeated="3" table:style-name="ce134"/>
          <table:table-cell office:value-type="string" table:style-name="ce139">
            <text:p>單位：人；％</text:p>
          </table:table-cell>
          <table:table-cell table:number-columns-repeated="16359" table:style-name="ce134"/>
        </table:table-row>
        <table:table-row table:style-name="ro32">
          <table:table-cell office:value-type="string" table:number-columns-spanned="1" table:number-rows-spanned="3" table:style-name="ce252">
            <text:p>區域別</text:p>
          </table:table-cell>
          <table:table-cell office:value-type="string" table:number-columns-spanned="4" table:number-rows-spanned="2" table:style-name="ce24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0">
            <text:p>20歲以上</text:p>
          </table:table-cell>
          <table:covered-table-cell table:number-columns-repeated="3"/>
          <table:table-cell table:number-columns-repeated="16359" table:style-name="ce140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0"/>
        </table:table-row>
        <table:table-row table:style-name="ro34">
          <table:covered-table-cell/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3">
            <text:p>％</text:p>
          </table:table-cell>
          <table:table-cell table:number-columns-repeated="16359" table:style-name="ce140"/>
        </table:table-row>
        <table:table-row table:style-name="ro19">
          <table:table-cell office:value-type="string" table:style-name="ce144">
            <text:p>總 <text:s text:c="5"/>計</text:p>
          </table:table-cell>
          <table:table-cell office:value-type="float" office:value="23373517" table:style-name="ce145">
            <text:p>23,373,517</text:p>
          </table:table-cell>
          <table:table-cell office:value-type="float" office:value="11684674" table:style-name="ce146">
            <text:p>11,684,674</text:p>
          </table:table-cell>
          <table:table-cell office:value-type="float" office:value="11688843" table:style-name="ce146">
            <text:p>11,688,843</text:p>
          </table:table-cell>
          <table:table-cell office:value-type="float" office:value="100" table:style-name="ce147">
            <text:p>100.00</text:p>
          </table:table-cell>
          <table:table-cell office:value-type="float" office:value="3346601" table:style-name="ce146">
            <text:p>3,346,601</text:p>
          </table:table-cell>
          <table:table-cell office:value-type="float" office:value="1745101" table:style-name="ce146">
            <text:p>1,745,101</text:p>
          </table:table-cell>
          <table:table-cell office:value-type="float" office:value="1601500" table:style-name="ce146">
            <text:p>1,601,500</text:p>
          </table:table-cell>
          <table:table-cell office:value-type="float" office:value="14.32" table:style-name="ce147">
            <text:p>14.32</text:p>
          </table:table-cell>
          <table:table-cell office:value-type="float" office:value="17332510" table:style-name="ce146">
            <text:p>17,332,510</text:p>
          </table:table-cell>
          <table:table-cell office:value-type="float" office:value="8678314" table:style-name="ce146">
            <text:p>8,678,314</text:p>
          </table:table-cell>
          <table:table-cell office:value-type="float" office:value="8654196" table:style-name="ce146">
            <text:p>8,654,196</text:p>
          </table:table-cell>
          <table:table-cell office:value-type="float" office:value="74.150000000000006" table:style-name="ce147">
            <text:p>74.15</text:p>
          </table:table-cell>
          <table:table-cell office:value-type="float" office:value="2694406" table:style-name="ce146">
            <text:p>2,694,406</text:p>
          </table:table-cell>
          <table:table-cell office:value-type="float" office:value="1261259" table:style-name="ce146">
            <text:p>1,261,259</text:p>
          </table:table-cell>
          <table:table-cell office:value-type="float" office:value="1433147" table:style-name="ce146">
            <text:p>1,433,147</text:p>
          </table:table-cell>
          <table:table-cell office:value-type="float" office:value="11.53" table:style-name="ce147">
            <text:p>11.53</text:p>
          </table:table-cell>
          <table:table-cell office:value-type="float" office:value="10862290" table:style-name="ce146">
            <text:p>10,862,290</text:p>
          </table:table-cell>
          <table:table-cell office:value-type="float" office:value="5456262" table:style-name="ce146">
            <text:p>5,456,262</text:p>
          </table:table-cell>
          <table:table-cell office:value-type="float" office:value="5406028" table:style-name="ce146">
            <text:p>5,406,028</text:p>
          </table:table-cell>
          <table:table-cell office:value-type="float" office:value="46.47" table:style-name="ce147">
            <text:p>46.47</text:p>
          </table:table-cell>
          <table:table-cell office:value-type="float" office:value="18469964" table:style-name="ce146">
            <text:p>18,469,964</text:p>
          </table:table-cell>
          <table:table-cell office:value-type="float" office:value="9130434" table:style-name="ce146">
            <text:p>9,130,434</text:p>
          </table:table-cell>
          <table:table-cell office:value-type="float" office:value="9339530" table:style-name="ce146">
            <text:p>9,339,530</text:p>
          </table:table-cell>
          <table:table-cell office:value-type="float" office:value="79.02" table:style-name="ce148">
            <text:p>79.02</text:p>
          </table:table-cell>
          <table:table-cell table:style-name="ce149"/>
          <table:table-cell table:number-columns-repeated="16358" table:style-name="ce150"/>
        </table:table-row>
        <table:table-row table:style-name="ro14">
          <table:table-cell office:value-type="string" table:style-name="ce151">
            <text:p>新 北 市</text:p>
          </table:table-cell>
          <table:table-cell office:value-type="float" office:value="3954929" table:style-name="ce152">
            <text:p>3,954,929</text:p>
          </table:table-cell>
          <table:table-cell office:value-type="float" office:value="1950060" table:style-name="ce153">
            <text:p>1,950,060</text:p>
          </table:table-cell>
          <table:table-cell office:value-type="float" office:value="2004869" table:style-name="ce153">
            <text:p>2,004,869</text:p>
          </table:table-cell>
          <table:table-cell office:value-type="float" office:value="100" table:style-name="ce154">
            <text:p>100.00</text:p>
          </table:table-cell>
          <table:table-cell office:value-type="float" office:value="544565" table:style-name="ce153">
            <text:p>544,565</text:p>
          </table:table-cell>
          <table:table-cell office:value-type="float" office:value="283945" table:style-name="ce153">
            <text:p>283,945</text:p>
          </table:table-cell>
          <table:table-cell office:value-type="float" office:value="260620" table:style-name="ce153">
            <text:p>260,620</text:p>
          </table:table-cell>
          <table:table-cell office:value-type="float" office:value="13.77" table:style-name="ce154">
            <text:p>13.77</text:p>
          </table:table-cell>
          <table:table-cell office:value-type="float" office:value="3035481" table:style-name="ce153">
            <text:p>3,035,481</text:p>
          </table:table-cell>
          <table:table-cell office:value-type="float" office:value="1489572" table:style-name="ce153">
            <text:p>1,489,572</text:p>
          </table:table-cell>
          <table:table-cell office:value-type="float" office:value="1545909" table:style-name="ce153">
            <text:p>1,545,909</text:p>
          </table:table-cell>
          <table:table-cell office:value-type="float" office:value="76.75" table:style-name="ce154">
            <text:p>76.75</text:p>
          </table:table-cell>
          <table:table-cell office:value-type="float" office:value="374883" table:style-name="ce153">
            <text:p>374,883</text:p>
          </table:table-cell>
          <table:table-cell office:value-type="float" office:value="176543" table:style-name="ce153">
            <text:p>176,543</text:p>
          </table:table-cell>
          <table:table-cell office:value-type="float" office:value="198340" table:style-name="ce153">
            <text:p>198,340</text:p>
          </table:table-cell>
          <table:table-cell office:value-type="float" office:value="9.48" table:style-name="ce154">
            <text:p>9.48</text:p>
          </table:table-cell>
          <table:table-cell office:value-type="float" office:value="1908760" table:style-name="ce153">
            <text:p>1,908,760</text:p>
          </table:table-cell>
          <table:table-cell office:value-type="float" office:value="946924" table:style-name="ce153">
            <text:p>946,924</text:p>
          </table:table-cell>
          <table:table-cell office:value-type="float" office:value="961836" table:style-name="ce153">
            <text:p>961,836</text:p>
          </table:table-cell>
          <table:table-cell office:value-type="float" office:value="48.26" table:style-name="ce154">
            <text:p>48.26</text:p>
          </table:table-cell>
          <table:table-cell office:value-type="float" office:value="3153950" table:style-name="ce153">
            <text:p>3,153,950</text:p>
          </table:table-cell>
          <table:table-cell office:value-type="float" office:value="1533419" table:style-name="ce153">
            <text:p>1,533,419</text:p>
          </table:table-cell>
          <table:table-cell office:value-type="float" office:value="1620531" table:style-name="ce153">
            <text:p>1,620,531</text:p>
          </table:table-cell>
          <table:table-cell office:value-type="float" office:value="79.75" table:style-name="ce155">
            <text:p>79.75</text:p>
          </table:table-cell>
          <table:table-cell table:number-columns-repeated="16359" table:style-name="ce140"/>
        </table:table-row>
        <table:table-row table:style-name="ro14">
          <table:table-cell office:value-type="string" table:style-name="ce151">
            <text:p>臺 北 市</text:p>
          </table:table-cell>
          <table:table-cell office:value-type="float" office:value="2686516" table:style-name="ce152">
            <text:p>2,686,516</text:p>
          </table:table-cell>
          <table:table-cell office:value-type="float" office:value="1289945" table:style-name="ce153">
            <text:p>1,289,945</text:p>
          </table:table-cell>
          <table:table-cell office:value-type="float" office:value="1396571" table:style-name="ce153">
            <text:p>1,396,571</text:p>
          </table:table-cell>
          <table:table-cell office:value-type="float" office:value="100" table:style-name="ce154">
            <text:p>100.00</text:p>
          </table:table-cell>
          <table:table-cell office:value-type="float" office:value="383601" table:style-name="ce153">
            <text:p>383,601</text:p>
          </table:table-cell>
          <table:table-cell office:value-type="float" office:value="199415" table:style-name="ce153">
            <text:p>199,415</text:p>
          </table:table-cell>
          <table:table-cell office:value-type="float" office:value="184186" table:style-name="ce153">
            <text:p>184,186</text:p>
          </table:table-cell>
          <table:table-cell office:value-type="float" office:value="14.28" table:style-name="ce154">
            <text:p>14.28</text:p>
          </table:table-cell>
          <table:table-cell office:value-type="float" office:value="1940310" table:style-name="ce153">
            <text:p>1,940,310</text:p>
          </table:table-cell>
          <table:table-cell office:value-type="float" office:value="923510" table:style-name="ce153">
            <text:p>923,510</text:p>
          </table:table-cell>
          <table:table-cell office:value-type="float" office:value="1016800" table:style-name="ce153">
            <text:p>1,016,800</text:p>
          </table:table-cell>
          <table:table-cell office:value-type="float" office:value="72.22" table:style-name="ce154">
            <text:p>72.22</text:p>
          </table:table-cell>
          <table:table-cell office:value-type="float" office:value="362605" table:style-name="ce153">
            <text:p>362,605</text:p>
          </table:table-cell>
          <table:table-cell office:value-type="float" office:value="167020" table:style-name="ce153">
            <text:p>167,020</text:p>
          </table:table-cell>
          <table:table-cell office:value-type="float" office:value="195585" table:style-name="ce153">
            <text:p>195,585</text:p>
          </table:table-cell>
          <table:table-cell office:value-type="float" office:value="13.5" table:style-name="ce154">
            <text:p>13.50</text:p>
          </table:table-cell>
          <table:table-cell office:value-type="float" office:value="1186092" table:style-name="ce153">
            <text:p>1,186,092</text:p>
          </table:table-cell>
          <table:table-cell office:value-type="float" office:value="563428" table:style-name="ce153">
            <text:p>563,428</text:p>
          </table:table-cell>
          <table:table-cell office:value-type="float" office:value="622664" table:style-name="ce153">
            <text:p>622,664</text:p>
          </table:table-cell>
          <table:table-cell office:value-type="float" office:value="44.15" table:style-name="ce154">
            <text:p>44.15</text:p>
          </table:table-cell>
          <table:table-cell office:value-type="float" office:value="2148924" table:style-name="ce153">
            <text:p>2,148,924</text:p>
          </table:table-cell>
          <table:table-cell office:value-type="float" office:value="1010592" table:style-name="ce153">
            <text:p>1,010,592</text:p>
          </table:table-cell>
          <table:table-cell office:value-type="float" office:value="1138332" table:style-name="ce153">
            <text:p>1,138,332</text:p>
          </table:table-cell>
          <table:table-cell office:value-type="float" office:value="79.989999999999995" table:style-name="ce155">
            <text:p>79.99</text:p>
          </table:table-cell>
          <table:table-cell table:number-columns-repeated="16359" table:style-name="ce140"/>
        </table:table-row>
        <table:table-row table:style-name="ro14">
          <table:table-cell office:value-type="string" table:style-name="ce151">
            <text:p>臺 中 市</text:p>
          </table:table-cell>
          <table:table-cell office:value-type="float" office:value="2701661" table:style-name="ce152">
            <text:p>2,701,661</text:p>
          </table:table-cell>
          <table:table-cell office:value-type="float" office:value="1339733" table:style-name="ce153">
            <text:p>1,339,733</text:p>
          </table:table-cell>
          <table:table-cell office:value-type="float" office:value="1361928" table:style-name="ce153">
            <text:p>1,361,928</text:p>
          </table:table-cell>
          <table:table-cell office:value-type="float" office:value="100" table:style-name="ce154">
            <text:p>100.00</text:p>
          </table:table-cell>
          <table:table-cell office:value-type="float" office:value="424843" table:style-name="ce153">
            <text:p>424,843</text:p>
          </table:table-cell>
          <table:table-cell office:value-type="float" office:value="220880" table:style-name="ce153">
            <text:p>220,880</text:p>
          </table:table-cell>
          <table:table-cell office:value-type="float" office:value="203963" table:style-name="ce153">
            <text:p>203,963</text:p>
          </table:table-cell>
          <table:table-cell office:value-type="float" office:value="15.73" table:style-name="ce154">
            <text:p>15.73</text:p>
          </table:table-cell>
          <table:table-cell office:value-type="float" office:value="2023202" table:style-name="ce153">
            <text:p>2,023,202</text:p>
          </table:table-cell>
          <table:table-cell office:value-type="float" office:value="999546" table:style-name="ce153">
            <text:p>999,546</text:p>
          </table:table-cell>
          <table:table-cell office:value-type="float" office:value="1023656" table:style-name="ce153">
            <text:p>1,023,656</text:p>
          </table:table-cell>
          <table:table-cell office:value-type="float" office:value="74.89" table:style-name="ce154">
            <text:p>74.89</text:p>
          </table:table-cell>
          <table:table-cell office:value-type="float" office:value="253616" table:style-name="ce153">
            <text:p>253,616</text:p>
          </table:table-cell>
          <table:table-cell office:value-type="float" office:value="119307" table:style-name="ce153">
            <text:p>119,307</text:p>
          </table:table-cell>
          <table:table-cell office:value-type="float" office:value="134309" table:style-name="ce153">
            <text:p>134,309</text:p>
          </table:table-cell>
          <table:table-cell office:value-type="float" office:value="9.39" table:style-name="ce154">
            <text:p>9.39</text:p>
          </table:table-cell>
          <table:table-cell office:value-type="float" office:value="1293735" table:style-name="ce153">
            <text:p>1,293,735</text:p>
          </table:table-cell>
          <table:table-cell office:value-type="float" office:value="639571" table:style-name="ce153">
            <text:p>639,571</text:p>
          </table:table-cell>
          <table:table-cell office:value-type="float" office:value="654164" table:style-name="ce153">
            <text:p>654,164</text:p>
          </table:table-cell>
          <table:table-cell office:value-type="float" office:value="47.89" table:style-name="ce154">
            <text:p>47.89</text:p>
          </table:table-cell>
          <table:table-cell office:value-type="float" office:value="2079443" table:style-name="ce153">
            <text:p>2,079,443</text:p>
          </table:table-cell>
          <table:table-cell office:value-type="float" office:value="1016215" table:style-name="ce153">
            <text:p>1,016,215</text:p>
          </table:table-cell>
          <table:table-cell office:value-type="float" office:value="1063228" table:style-name="ce153">
            <text:p>1,063,228</text:p>
          </table:table-cell>
          <table:table-cell office:value-type="float" office:value="76.97" table:style-name="ce155">
            <text:p>76.97</text:p>
          </table:table-cell>
          <table:table-cell table:number-columns-repeated="16359" table:style-name="ce140"/>
        </table:table-row>
        <table:table-row table:style-name="ro14">
          <table:table-cell office:value-type="string" table:style-name="ce151">
            <text:p>臺 南 市</text:p>
          </table:table-cell>
          <table:table-cell office:value-type="float" office:value="1883208" table:style-name="ce152">
            <text:p>1,883,208</text:p>
          </table:table-cell>
          <table:table-cell office:value-type="float" office:value="944555" table:style-name="ce153">
            <text:p>944,555</text:p>
          </table:table-cell>
          <table:table-cell office:value-type="float" office:value="938653" table:style-name="ce153">
            <text:p>938,653</text:p>
          </table:table-cell>
          <table:table-cell office:value-type="float" office:value="100" table:style-name="ce154">
            <text:p>100.00</text:p>
          </table:table-cell>
          <table:table-cell office:value-type="float" office:value="253101" table:style-name="ce153">
            <text:p>253,101</text:p>
          </table:table-cell>
          <table:table-cell office:value-type="float" office:value="131800" table:style-name="ce153">
            <text:p>131,800</text:p>
          </table:table-cell>
          <table:table-cell office:value-type="float" office:value="121301" table:style-name="ce153">
            <text:p>121,301</text:p>
          </table:table-cell>
          <table:table-cell office:value-type="float" office:value="13.44" table:style-name="ce154">
            <text:p>13.44</text:p>
          </table:table-cell>
          <table:table-cell office:value-type="float" office:value="1400280" table:style-name="ce153">
            <text:p>1,400,280</text:p>
          </table:table-cell>
          <table:table-cell office:value-type="float" office:value="707279" table:style-name="ce153">
            <text:p>707,279</text:p>
          </table:table-cell>
          <table:table-cell office:value-type="float" office:value="693001" table:style-name="ce153">
            <text:p>693,001</text:p>
          </table:table-cell>
          <table:table-cell office:value-type="float" office:value="74.36" table:style-name="ce154">
            <text:p>74.36</text:p>
          </table:table-cell>
          <table:table-cell office:value-type="float" office:value="229827" table:style-name="ce153">
            <text:p>229,827</text:p>
          </table:table-cell>
          <table:table-cell office:value-type="float" office:value="105476" table:style-name="ce153">
            <text:p>105,476</text:p>
          </table:table-cell>
          <table:table-cell office:value-type="float" office:value="124351" table:style-name="ce153">
            <text:p>124,351</text:p>
          </table:table-cell>
          <table:table-cell office:value-type="float" office:value="12.2" table:style-name="ce154">
            <text:p>12.20</text:p>
          </table:table-cell>
          <table:table-cell office:value-type="float" office:value="872709" table:style-name="ce153">
            <text:p>872,709</text:p>
          </table:table-cell>
          <table:table-cell office:value-type="float" office:value="439703" table:style-name="ce153">
            <text:p>439,703</text:p>
          </table:table-cell>
          <table:table-cell office:value-type="float" office:value="433006" table:style-name="ce153">
            <text:p>433,006</text:p>
          </table:table-cell>
          <table:table-cell office:value-type="float" office:value="46.34" table:style-name="ce154">
            <text:p>46.34</text:p>
          </table:table-cell>
          <table:table-cell office:value-type="float" office:value="1509578" table:style-name="ce153">
            <text:p>1,509,578</text:p>
          </table:table-cell>
          <table:table-cell office:value-type="float" office:value="749938" table:style-name="ce153">
            <text:p>749,938</text:p>
          </table:table-cell>
          <table:table-cell office:value-type="float" office:value="759640" table:style-name="ce153">
            <text:p>759,640</text:p>
          </table:table-cell>
          <table:table-cell office:value-type="float" office:value="80.16" table:style-name="ce155">
            <text:p>80.16</text:p>
          </table:table-cell>
          <table:table-cell table:number-columns-repeated="16359" table:style-name="ce140"/>
        </table:table-row>
        <table:table-row table:style-name="ro14">
          <table:table-cell office:value-type="string" table:style-name="ce151">
            <text:p>高 雄 市</text:p>
          </table:table-cell>
          <table:table-cell office:value-type="float" office:value="2779877" table:style-name="ce152">
            <text:p>2,779,877</text:p>
          </table:table-cell>
          <table:table-cell office:value-type="float" office:value="1385895" table:style-name="ce153">
            <text:p>1,385,895</text:p>
          </table:table-cell>
          <table:table-cell office:value-type="float" office:value="1393982" table:style-name="ce153">
            <text:p>1,393,982</text:p>
          </table:table-cell>
          <table:table-cell office:value-type="float" office:value="100" table:style-name="ce154">
            <text:p>100.00</text:p>
          </table:table-cell>
          <table:table-cell office:value-type="float" office:value="372645" table:style-name="ce153">
            <text:p>372,645</text:p>
          </table:table-cell>
          <table:table-cell office:value-type="float" office:value="193483" table:style-name="ce153">
            <text:p>193,483</text:p>
          </table:table-cell>
          <table:table-cell office:value-type="float" office:value="179162" table:style-name="ce153">
            <text:p>179,162</text:p>
          </table:table-cell>
          <table:table-cell office:value-type="float" office:value="13.41" table:style-name="ce154">
            <text:p>13.41</text:p>
          </table:table-cell>
          <table:table-cell office:value-type="float" office:value="2090998" table:style-name="ce153">
            <text:p>2,090,998</text:p>
          </table:table-cell>
          <table:table-cell office:value-type="float" office:value="1042724" table:style-name="ce153">
            <text:p>1,042,724</text:p>
          </table:table-cell>
          <table:table-cell office:value-type="float" office:value="1048274" table:style-name="ce153">
            <text:p>1,048,274</text:p>
          </table:table-cell>
          <table:table-cell office:value-type="float" office:value="75.22" table:style-name="ce154">
            <text:p>75.22</text:p>
          </table:table-cell>
          <table:table-cell office:value-type="float" office:value="316234" table:style-name="ce153">
            <text:p>316,234</text:p>
          </table:table-cell>
          <table:table-cell office:value-type="float" office:value="149688" table:style-name="ce153">
            <text:p>149,688</text:p>
          </table:table-cell>
          <table:table-cell office:value-type="float" office:value="166546" table:style-name="ce153">
            <text:p>166,546</text:p>
          </table:table-cell>
          <table:table-cell office:value-type="float" office:value="11.38" table:style-name="ce154">
            <text:p>11.38</text:p>
          </table:table-cell>
          <table:table-cell office:value-type="float" office:value="1303670" table:style-name="ce153">
            <text:p>1,303,670</text:p>
          </table:table-cell>
          <table:table-cell office:value-type="float" office:value="655821" table:style-name="ce153">
            <text:p>655,821</text:p>
          </table:table-cell>
          <table:table-cell office:value-type="float" office:value="647849" table:style-name="ce153">
            <text:p>647,849</text:p>
          </table:table-cell>
          <table:table-cell office:value-type="float" office:value="46.9" table:style-name="ce154">
            <text:p>46.90</text:p>
          </table:table-cell>
          <table:table-cell office:value-type="float" office:value="2227551" table:style-name="ce153">
            <text:p>2,227,551</text:p>
          </table:table-cell>
          <table:table-cell office:value-type="float" office:value="1099247" table:style-name="ce153">
            <text:p>1,099,247</text:p>
          </table:table-cell>
          <table:table-cell office:value-type="float" office:value="1128304" table:style-name="ce153">
            <text:p>1,128,304</text:p>
          </table:table-cell>
          <table:table-cell office:value-type="float" office:value="80.13" table:style-name="ce155">
            <text:p>80.13</text:p>
          </table:table-cell>
          <table:table-cell table:number-columns-repeated="16359" table:style-name="ce140"/>
        </table:table-row>
        <table:table-row table:style-name="ro35">
          <table:table-cell office:value-type="string" table:style-name="ce151">
            <text:p><text:s/>臺 灣 省<text:s/></text:p>
          </table:table-cell>
          <table:table-cell office:value-type="float" office:value="9234448" table:style-name="ce152">
            <text:p>9,234,448</text:p>
          </table:table-cell>
          <table:table-cell office:value-type="float" office:value="4706876" table:style-name="ce153">
            <text:p>4,706,876</text:p>
          </table:table-cell>
          <table:table-cell office:value-type="float" office:value="4527572" table:style-name="ce153">
            <text:p>4,527,572</text:p>
          </table:table-cell>
          <table:table-cell office:value-type="float" office:value="100" table:style-name="ce154">
            <text:p>100.00</text:p>
          </table:table-cell>
          <table:table-cell office:value-type="float" office:value="1352635" table:style-name="ce153">
            <text:p>1,352,635</text:p>
          </table:table-cell>
          <table:table-cell office:value-type="float" office:value="707652" table:style-name="ce153">
            <text:p>707,652</text:p>
          </table:table-cell>
          <table:table-cell office:value-type="float" office:value="644983" table:style-name="ce153">
            <text:p>644,983</text:p>
          </table:table-cell>
          <table:table-cell office:value-type="float" office:value="14.65" table:style-name="ce154">
            <text:p>14.65</text:p>
          </table:table-cell>
          <table:table-cell office:value-type="float" office:value="6739260" table:style-name="ce153">
            <text:p>6,739,260</text:p>
          </table:table-cell>
          <table:table-cell office:value-type="float" office:value="3463070" table:style-name="ce153">
            <text:p>3,463,070</text:p>
          </table:table-cell>
          <table:table-cell office:value-type="float" office:value="3276190" table:style-name="ce153">
            <text:p>3,276,190</text:p>
          </table:table-cell>
          <table:table-cell office:value-type="float" office:value="72.98" table:style-name="ce154">
            <text:p>72.98</text:p>
          </table:table-cell>
          <table:table-cell office:value-type="float" office:value="1142553" table:style-name="ce153">
            <text:p>1,142,553</text:p>
          </table:table-cell>
          <table:table-cell office:value-type="float" office:value="536154" table:style-name="ce153">
            <text:p>536,154</text:p>
          </table:table-cell>
          <table:table-cell office:value-type="float" office:value="606399" table:style-name="ce153">
            <text:p>606,399</text:p>
          </table:table-cell>
          <table:table-cell office:value-type="float" office:value="12.37" table:style-name="ce154">
            <text:p>12.37</text:p>
          </table:table-cell>
          <table:table-cell office:value-type="float" office:value="4232620" table:style-name="ce153">
            <text:p>4,232,620</text:p>
          </table:table-cell>
          <table:table-cell office:value-type="float" office:value="2178032" table:style-name="ce153">
            <text:p>2,178,032</text:p>
          </table:table-cell>
          <table:table-cell office:value-type="float" office:value="2054588" table:style-name="ce153">
            <text:p>2,054,588</text:p>
          </table:table-cell>
          <table:table-cell office:value-type="float" office:value="45.84" table:style-name="ce154">
            <text:p>45.84</text:p>
          </table:table-cell>
          <table:table-cell office:value-type="float" office:value="7241268" table:style-name="ce153">
            <text:p>7,241,268</text:p>
          </table:table-cell>
          <table:table-cell office:value-type="float" office:value="3665560" table:style-name="ce153">
            <text:p>3,665,560</text:p>
          </table:table-cell>
          <table:table-cell office:value-type="float" office:value="3575708" table:style-name="ce153">
            <text:p>3,575,708</text:p>
          </table:table-cell>
          <table:table-cell office:value-type="float" office:value="78.42" table:style-name="ce155">
            <text:p>78.42</text:p>
          </table:table-cell>
          <table:table-cell table:number-columns-repeated="16359" table:style-name="ce140"/>
        </table:table-row>
        <table:table-row table:style-name="ro36">
          <table:table-cell office:value-type="string" table:style-name="ce156">
            <text:p>宜 蘭 縣</text:p>
          </table:table-cell>
          <table:table-cell office:value-type="float" office:value="458456" table:style-name="ce157">
            <text:p>458,456</text:p>
          </table:table-cell>
          <table:table-cell office:value-type="float" office:value="233000" table:style-name="ce158">
            <text:p>233,000</text:p>
          </table:table-cell>
          <table:table-cell office:value-type="float" office:value="225456" table:style-name="ce158">
            <text:p>225,456</text:p>
          </table:table-cell>
          <table:table-cell office:value-type="float" office:value="100" table:style-name="ce159">
            <text:p>100.00</text:p>
          </table:table-cell>
          <table:table-cell office:value-type="float" office:value="62116" table:style-name="ce160">
            <text:p>62,116</text:p>
          </table:table-cell>
          <table:table-cell office:value-type="float" office:value="32434" table:style-name="ce160">
            <text:p>32,434</text:p>
          </table:table-cell>
          <table:table-cell office:value-type="float" office:value="29682" table:style-name="ce160">
            <text:p>29,682</text:p>
          </table:table-cell>
          <table:table-cell office:value-type="float" office:value="13.55" table:style-name="ce161">
            <text:p>13.55</text:p>
          </table:table-cell>
          <table:table-cell office:value-type="float" office:value="334266" table:style-name="ce160">
            <text:p>334,266</text:p>
          </table:table-cell>
          <table:table-cell office:value-type="float" office:value="171380" table:style-name="ce160">
            <text:p>171,380</text:p>
          </table:table-cell>
          <table:table-cell office:value-type="float" office:value="162886" table:style-name="ce160">
            <text:p>162,886</text:p>
          </table:table-cell>
          <table:table-cell office:value-type="float" office:value="72.91" table:style-name="ce161">
            <text:p>72.91</text:p>
          </table:table-cell>
          <table:table-cell office:value-type="float" office:value="62074" table:style-name="ce160">
            <text:p>62,074</text:p>
          </table:table-cell>
          <table:table-cell office:value-type="float" office:value="29186" table:style-name="ce160">
            <text:p>29,186</text:p>
          </table:table-cell>
          <table:table-cell office:value-type="float" office:value="32888" table:style-name="ce160">
            <text:p>32,888</text:p>
          </table:table-cell>
          <table:table-cell office:value-type="float" office:value="13.54" table:style-name="ce161">
            <text:p>13.54</text:p>
          </table:table-cell>
          <table:table-cell office:value-type="float" office:value="206945" table:style-name="ce160">
            <text:p>206,945</text:p>
          </table:table-cell>
          <table:table-cell office:value-type="float" office:value="106527" table:style-name="ce160">
            <text:p>106,527</text:p>
          </table:table-cell>
          <table:table-cell office:value-type="float" office:value="100418" table:style-name="ce160">
            <text:p>100,418</text:p>
          </table:table-cell>
          <table:table-cell office:value-type="float" office:value="45.14" table:style-name="ce161">
            <text:p>45.14</text:p>
          </table:table-cell>
          <table:table-cell office:value-type="float" office:value="364023" table:style-name="ce160">
            <text:p>364,023</text:p>
          </table:table-cell>
          <table:table-cell office:value-type="float" office:value="183757" table:style-name="ce160">
            <text:p>183,757</text:p>
          </table:table-cell>
          <table:table-cell office:value-type="float" office:value="180266" table:style-name="ce160">
            <text:p>180,266</text:p>
          </table:table-cell>
          <table:table-cell office:value-type="float" office:value="79.400000000000006" table:style-name="ce162">
            <text:p>79.40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桃 園 縣</text:p>
          </table:table-cell>
          <table:table-cell office:value-type="float" office:value="2044023" table:style-name="ce157">
            <text:p>2,044,023</text:p>
          </table:table-cell>
          <table:table-cell office:value-type="float" office:value="1026657" table:style-name="ce158">
            <text:p>1,026,657</text:p>
          </table:table-cell>
          <table:table-cell office:value-type="float" office:value="1017366" table:style-name="ce158">
            <text:p>1,017,366</text:p>
          </table:table-cell>
          <table:table-cell office:value-type="float" office:value="100" table:style-name="ce159">
            <text:p>100.00</text:p>
          </table:table-cell>
          <table:table-cell office:value-type="float" office:value="333658" table:style-name="ce160">
            <text:p>333,658</text:p>
          </table:table-cell>
          <table:table-cell office:value-type="float" office:value="174417" table:style-name="ce160">
            <text:p>174,417</text:p>
          </table:table-cell>
          <table:table-cell office:value-type="float" office:value="159241" table:style-name="ce160">
            <text:p>159,241</text:p>
          </table:table-cell>
          <table:table-cell office:value-type="float" office:value="16.32" table:style-name="ce161">
            <text:p>16.32</text:p>
          </table:table-cell>
          <table:table-cell office:value-type="float" office:value="1528505" table:style-name="ce160">
            <text:p>1,528,505</text:p>
          </table:table-cell>
          <table:table-cell office:value-type="float" office:value="763337" table:style-name="ce160">
            <text:p>763,337</text:p>
          </table:table-cell>
          <table:table-cell office:value-type="float" office:value="765168" table:style-name="ce160">
            <text:p>765,168</text:p>
          </table:table-cell>
          <table:table-cell office:value-type="float" office:value="74.78" table:style-name="ce161">
            <text:p>74.78</text:p>
          </table:table-cell>
          <table:table-cell office:value-type="float" office:value="181860" table:style-name="ce160">
            <text:p>181,860</text:p>
          </table:table-cell>
          <table:table-cell office:value-type="float" office:value="88903" table:style-name="ce160">
            <text:p>88,903</text:p>
          </table:table-cell>
          <table:table-cell office:value-type="float" office:value="92957" table:style-name="ce160">
            <text:p>92,957</text:p>
          </table:table-cell>
          <table:table-cell office:value-type="float" office:value="8.9" table:style-name="ce161">
            <text:p>8.90</text:p>
          </table:table-cell>
          <table:table-cell office:value-type="float" office:value="984503" table:style-name="ce160">
            <text:p>984,503</text:p>
          </table:table-cell>
          <table:table-cell office:value-type="float" office:value="493897" table:style-name="ce160">
            <text:p>493,897</text:p>
          </table:table-cell>
          <table:table-cell office:value-type="float" office:value="490606" table:style-name="ce160">
            <text:p>490,606</text:p>
          </table:table-cell>
          <table:table-cell office:value-type="float" office:value="48.16" table:style-name="ce161">
            <text:p>48.16</text:p>
          </table:table-cell>
          <table:table-cell office:value-type="float" office:value="1558546" table:style-name="ce160">
            <text:p>1,558,546</text:p>
          </table:table-cell>
          <table:table-cell office:value-type="float" office:value="773013" table:style-name="ce160">
            <text:p>773,013</text:p>
          </table:table-cell>
          <table:table-cell office:value-type="float" office:value="785533" table:style-name="ce160">
            <text:p>785,533</text:p>
          </table:table-cell>
          <table:table-cell office:value-type="float" office:value="76.25" table:style-name="ce162">
            <text:p>76.25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新 竹 縣</text:p>
          </table:table-cell>
          <table:table-cell office:value-type="float" office:value="530486" table:style-name="ce157">
            <text:p>530,486</text:p>
          </table:table-cell>
          <table:table-cell office:value-type="float" office:value="271904" table:style-name="ce158">
            <text:p>271,904</text:p>
          </table:table-cell>
          <table:table-cell office:value-type="float" office:value="258582" table:style-name="ce158">
            <text:p>258,582</text:p>
          </table:table-cell>
          <table:table-cell office:value-type="float" office:value="100" table:style-name="ce159">
            <text:p>100.00</text:p>
          </table:table-cell>
          <table:table-cell office:value-type="float" office:value="93461" table:style-name="ce160">
            <text:p>93,461</text:p>
          </table:table-cell>
          <table:table-cell office:value-type="float" office:value="48734" table:style-name="ce160">
            <text:p>48,734</text:p>
          </table:table-cell>
          <table:table-cell office:value-type="float" office:value="44727" table:style-name="ce160">
            <text:p>44,727</text:p>
          </table:table-cell>
          <table:table-cell office:value-type="float" office:value="17.62" table:style-name="ce161">
            <text:p>17.62</text:p>
          </table:table-cell>
          <table:table-cell office:value-type="float" office:value="378181" table:style-name="ce160">
            <text:p>378,181</text:p>
          </table:table-cell>
          <table:table-cell office:value-type="float" office:value="194496" table:style-name="ce160">
            <text:p>194,496</text:p>
          </table:table-cell>
          <table:table-cell office:value-type="float" office:value="183685" table:style-name="ce160">
            <text:p>183,685</text:p>
          </table:table-cell>
          <table:table-cell office:value-type="float" office:value="71.290000000000006" table:style-name="ce161">
            <text:p>71.29</text:p>
          </table:table-cell>
          <table:table-cell office:value-type="float" office:value="58844" table:style-name="ce160">
            <text:p>58,844</text:p>
          </table:table-cell>
          <table:table-cell office:value-type="float" office:value="28674" table:style-name="ce160">
            <text:p>28,674</text:p>
          </table:table-cell>
          <table:table-cell office:value-type="float" office:value="30170" table:style-name="ce160">
            <text:p>30,170</text:p>
          </table:table-cell>
          <table:table-cell office:value-type="float" office:value="11.09" table:style-name="ce161">
            <text:p>11.09</text:p>
          </table:table-cell>
          <table:table-cell office:value-type="float" office:value="248231" table:style-name="ce160">
            <text:p>248,231</text:p>
          </table:table-cell>
          <table:table-cell office:value-type="float" office:value="126726" table:style-name="ce160">
            <text:p>126,726</text:p>
          </table:table-cell>
          <table:table-cell office:value-type="float" office:value="121505" table:style-name="ce160">
            <text:p>121,505</text:p>
          </table:table-cell>
          <table:table-cell office:value-type="float" office:value="46.79" table:style-name="ce161">
            <text:p>46.79</text:p>
          </table:table-cell>
          <table:table-cell office:value-type="float" office:value="399470" table:style-name="ce160">
            <text:p>399,470</text:p>
          </table:table-cell>
          <table:table-cell office:value-type="float" office:value="203567" table:style-name="ce160">
            <text:p>203,567</text:p>
          </table:table-cell>
          <table:table-cell office:value-type="float" office:value="195903" table:style-name="ce160">
            <text:p>195,903</text:p>
          </table:table-cell>
          <table:table-cell office:value-type="float" office:value="75.3" table:style-name="ce162">
            <text:p>75.30</text:p>
          </table:table-cell>
          <table:table-cell table:number-columns-repeated="16359" table:style-name="ce140"/>
        </table:table-row>
        <table:table-row table:style-name="ro37">
          <table:table-cell office:value-type="string" table:style-name="ce156">
            <text:p>苗 栗 縣</text:p>
          </table:table-cell>
          <table:table-cell office:value-type="float" office:value="565554" table:style-name="ce157">
            <text:p>565,554</text:p>
          </table:table-cell>
          <table:table-cell office:value-type="float" office:value="292024" table:style-name="ce158">
            <text:p>292,024</text:p>
          </table:table-cell>
          <table:table-cell office:value-type="float" office:value="273530" table:style-name="ce158">
            <text:p>273,530</text:p>
          </table:table-cell>
          <table:table-cell office:value-type="float" office:value="100" table:style-name="ce159">
            <text:p>100.00</text:p>
          </table:table-cell>
          <table:table-cell office:value-type="float" office:value="83044" table:style-name="ce160">
            <text:p>83,044</text:p>
          </table:table-cell>
          <table:table-cell office:value-type="float" office:value="43613" table:style-name="ce160">
            <text:p>43,613</text:p>
          </table:table-cell>
          <table:table-cell office:value-type="float" office:value="39431" table:style-name="ce160">
            <text:p>39,431</text:p>
          </table:table-cell>
          <table:table-cell office:value-type="float" office:value="14.68" table:style-name="ce161">
            <text:p>14.68</text:p>
          </table:table-cell>
          <table:table-cell office:value-type="float" office:value="405108" table:style-name="ce160">
            <text:p>405,108</text:p>
          </table:table-cell>
          <table:table-cell office:value-type="float" office:value="211382" table:style-name="ce160">
            <text:p>211,382</text:p>
          </table:table-cell>
          <table:table-cell office:value-type="float" office:value="193726" table:style-name="ce160">
            <text:p>193,726</text:p>
          </table:table-cell>
          <table:table-cell office:value-type="float" office:value="71.63" table:style-name="ce161">
            <text:p>71.63</text:p>
          </table:table-cell>
          <table:table-cell office:value-type="float" office:value="77402" table:style-name="ce160">
            <text:p>77,402</text:p>
          </table:table-cell>
          <table:table-cell office:value-type="float" office:value="37029" table:style-name="ce160">
            <text:p>37,029</text:p>
          </table:table-cell>
          <table:table-cell office:value-type="float" office:value="40373" table:style-name="ce160">
            <text:p>40,373</text:p>
          </table:table-cell>
          <table:table-cell office:value-type="float" office:value="13.69" table:style-name="ce161">
            <text:p>13.69</text:p>
          </table:table-cell>
          <table:table-cell office:value-type="float" office:value="254677" table:style-name="ce160">
            <text:p>254,677</text:p>
          </table:table-cell>
          <table:table-cell office:value-type="float" office:value="132575" table:style-name="ce160">
            <text:p>132,575</text:p>
          </table:table-cell>
          <table:table-cell office:value-type="float" office:value="122102" table:style-name="ce160">
            <text:p>122,102</text:p>
          </table:table-cell>
          <table:table-cell office:value-type="float" office:value="45.03" table:style-name="ce161">
            <text:p>45.03</text:p>
          </table:table-cell>
          <table:table-cell office:value-type="float" office:value="444912" table:style-name="ce160">
            <text:p>444,912</text:p>
          </table:table-cell>
          <table:table-cell office:value-type="float" office:value="228778" table:style-name="ce160">
            <text:p>228,778</text:p>
          </table:table-cell>
          <table:table-cell office:value-type="float" office:value="216134" table:style-name="ce160">
            <text:p>216,134</text:p>
          </table:table-cell>
          <table:table-cell office:value-type="float" office:value="78.67" table:style-name="ce162">
            <text:p>78.67</text:p>
          </table:table-cell>
          <table:table-cell table:number-columns-repeated="16359" table:style-name="ce140"/>
        </table:table-row>
        <table:table-row table:style-name="ro36">
          <table:table-cell office:value-type="string" table:style-name="ce156">
            <text:p>彰 化 縣</text:p>
          </table:table-cell>
          <table:table-cell office:value-type="float" office:value="1296013" table:style-name="ce157">
            <text:p>1,296,013</text:p>
          </table:table-cell>
          <table:table-cell office:value-type="float" office:value="663500" table:style-name="ce158">
            <text:p>663,500</text:p>
          </table:table-cell>
          <table:table-cell office:value-type="float" office:value="632513" table:style-name="ce158">
            <text:p>632,513</text:p>
          </table:table-cell>
          <table:table-cell office:value-type="float" office:value="100" table:style-name="ce159">
            <text:p>100.00</text:p>
          </table:table-cell>
          <table:table-cell office:value-type="float" office:value="191555" table:style-name="ce160">
            <text:p>191,555</text:p>
          </table:table-cell>
          <table:table-cell office:value-type="float" office:value="100492" table:style-name="ce160">
            <text:p>100,492</text:p>
          </table:table-cell>
          <table:table-cell office:value-type="float" office:value="91063" table:style-name="ce160">
            <text:p>91,063</text:p>
          </table:table-cell>
          <table:table-cell office:value-type="float" office:value="14.78" table:style-name="ce161">
            <text:p>14.78</text:p>
          </table:table-cell>
          <table:table-cell office:value-type="float" office:value="938407" table:style-name="ce160">
            <text:p>938,407</text:p>
          </table:table-cell>
          <table:table-cell office:value-type="float" office:value="486567" table:style-name="ce160">
            <text:p>486,567</text:p>
          </table:table-cell>
          <table:table-cell office:value-type="float" office:value="451840" table:style-name="ce160">
            <text:p>451,840</text:p>
          </table:table-cell>
          <table:table-cell office:value-type="float" office:value="72.41" table:style-name="ce161">
            <text:p>72.41</text:p>
          </table:table-cell>
          <table:table-cell office:value-type="float" office:value="166051" table:style-name="ce160">
            <text:p>166,051</text:p>
          </table:table-cell>
          <table:table-cell office:value-type="float" office:value="76441" table:style-name="ce160">
            <text:p>76,441</text:p>
          </table:table-cell>
          <table:table-cell office:value-type="float" office:value="89610" table:style-name="ce160">
            <text:p>89,610</text:p>
          </table:table-cell>
          <table:table-cell office:value-type="float" office:value="12.81" table:style-name="ce161">
            <text:p>12.81</text:p>
          </table:table-cell>
          <table:table-cell office:value-type="float" office:value="593038" table:style-name="ce160">
            <text:p>593,038</text:p>
          </table:table-cell>
          <table:table-cell office:value-type="float" office:value="308065" table:style-name="ce160">
            <text:p>308,065</text:p>
          </table:table-cell>
          <table:table-cell office:value-type="float" office:value="284973" table:style-name="ce160">
            <text:p>284,973</text:p>
          </table:table-cell>
          <table:table-cell office:value-type="float" office:value="45.76" table:style-name="ce161">
            <text:p>45.76</text:p>
          </table:table-cell>
          <table:table-cell office:value-type="float" office:value="1015364" table:style-name="ce160">
            <text:p>1,015,364</text:p>
          </table:table-cell>
          <table:table-cell office:value-type="float" office:value="516526" table:style-name="ce160">
            <text:p>516,526</text:p>
          </table:table-cell>
          <table:table-cell office:value-type="float" office:value="498838" table:style-name="ce160">
            <text:p>498,838</text:p>
          </table:table-cell>
          <table:table-cell office:value-type="float" office:value="78.349999999999994" table:style-name="ce162">
            <text:p>78.35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南 投 縣</text:p>
          </table:table-cell>
          <table:table-cell office:value-type="float" office:value="517222" table:style-name="ce157">
            <text:p>517,222</text:p>
          </table:table-cell>
          <table:table-cell office:value-type="float" office:value="265474" table:style-name="ce158">
            <text:p>265,474</text:p>
          </table:table-cell>
          <table:table-cell office:value-type="float" office:value="251748" table:style-name="ce158">
            <text:p>251,748</text:p>
          </table:table-cell>
          <table:table-cell office:value-type="float" office:value="100" table:style-name="ce159">
            <text:p>100.00</text:p>
          </table:table-cell>
          <table:table-cell office:value-type="float" office:value="67495" table:style-name="ce160">
            <text:p>67,495</text:p>
          </table:table-cell>
          <table:table-cell office:value-type="float" office:value="35039" table:style-name="ce160">
            <text:p>35,039</text:p>
          </table:table-cell>
          <table:table-cell office:value-type="float" office:value="32456" table:style-name="ce160">
            <text:p>32,456</text:p>
          </table:table-cell>
          <table:table-cell office:value-type="float" office:value="13.05" table:style-name="ce161">
            <text:p>13.05</text:p>
          </table:table-cell>
          <table:table-cell office:value-type="float" office:value="375786" table:style-name="ce160">
            <text:p>375,786</text:p>
          </table:table-cell>
          <table:table-cell office:value-type="float" office:value="195750" table:style-name="ce160">
            <text:p>195,750</text:p>
          </table:table-cell>
          <table:table-cell office:value-type="float" office:value="180036" table:style-name="ce160">
            <text:p>180,036</text:p>
          </table:table-cell>
          <table:table-cell office:value-type="float" office:value="72.650000000000006" table:style-name="ce161">
            <text:p>72.65</text:p>
          </table:table-cell>
          <table:table-cell office:value-type="float" office:value="73941" table:style-name="ce160">
            <text:p>73,941</text:p>
          </table:table-cell>
          <table:table-cell office:value-type="float" office:value="34685" table:style-name="ce160">
            <text:p>34,685</text:p>
          </table:table-cell>
          <table:table-cell office:value-type="float" office:value="39256" table:style-name="ce160">
            <text:p>39,256</text:p>
          </table:table-cell>
          <table:table-cell office:value-type="float" office:value="14.3" table:style-name="ce161">
            <text:p>14.30</text:p>
          </table:table-cell>
          <table:table-cell office:value-type="float" office:value="228229" table:style-name="ce160">
            <text:p>228,229</text:p>
          </table:table-cell>
          <table:table-cell office:value-type="float" office:value="119263" table:style-name="ce160">
            <text:p>119,263</text:p>
          </table:table-cell>
          <table:table-cell office:value-type="float" office:value="108966" table:style-name="ce160">
            <text:p>108,966</text:p>
          </table:table-cell>
          <table:table-cell office:value-type="float" office:value="44.13" table:style-name="ce161">
            <text:p>44.13</text:p>
          </table:table-cell>
          <table:table-cell office:value-type="float" office:value="414392" table:style-name="ce160">
            <text:p>414,392</text:p>
          </table:table-cell>
          <table:table-cell office:value-type="float" office:value="212261" table:style-name="ce160">
            <text:p>212,261</text:p>
          </table:table-cell>
          <table:table-cell office:value-type="float" office:value="202131" table:style-name="ce160">
            <text:p>202,131</text:p>
          </table:table-cell>
          <table:table-cell office:value-type="float" office:value="80.12" table:style-name="ce162">
            <text:p>80.12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雲 林 縣</text:p>
          </table:table-cell>
          <table:table-cell office:value-type="float" office:value="707792" table:style-name="ce157">
            <text:p>707,792</text:p>
          </table:table-cell>
          <table:table-cell office:value-type="float" office:value="368457" table:style-name="ce158">
            <text:p>368,457</text:p>
          </table:table-cell>
          <table:table-cell office:value-type="float" office:value="339335" table:style-name="ce158">
            <text:p>339,335</text:p>
          </table:table-cell>
          <table:table-cell office:value-type="float" office:value="100" table:style-name="ce159">
            <text:p>100.00</text:p>
          </table:table-cell>
          <table:table-cell office:value-type="float" office:value="96513" table:style-name="ce160">
            <text:p>96,513</text:p>
          </table:table-cell>
          <table:table-cell office:value-type="float" office:value="50740" table:style-name="ce160">
            <text:p>50,740</text:p>
          </table:table-cell>
          <table:table-cell office:value-type="float" office:value="45773" table:style-name="ce160">
            <text:p>45,773</text:p>
          </table:table-cell>
          <table:table-cell office:value-type="float" office:value="13.64" table:style-name="ce161">
            <text:p>13.64</text:p>
          </table:table-cell>
          <table:table-cell office:value-type="float" office:value="499650" table:style-name="ce160">
            <text:p>499,650</text:p>
          </table:table-cell>
          <table:table-cell office:value-type="float" office:value="267438" table:style-name="ce160">
            <text:p>267,438</text:p>
          </table:table-cell>
          <table:table-cell office:value-type="float" office:value="232212" table:style-name="ce160">
            <text:p>232,212</text:p>
          </table:table-cell>
          <table:table-cell office:value-type="float" office:value="70.59" table:style-name="ce161">
            <text:p>70.59</text:p>
          </table:table-cell>
          <table:table-cell office:value-type="float" office:value="111629" table:style-name="ce160">
            <text:p>111,629</text:p>
          </table:table-cell>
          <table:table-cell office:value-type="float" office:value="50279" table:style-name="ce160">
            <text:p>50,279</text:p>
          </table:table-cell>
          <table:table-cell office:value-type="float" office:value="61350" table:style-name="ce160">
            <text:p>61,350</text:p>
          </table:table-cell>
          <table:table-cell office:value-type="float" office:value="15.77" table:style-name="ce161">
            <text:p>15.77</text:p>
          </table:table-cell>
          <table:table-cell office:value-type="float" office:value="310423" table:style-name="ce160">
            <text:p>310,423</text:p>
          </table:table-cell>
          <table:table-cell office:value-type="float" office:value="165332" table:style-name="ce160">
            <text:p>165,332</text:p>
          </table:table-cell>
          <table:table-cell office:value-type="float" office:value="145091" table:style-name="ce160">
            <text:p>145,091</text:p>
          </table:table-cell>
          <table:table-cell office:value-type="float" office:value="43.86" table:style-name="ce161">
            <text:p>43.86</text:p>
          </table:table-cell>
          <table:table-cell office:value-type="float" office:value="565547" table:style-name="ce160">
            <text:p>565,547</text:p>
          </table:table-cell>
          <table:table-cell office:value-type="float" office:value="293627" table:style-name="ce160">
            <text:p>293,627</text:p>
          </table:table-cell>
          <table:table-cell office:value-type="float" office:value="271920" table:style-name="ce160">
            <text:p>271,920</text:p>
          </table:table-cell>
          <table:table-cell office:value-type="float" office:value="79.900000000000006" table:style-name="ce162">
            <text:p>79.90</text:p>
          </table:table-cell>
          <table:table-cell table:number-columns-repeated="16359" table:style-name="ce140"/>
        </table:table-row>
        <table:table-row table:style-name="ro37">
          <table:table-cell office:value-type="string" table:style-name="ce156">
            <text:p>嘉 義 縣</text:p>
          </table:table-cell>
          <table:table-cell office:value-type="float" office:value="529229" table:style-name="ce157">
            <text:p>529,229</text:p>
          </table:table-cell>
          <table:table-cell office:value-type="float" office:value="275686" table:style-name="ce158">
            <text:p>275,686</text:p>
          </table:table-cell>
          <table:table-cell office:value-type="float" office:value="253543" table:style-name="ce158">
            <text:p>253,543</text:p>
          </table:table-cell>
          <table:table-cell office:value-type="float" office:value="100" table:style-name="ce159">
            <text:p>100.00</text:p>
          </table:table-cell>
          <table:table-cell office:value-type="float" office:value="63354" table:style-name="ce160">
            <text:p>63,354</text:p>
          </table:table-cell>
          <table:table-cell office:value-type="float" office:value="33217" table:style-name="ce160">
            <text:p>33,217</text:p>
          </table:table-cell>
          <table:table-cell office:value-type="float" office:value="30137" table:style-name="ce160">
            <text:p>30,137</text:p>
          </table:table-cell>
          <table:table-cell office:value-type="float" office:value="11.97" table:style-name="ce161">
            <text:p>11.97</text:p>
          </table:table-cell>
          <table:table-cell office:value-type="float" office:value="378916" table:style-name="ce160">
            <text:p>378,916</text:p>
          </table:table-cell>
          <table:table-cell office:value-type="float" office:value="203078" table:style-name="ce160">
            <text:p>203,078</text:p>
          </table:table-cell>
          <table:table-cell office:value-type="float" office:value="175838" table:style-name="ce160">
            <text:p>175,838</text:p>
          </table:table-cell>
          <table:table-cell office:value-type="float" office:value="71.599999999999994" table:style-name="ce161">
            <text:p>71.60</text:p>
          </table:table-cell>
          <table:table-cell office:value-type="float" office:value="86959" table:style-name="ce160">
            <text:p>86,959</text:p>
          </table:table-cell>
          <table:table-cell office:value-type="float" office:value="39391" table:style-name="ce160">
            <text:p>39,391</text:p>
          </table:table-cell>
          <table:table-cell office:value-type="float" office:value="47568" table:style-name="ce160">
            <text:p>47,568</text:p>
          </table:table-cell>
          <table:table-cell office:value-type="float" office:value="16.43" table:style-name="ce161">
            <text:p>16.43</text:p>
          </table:table-cell>
          <table:table-cell office:value-type="float" office:value="230326" table:style-name="ce160">
            <text:p>230,326</text:p>
          </table:table-cell>
          <table:table-cell office:value-type="float" office:value="122730" table:style-name="ce160">
            <text:p>122,730</text:p>
          </table:table-cell>
          <table:table-cell office:value-type="float" office:value="107596" table:style-name="ce160">
            <text:p>107,596</text:p>
          </table:table-cell>
          <table:table-cell office:value-type="float" office:value="43.52" table:style-name="ce161">
            <text:p>43.52</text:p>
          </table:table-cell>
          <table:table-cell office:value-type="float" office:value="431984" table:style-name="ce160">
            <text:p>431,984</text:p>
          </table:table-cell>
          <table:table-cell office:value-type="float" office:value="224824" table:style-name="ce160">
            <text:p>224,824</text:p>
          </table:table-cell>
          <table:table-cell office:value-type="float" office:value="207160" table:style-name="ce160">
            <text:p>207,160</text:p>
          </table:table-cell>
          <table:table-cell office:value-type="float" office:value="81.63" table:style-name="ce162">
            <text:p>81.63</text:p>
          </table:table-cell>
          <table:table-cell table:number-columns-repeated="16359" table:style-name="ce140"/>
        </table:table-row>
        <table:table-row table:style-name="ro38">
          <table:table-cell office:value-type="string" table:style-name="ce156">
            <text:p>屏 東 縣</text:p>
          </table:table-cell>
          <table:table-cell office:value-type="float" office:value="852286" table:style-name="ce157">
            <text:p>852,286</text:p>
          </table:table-cell>
          <table:table-cell office:value-type="float" office:value="437086" table:style-name="ce158">
            <text:p>437,086</text:p>
          </table:table-cell>
          <table:table-cell office:value-type="float" office:value="415200" table:style-name="ce158">
            <text:p>415,200</text:p>
          </table:table-cell>
          <table:table-cell office:value-type="float" office:value="100" table:style-name="ce159">
            <text:p>100.00</text:p>
          </table:table-cell>
          <table:table-cell office:value-type="float" office:value="107049" table:style-name="ce160">
            <text:p>107,049</text:p>
          </table:table-cell>
          <table:table-cell office:value-type="float" office:value="55908" table:style-name="ce160">
            <text:p>55,908</text:p>
          </table:table-cell>
          <table:table-cell office:value-type="float" office:value="51141" table:style-name="ce160">
            <text:p>51,141</text:p>
          </table:table-cell>
          <table:table-cell office:value-type="float" office:value="12.56" table:style-name="ce161">
            <text:p>12.56</text:p>
          </table:table-cell>
          <table:table-cell office:value-type="float" office:value="629866" table:style-name="ce160">
            <text:p>629,866</text:p>
          </table:table-cell>
          <table:table-cell office:value-type="float" office:value="326373" table:style-name="ce160">
            <text:p>326,373</text:p>
          </table:table-cell>
          <table:table-cell office:value-type="float" office:value="303493" table:style-name="ce160">
            <text:p>303,493</text:p>
          </table:table-cell>
          <table:table-cell office:value-type="float" office:value="73.900000000000006" table:style-name="ce161">
            <text:p>73.90</text:p>
          </table:table-cell>
          <table:table-cell office:value-type="float" office:value="115371" table:style-name="ce160">
            <text:p>115,371</text:p>
          </table:table-cell>
          <table:table-cell office:value-type="float" office:value="54805" table:style-name="ce160">
            <text:p>54,805</text:p>
          </table:table-cell>
          <table:table-cell office:value-type="float" office:value="60566" table:style-name="ce160">
            <text:p>60,566</text:p>
          </table:table-cell>
          <table:table-cell office:value-type="float" office:value="13.54" table:style-name="ce161">
            <text:p>13.54</text:p>
          </table:table-cell>
          <table:table-cell office:value-type="float" office:value="383843" table:style-name="ce160">
            <text:p>383,843</text:p>
          </table:table-cell>
          <table:table-cell office:value-type="float" office:value="200113" table:style-name="ce160">
            <text:p>200,113</text:p>
          </table:table-cell>
          <table:table-cell office:value-type="float" office:value="183730" table:style-name="ce160">
            <text:p>183,730</text:p>
          </table:table-cell>
          <table:table-cell office:value-type="float" office:value="45.04" table:style-name="ce161">
            <text:p>45.04</text:p>
          </table:table-cell>
          <table:table-cell office:value-type="float" office:value="686645" table:style-name="ce160">
            <text:p>686,645</text:p>
          </table:table-cell>
          <table:table-cell office:value-type="float" office:value="350587" table:style-name="ce160">
            <text:p>350,587</text:p>
          </table:table-cell>
          <table:table-cell office:value-type="float" office:value="336058" table:style-name="ce160">
            <text:p>336,058</text:p>
          </table:table-cell>
          <table:table-cell office:value-type="float" office:value="80.569999999999993" table:style-name="ce162">
            <text:p>80.57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臺 東 縣</text:p>
          </table:table-cell>
          <table:table-cell office:value-type="float" office:value="224821" table:style-name="ce157">
            <text:p>224,821</text:p>
          </table:table-cell>
          <table:table-cell office:value-type="float" office:value="116883" table:style-name="ce158">
            <text:p>116,883</text:p>
          </table:table-cell>
          <table:table-cell office:value-type="float" office:value="107938" table:style-name="ce158">
            <text:p>107,938</text:p>
          </table:table-cell>
          <table:table-cell office:value-type="float" office:value="100" table:style-name="ce159">
            <text:p>100.00</text:p>
          </table:table-cell>
          <table:table-cell office:value-type="float" office:value="30814" table:style-name="ce160">
            <text:p>30,814</text:p>
          </table:table-cell>
          <table:table-cell office:value-type="float" office:value="16130" table:style-name="ce160">
            <text:p>16,130</text:p>
          </table:table-cell>
          <table:table-cell office:value-type="float" office:value="14684" table:style-name="ce160">
            <text:p>14,684</text:p>
          </table:table-cell>
          <table:table-cell office:value-type="float" office:value="13.71" table:style-name="ce161">
            <text:p>13.71</text:p>
          </table:table-cell>
          <table:table-cell office:value-type="float" office:value="163181" table:style-name="ce160">
            <text:p>163,181</text:p>
          </table:table-cell>
          <table:table-cell office:value-type="float" office:value="86224" table:style-name="ce160">
            <text:p>86,224</text:p>
          </table:table-cell>
          <table:table-cell office:value-type="float" office:value="76957" table:style-name="ce160">
            <text:p>76,957</text:p>
          </table:table-cell>
          <table:table-cell office:value-type="float" office:value="72.58" table:style-name="ce161">
            <text:p>72.58</text:p>
          </table:table-cell>
          <table:table-cell office:value-type="float" office:value="30826" table:style-name="ce160">
            <text:p>30,826</text:p>
          </table:table-cell>
          <table:table-cell office:value-type="float" office:value="14529" table:style-name="ce160">
            <text:p>14,529</text:p>
          </table:table-cell>
          <table:table-cell office:value-type="float" office:value="16297" table:style-name="ce160">
            <text:p>16,297</text:p>
          </table:table-cell>
          <table:table-cell office:value-type="float" office:value="13.71" table:style-name="ce161">
            <text:p>13.71</text:p>
          </table:table-cell>
          <table:table-cell office:value-type="float" office:value="99970" table:style-name="ce160">
            <text:p>99,970</text:p>
          </table:table-cell>
          <table:table-cell office:value-type="float" office:value="53673" table:style-name="ce160">
            <text:p>53,673</text:p>
          </table:table-cell>
          <table:table-cell office:value-type="float" office:value="46297" table:style-name="ce160">
            <text:p>46,297</text:p>
          </table:table-cell>
          <table:table-cell office:value-type="float" office:value="44.47" table:style-name="ce161">
            <text:p>44.47</text:p>
          </table:table-cell>
          <table:table-cell office:value-type="float" office:value="178916" table:style-name="ce160">
            <text:p>178,916</text:p>
          </table:table-cell>
          <table:table-cell office:value-type="float" office:value="92930" table:style-name="ce160">
            <text:p>92,930</text:p>
          </table:table-cell>
          <table:table-cell office:value-type="float" office:value="85986" table:style-name="ce160">
            <text:p>85,986</text:p>
          </table:table-cell>
          <table:table-cell office:value-type="float" office:value="79.58" table:style-name="ce162">
            <text:p>79.58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花 蓮 縣</text:p>
          </table:table-cell>
          <table:table-cell office:value-type="float" office:value="333897" table:style-name="ce157">
            <text:p>333,897</text:p>
          </table:table-cell>
          <table:table-cell office:value-type="float" office:value="171016" table:style-name="ce158">
            <text:p>171,016</text:p>
          </table:table-cell>
          <table:table-cell office:value-type="float" office:value="162881" table:style-name="ce158">
            <text:p>162,881</text:p>
          </table:table-cell>
          <table:table-cell office:value-type="float" office:value="100" table:style-name="ce159">
            <text:p>100.00</text:p>
          </table:table-cell>
          <table:table-cell office:value-type="float" office:value="45072" table:style-name="ce160">
            <text:p>45,072</text:p>
          </table:table-cell>
          <table:table-cell office:value-type="float" office:value="23590" table:style-name="ce160">
            <text:p>23,590</text:p>
          </table:table-cell>
          <table:table-cell office:value-type="float" office:value="21482" table:style-name="ce160">
            <text:p>21,482</text:p>
          </table:table-cell>
          <table:table-cell office:value-type="float" office:value="13.5" table:style-name="ce161">
            <text:p>13.50</text:p>
          </table:table-cell>
          <table:table-cell office:value-type="float" office:value="244708" table:style-name="ce160">
            <text:p>244,708</text:p>
          </table:table-cell>
          <table:table-cell office:value-type="float" office:value="126326" table:style-name="ce160">
            <text:p>126,326</text:p>
          </table:table-cell>
          <table:table-cell office:value-type="float" office:value="118382" table:style-name="ce160">
            <text:p>118,382</text:p>
          </table:table-cell>
          <table:table-cell office:value-type="float" office:value="73.290000000000006" table:style-name="ce161">
            <text:p>73.29</text:p>
          </table:table-cell>
          <table:table-cell office:value-type="float" office:value="44117" table:style-name="ce160">
            <text:p>44,117</text:p>
          </table:table-cell>
          <table:table-cell office:value-type="float" office:value="21100" table:style-name="ce160">
            <text:p>21,100</text:p>
          </table:table-cell>
          <table:table-cell office:value-type="float" office:value="23017" table:style-name="ce160">
            <text:p>23,017</text:p>
          </table:table-cell>
          <table:table-cell office:value-type="float" office:value="13.21" table:style-name="ce161">
            <text:p>13.21</text:p>
          </table:table-cell>
          <table:table-cell office:value-type="float" office:value="149085" table:style-name="ce160">
            <text:p>149,085</text:p>
          </table:table-cell>
          <table:table-cell office:value-type="float" office:value="77724" table:style-name="ce160">
            <text:p>77,724</text:p>
          </table:table-cell>
          <table:table-cell office:value-type="float" office:value="71361" table:style-name="ce160">
            <text:p>71,361</text:p>
          </table:table-cell>
          <table:table-cell office:value-type="float" office:value="44.65" table:style-name="ce161">
            <text:p>44.65</text:p>
          </table:table-cell>
          <table:table-cell office:value-type="float" office:value="265893" table:style-name="ce160">
            <text:p>265,893</text:p>
          </table:table-cell>
          <table:table-cell office:value-type="float" office:value="135561" table:style-name="ce160">
            <text:p>135,561</text:p>
          </table:table-cell>
          <table:table-cell office:value-type="float" office:value="130332" table:style-name="ce160">
            <text:p>130,332</text:p>
          </table:table-cell>
          <table:table-cell office:value-type="float" office:value="79.63" table:style-name="ce162">
            <text:p>79.63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澎 湖 縣</text:p>
          </table:table-cell>
          <table:table-cell office:value-type="float" office:value="100400" table:style-name="ce157">
            <text:p>100,400</text:p>
          </table:table-cell>
          <table:table-cell office:value-type="float" office:value="51711" table:style-name="ce158">
            <text:p>51,711</text:p>
          </table:table-cell>
          <table:table-cell office:value-type="float" office:value="48689" table:style-name="ce158">
            <text:p>48,689</text:p>
          </table:table-cell>
          <table:table-cell office:value-type="float" office:value="100" table:style-name="ce159">
            <text:p>100.00</text:p>
          </table:table-cell>
          <table:table-cell office:value-type="float" office:value="12275" table:style-name="ce160">
            <text:p>12,275</text:p>
          </table:table-cell>
          <table:table-cell office:value-type="float" office:value="6417" table:style-name="ce160">
            <text:p>6,417</text:p>
          </table:table-cell>
          <table:table-cell office:value-type="float" office:value="5858" table:style-name="ce160">
            <text:p>5,858</text:p>
          </table:table-cell>
          <table:table-cell office:value-type="float" office:value="12.23" table:style-name="ce161">
            <text:p>12.23</text:p>
          </table:table-cell>
          <table:table-cell office:value-type="float" office:value="73758" table:style-name="ce160">
            <text:p>73,758</text:p>
          </table:table-cell>
          <table:table-cell office:value-type="float" office:value="38599" table:style-name="ce160">
            <text:p>38,599</text:p>
          </table:table-cell>
          <table:table-cell office:value-type="float" office:value="35159" table:style-name="ce160">
            <text:p>35,159</text:p>
          </table:table-cell>
          <table:table-cell office:value-type="float" office:value="73.459999999999994" table:style-name="ce161">
            <text:p>73.46</text:p>
          </table:table-cell>
          <table:table-cell office:value-type="float" office:value="14367" table:style-name="ce160">
            <text:p>14,367</text:p>
          </table:table-cell>
          <table:table-cell office:value-type="float" office:value="6695" table:style-name="ce160">
            <text:p>6,695</text:p>
          </table:table-cell>
          <table:table-cell office:value-type="float" office:value="7672" table:style-name="ce160">
            <text:p>7,672</text:p>
          </table:table-cell>
          <table:table-cell office:value-type="float" office:value="14.31" table:style-name="ce161">
            <text:p>14.31</text:p>
          </table:table-cell>
          <table:table-cell office:value-type="float" office:value="46975" table:style-name="ce160">
            <text:p>46,975</text:p>
          </table:table-cell>
          <table:table-cell office:value-type="float" office:value="24518" table:style-name="ce160">
            <text:p>24,518</text:p>
          </table:table-cell>
          <table:table-cell office:value-type="float" office:value="22457" table:style-name="ce160">
            <text:p>22,457</text:p>
          </table:table-cell>
          <table:table-cell office:value-type="float" office:value="46.79" table:style-name="ce161">
            <text:p>46.79</text:p>
          </table:table-cell>
          <table:table-cell office:value-type="float" office:value="81594" table:style-name="ce160">
            <text:p>81,594</text:p>
          </table:table-cell>
          <table:table-cell office:value-type="float" office:value="41884" table:style-name="ce160">
            <text:p>41,884</text:p>
          </table:table-cell>
          <table:table-cell office:value-type="float" office:value="39710" table:style-name="ce160">
            <text:p>39,710</text:p>
          </table:table-cell>
          <table:table-cell office:value-type="float" office:value="81.27" table:style-name="ce162">
            <text:p>81.27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56">
            <text:p>基 隆 市</text:p>
          </table:table-cell>
          <table:table-cell office:value-type="float" office:value="374914" table:style-name="ce157">
            <text:p>374,914</text:p>
          </table:table-cell>
          <table:table-cell office:value-type="float" office:value="188649" table:style-name="ce158">
            <text:p>188,649</text:p>
          </table:table-cell>
          <table:table-cell office:value-type="float" office:value="186265" table:style-name="ce158">
            <text:p>186,265</text:p>
          </table:table-cell>
          <table:table-cell office:value-type="float" office:value="100" table:style-name="ce159">
            <text:p>100.00</text:p>
          </table:table-cell>
          <table:table-cell office:value-type="float" office:value="45477" table:style-name="ce160">
            <text:p>45,477</text:p>
          </table:table-cell>
          <table:table-cell office:value-type="float" office:value="23689" table:style-name="ce160">
            <text:p>23,689</text:p>
          </table:table-cell>
          <table:table-cell office:value-type="float" office:value="21788" table:style-name="ce160">
            <text:p>21,788</text:p>
          </table:table-cell>
          <table:table-cell office:value-type="float" office:value="12.13" table:style-name="ce161">
            <text:p>12.13</text:p>
          </table:table-cell>
          <table:table-cell office:value-type="float" office:value="284495" table:style-name="ce160">
            <text:p>284,495</text:p>
          </table:table-cell>
          <table:table-cell office:value-type="float" office:value="144245" table:style-name="ce160">
            <text:p>144,245</text:p>
          </table:table-cell>
          <table:table-cell office:value-type="float" office:value="140250" table:style-name="ce160">
            <text:p>140,250</text:p>
          </table:table-cell>
          <table:table-cell office:value-type="float" office:value="75.88" table:style-name="ce161">
            <text:p>75.88</text:p>
          </table:table-cell>
          <table:table-cell office:value-type="float" office:value="44942" table:style-name="ce160">
            <text:p>44,942</text:p>
          </table:table-cell>
          <table:table-cell office:value-type="float" office:value="20715" table:style-name="ce160">
            <text:p>20,715</text:p>
          </table:table-cell>
          <table:table-cell office:value-type="float" office:value="24227" table:style-name="ce160">
            <text:p>24,227</text:p>
          </table:table-cell>
          <table:table-cell office:value-type="float" office:value="11.99" table:style-name="ce161">
            <text:p>11.99</text:p>
          </table:table-cell>
          <table:table-cell office:value-type="float" office:value="171473" table:style-name="ce160">
            <text:p>171,473</text:p>
          </table:table-cell>
          <table:table-cell office:value-type="float" office:value="87690" table:style-name="ce160">
            <text:p>87,690</text:p>
          </table:table-cell>
          <table:table-cell office:value-type="float" office:value="83783" table:style-name="ce160">
            <text:p>83,783</text:p>
          </table:table-cell>
          <table:table-cell office:value-type="float" office:value="45.74" table:style-name="ce161">
            <text:p>45.74</text:p>
          </table:table-cell>
          <table:table-cell office:value-type="float" office:value="303877" table:style-name="ce160">
            <text:p>303,877</text:p>
          </table:table-cell>
          <table:table-cell office:value-type="float" office:value="151656" table:style-name="ce160">
            <text:p>151,656</text:p>
          </table:table-cell>
          <table:table-cell office:value-type="float" office:value="152221" table:style-name="ce160">
            <text:p>152,221</text:p>
          </table:table-cell>
          <table:table-cell office:value-type="float" office:value="81.05" table:style-name="ce162">
            <text:p>81.05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新 竹 市</text:p>
          </table:table-cell>
          <table:table-cell office:value-type="float" office:value="428483" table:style-name="ce157">
            <text:p>428,483</text:p>
          </table:table-cell>
          <table:table-cell office:value-type="float" office:value="212183" table:style-name="ce158">
            <text:p>212,183</text:p>
          </table:table-cell>
          <table:table-cell office:value-type="float" office:value="216300" table:style-name="ce158">
            <text:p>216,300</text:p>
          </table:table-cell>
          <table:table-cell office:value-type="float" office:value="100" table:style-name="ce159">
            <text:p>100.00</text:p>
          </table:table-cell>
          <table:table-cell office:value-type="float" office:value="78279" table:style-name="ce160">
            <text:p>78,279</text:p>
          </table:table-cell>
          <table:table-cell office:value-type="float" office:value="40983" table:style-name="ce160">
            <text:p>40,983</text:p>
          </table:table-cell>
          <table:table-cell office:value-type="float" office:value="37296" table:style-name="ce160">
            <text:p>37,296</text:p>
          </table:table-cell>
          <table:table-cell office:value-type="float" office:value="18.27" table:style-name="ce161">
            <text:p>18.27</text:p>
          </table:table-cell>
          <table:table-cell office:value-type="float" office:value="308172" table:style-name="ce160">
            <text:p>308,172</text:p>
          </table:table-cell>
          <table:table-cell office:value-type="float" office:value="151966" table:style-name="ce160">
            <text:p>151,966</text:p>
          </table:table-cell>
          <table:table-cell office:value-type="float" office:value="156206" table:style-name="ce160">
            <text:p>156,206</text:p>
          </table:table-cell>
          <table:table-cell office:value-type="float" office:value="71.92" table:style-name="ce161">
            <text:p>71.92</text:p>
          </table:table-cell>
          <table:table-cell office:value-type="float" office:value="42032" table:style-name="ce160">
            <text:p>42,032</text:p>
          </table:table-cell>
          <table:table-cell office:value-type="float" office:value="19234" table:style-name="ce160">
            <text:p>19,234</text:p>
          </table:table-cell>
          <table:table-cell office:value-type="float" office:value="22798" table:style-name="ce160">
            <text:p>22,798</text:p>
          </table:table-cell>
          <table:table-cell office:value-type="float" office:value="9.81" table:style-name="ce161">
            <text:p>9.81</text:p>
          </table:table-cell>
          <table:table-cell office:value-type="float" office:value="202942" table:style-name="ce160">
            <text:p>202,942</text:p>
          </table:table-cell>
          <table:table-cell office:value-type="float" office:value="99809" table:style-name="ce160">
            <text:p>99,809</text:p>
          </table:table-cell>
          <table:table-cell office:value-type="float" office:value="103133" table:style-name="ce160">
            <text:p>103,133</text:p>
          </table:table-cell>
          <table:table-cell office:value-type="float" office:value="47.36" table:style-name="ce161">
            <text:p>47.36</text:p>
          </table:table-cell>
          <table:table-cell office:value-type="float" office:value="321765" table:style-name="ce160">
            <text:p>321,765</text:p>
          </table:table-cell>
          <table:table-cell office:value-type="float" office:value="156511" table:style-name="ce160">
            <text:p>156,511</text:p>
          </table:table-cell>
          <table:table-cell office:value-type="float" office:value="165254" table:style-name="ce160">
            <text:p>165,254</text:p>
          </table:table-cell>
          <table:table-cell office:value-type="float" office:value="75.09" table:style-name="ce162">
            <text:p>75.09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嘉 義 市</text:p>
          </table:table-cell>
          <table:table-cell office:value-type="float" office:value="270872" table:style-name="ce157">
            <text:p>270,872</text:p>
          </table:table-cell>
          <table:table-cell office:value-type="float" office:value="132646" table:style-name="ce158">
            <text:p>132,646</text:p>
          </table:table-cell>
          <table:table-cell office:value-type="float" office:value="138226" table:style-name="ce158">
            <text:p>138,226</text:p>
          </table:table-cell>
          <table:table-cell office:value-type="float" office:value="100" table:style-name="ce159">
            <text:p>100.00</text:p>
          </table:table-cell>
          <table:table-cell office:value-type="float" office:value="42473" table:style-name="ce160">
            <text:p>42,473</text:p>
          </table:table-cell>
          <table:table-cell office:value-type="float" office:value="22249" table:style-name="ce160">
            <text:p>22,249</text:p>
          </table:table-cell>
          <table:table-cell office:value-type="float" office:value="20224" table:style-name="ce160">
            <text:p>20,224</text:p>
          </table:table-cell>
          <table:table-cell office:value-type="float" office:value="15.68" table:style-name="ce161">
            <text:p>15.68</text:p>
          </table:table-cell>
          <table:table-cell office:value-type="float" office:value="196261" table:style-name="ce160">
            <text:p>196,261</text:p>
          </table:table-cell>
          <table:table-cell office:value-type="float" office:value="95909" table:style-name="ce160">
            <text:p>95,909</text:p>
          </table:table-cell>
          <table:table-cell office:value-type="float" office:value="100352" table:style-name="ce160">
            <text:p>100,352</text:p>
          </table:table-cell>
          <table:table-cell office:value-type="float" office:value="72.459999999999994" table:style-name="ce161">
            <text:p>72.46</text:p>
          </table:table-cell>
          <table:table-cell office:value-type="float" office:value="32138" table:style-name="ce160">
            <text:p>32,138</text:p>
          </table:table-cell>
          <table:table-cell office:value-type="float" office:value="14488" table:style-name="ce160">
            <text:p>14,488</text:p>
          </table:table-cell>
          <table:table-cell office:value-type="float" office:value="17650" table:style-name="ce160">
            <text:p>17,650</text:p>
          </table:table-cell>
          <table:table-cell office:value-type="float" office:value="11.86" table:style-name="ce161">
            <text:p>11.86</text:p>
          </table:table-cell>
          <table:table-cell office:value-type="float" office:value="121960" table:style-name="ce160">
            <text:p>121,960</text:p>
          </table:table-cell>
          <table:table-cell office:value-type="float" office:value="59390" table:style-name="ce160">
            <text:p>59,390</text:p>
          </table:table-cell>
          <table:table-cell office:value-type="float" office:value="62570" table:style-name="ce160">
            <text:p>62,570</text:p>
          </table:table-cell>
          <table:table-cell office:value-type="float" office:value="45.02" table:style-name="ce161">
            <text:p>45.02</text:p>
          </table:table-cell>
          <table:table-cell office:value-type="float" office:value="208340" table:style-name="ce160">
            <text:p>208,340</text:p>
          </table:table-cell>
          <table:table-cell office:value-type="float" office:value="100078" table:style-name="ce160">
            <text:p>100,078</text:p>
          </table:table-cell>
          <table:table-cell office:value-type="float" office:value="108262" table:style-name="ce160">
            <text:p>108,262</text:p>
          </table:table-cell>
          <table:table-cell office:value-type="float" office:value="76.91" table:style-name="ce162">
            <text:p>76.91</text:p>
          </table:table-cell>
          <table:table-cell table:number-columns-repeated="16359" table:style-name="ce140"/>
        </table:table-row>
        <table:table-row table:style-name="ro38">
          <table:table-cell office:value-type="string" table:style-name="ce151">
            <text:p>福 建 省</text:p>
          </table:table-cell>
          <table:table-cell office:value-type="float" office:value="132878" table:style-name="ce163">
            <text:p>132,878</text:p>
          </table:table-cell>
          <table:table-cell office:value-type="float" office:value="67610" table:style-name="ce164">
            <text:p>67,610</text:p>
          </table:table-cell>
          <table:table-cell office:value-type="float" office:value="65268" table:style-name="ce164">
            <text:p>65,268</text:p>
          </table:table-cell>
          <table:table-cell office:value-type="float" office:value="100" table:style-name="ce165">
            <text:p>100.00</text:p>
          </table:table-cell>
          <table:table-cell office:value-type="float" office:value="15211" table:style-name="ce153">
            <text:p>15,211</text:p>
          </table:table-cell>
          <table:table-cell office:value-type="float" office:value="7926" table:style-name="ce153">
            <text:p>7,926</text:p>
          </table:table-cell>
          <table:table-cell office:value-type="float" office:value="7285" table:style-name="ce153">
            <text:p>7,285</text:p>
          </table:table-cell>
          <table:table-cell office:value-type="float" office:value="11.45" table:style-name="ce154">
            <text:p>11.45</text:p>
          </table:table-cell>
          <table:table-cell office:value-type="float" office:value="102979" table:style-name="ce153">
            <text:p>102,979</text:p>
          </table:table-cell>
          <table:table-cell office:value-type="float" office:value="52613" table:style-name="ce153">
            <text:p>52,613</text:p>
          </table:table-cell>
          <table:table-cell office:value-type="float" office:value="50366" table:style-name="ce153">
            <text:p>50,366</text:p>
          </table:table-cell>
          <table:table-cell office:value-type="float" office:value="77.5" table:style-name="ce154">
            <text:p>77.50</text:p>
          </table:table-cell>
          <table:table-cell office:value-type="float" office:value="14688" table:style-name="ce153">
            <text:p>14,688</text:p>
          </table:table-cell>
          <table:table-cell office:value-type="float" office:value="7071" table:style-name="ce153">
            <text:p>7,071</text:p>
          </table:table-cell>
          <table:table-cell office:value-type="float" office:value="7617" table:style-name="ce153">
            <text:p>7,617</text:p>
          </table:table-cell>
          <table:table-cell office:value-type="float" office:value="11.05" table:style-name="ce154">
            <text:p>11.05</text:p>
          </table:table-cell>
          <table:table-cell office:value-type="float" office:value="64704" table:style-name="ce153">
            <text:p>64,704</text:p>
          </table:table-cell>
          <table:table-cell office:value-type="float" office:value="32783" table:style-name="ce153">
            <text:p>32,783</text:p>
          </table:table-cell>
          <table:table-cell office:value-type="float" office:value="31921" table:style-name="ce153">
            <text:p>31,921</text:p>
          </table:table-cell>
          <table:table-cell office:value-type="float" office:value="48.69" table:style-name="ce154">
            <text:p>48.69</text:p>
          </table:table-cell>
          <table:table-cell office:value-type="float" office:value="109250" table:style-name="ce153">
            <text:p>109,250</text:p>
          </table:table-cell>
          <table:table-cell office:value-type="float" office:value="55463" table:style-name="ce153">
            <text:p>55,463</text:p>
          </table:table-cell>
          <table:table-cell office:value-type="float" office:value="53787" table:style-name="ce153">
            <text:p>53,787</text:p>
          </table:table-cell>
          <table:table-cell office:value-type="float" office:value="82.22" table:style-name="ce155">
            <text:p>82.22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金 門 縣</text:p>
          </table:table-cell>
          <table:table-cell office:value-type="float" office:value="120713" table:style-name="ce157">
            <text:p>120,713</text:p>
          </table:table-cell>
          <table:table-cell office:value-type="float" office:value="60687" table:style-name="ce158">
            <text:p>60,687</text:p>
          </table:table-cell>
          <table:table-cell office:value-type="float" office:value="60026" table:style-name="ce158">
            <text:p>60,026</text:p>
          </table:table-cell>
          <table:table-cell office:value-type="float" office:value="100" table:style-name="ce159">
            <text:p>100.00</text:p>
          </table:table-cell>
          <table:table-cell office:value-type="float" office:value="13608" table:style-name="ce160">
            <text:p>13,608</text:p>
          </table:table-cell>
          <table:table-cell office:value-type="float" office:value="7063" table:style-name="ce160">
            <text:p>7,063</text:p>
          </table:table-cell>
          <table:table-cell office:value-type="float" office:value="6545" table:style-name="ce160">
            <text:p>6,545</text:p>
          </table:table-cell>
          <table:table-cell office:value-type="float" office:value="11.27" table:style-name="ce161">
            <text:p>11.27</text:p>
          </table:table-cell>
          <table:table-cell office:value-type="float" office:value="93551" table:style-name="ce160">
            <text:p>93,551</text:p>
          </table:table-cell>
          <table:table-cell office:value-type="float" office:value="47138" table:style-name="ce160">
            <text:p>47,138</text:p>
          </table:table-cell>
          <table:table-cell office:value-type="float" office:value="46413" table:style-name="ce160">
            <text:p>46,413</text:p>
          </table:table-cell>
          <table:table-cell office:value-type="float" office:value="77.5" table:style-name="ce161">
            <text:p>77.50</text:p>
          </table:table-cell>
          <table:table-cell office:value-type="float" office:value="13554" table:style-name="ce160">
            <text:p>13,554</text:p>
          </table:table-cell>
          <table:table-cell office:value-type="float" office:value="6486" table:style-name="ce160">
            <text:p>6,486</text:p>
          </table:table-cell>
          <table:table-cell office:value-type="float" office:value="7068" table:style-name="ce160">
            <text:p>7,068</text:p>
          </table:table-cell>
          <table:table-cell office:value-type="float" office:value="11.23" table:style-name="ce161">
            <text:p>11.23</text:p>
          </table:table-cell>
          <table:table-cell office:value-type="float" office:value="58783" table:style-name="ce160">
            <text:p>58,783</text:p>
          </table:table-cell>
          <table:table-cell office:value-type="float" office:value="29368" table:style-name="ce153">
            <text:p>29,368</text:p>
          </table:table-cell>
          <table:table-cell office:value-type="float" office:value="29415" table:style-name="ce153">
            <text:p>29,415</text:p>
          </table:table-cell>
          <table:table-cell office:value-type="float" office:value="48.7" table:style-name="ce161">
            <text:p>48.70</text:p>
          </table:table-cell>
          <table:table-cell office:value-type="float" office:value="99416" table:style-name="ce160">
            <text:p>99,416</text:p>
          </table:table-cell>
          <table:table-cell office:value-type="float" office:value="49804" table:style-name="ce160">
            <text:p>49,804</text:p>
          </table:table-cell>
          <table:table-cell office:value-type="float" office:value="49612" table:style-name="ce160">
            <text:p>49,612</text:p>
          </table:table-cell>
          <table:table-cell office:value-type="float" office:value="82.36" table:style-name="ce162">
            <text:p>82.36</text:p>
          </table:table-cell>
          <table:table-cell table:number-columns-repeated="16359" table:style-name="ce140"/>
        </table:table-row>
        <table:table-row table:style-name="ro21">
          <table:table-cell office:value-type="string" table:style-name="ce156">
            <text:p>連 江 縣</text:p>
          </table:table-cell>
          <table:table-cell office:value-type="float" office:value="12165" table:style-name="ce157">
            <text:p>12,165</text:p>
          </table:table-cell>
          <table:table-cell office:value-type="float" office:value="6923" table:style-name="ce158">
            <text:p>6,923</text:p>
          </table:table-cell>
          <table:table-cell office:value-type="float" office:value="5242" table:style-name="ce158">
            <text:p>5,242</text:p>
          </table:table-cell>
          <table:table-cell office:value-type="float" office:value="100" table:style-name="ce159">
            <text:p>100.00</text:p>
          </table:table-cell>
          <table:table-cell office:value-type="float" office:value="1603" table:style-name="ce160">
            <text:p>1,603</text:p>
          </table:table-cell>
          <table:table-cell office:value-type="float" office:value="863" table:style-name="ce160">
            <text:p>863</text:p>
          </table:table-cell>
          <table:table-cell office:value-type="float" office:value="740" table:style-name="ce160">
            <text:p>740</text:p>
          </table:table-cell>
          <table:table-cell office:value-type="float" office:value="13.18" table:style-name="ce161">
            <text:p>13.18</text:p>
          </table:table-cell>
          <table:table-cell office:value-type="float" office:value="9428" table:style-name="ce160">
            <text:p>9,428</text:p>
          </table:table-cell>
          <table:table-cell office:value-type="float" office:value="5475" table:style-name="ce160">
            <text:p>5,475</text:p>
          </table:table-cell>
          <table:table-cell office:value-type="float" office:value="3953" table:style-name="ce160">
            <text:p>3,953</text:p>
          </table:table-cell>
          <table:table-cell office:value-type="float" office:value="77.5" table:style-name="ce161">
            <text:p>77.50</text:p>
          </table:table-cell>
          <table:table-cell office:value-type="float" office:value="1134" table:style-name="ce160">
            <text:p>1,134</text:p>
          </table:table-cell>
          <table:table-cell office:value-type="float" office:value="585" table:style-name="ce160">
            <text:p>585</text:p>
          </table:table-cell>
          <table:table-cell office:value-type="float" office:value="549" table:style-name="ce160">
            <text:p>549</text:p>
          </table:table-cell>
          <table:table-cell office:value-type="float" office:value="9.32" table:style-name="ce161">
            <text:p>9.32</text:p>
          </table:table-cell>
          <table:table-cell office:value-type="float" office:value="5921" table:style-name="ce160">
            <text:p>5,921</text:p>
          </table:table-cell>
          <table:table-cell office:value-type="float" office:value="3415" table:style-name="ce153">
            <text:p>3,415</text:p>
          </table:table-cell>
          <table:table-cell office:value-type="float" office:value="2506" table:style-name="ce153">
            <text:p>2,506</text:p>
          </table:table-cell>
          <table:table-cell office:value-type="float" office:value="48.67" table:style-name="ce161">
            <text:p>48.67</text:p>
          </table:table-cell>
          <table:table-cell office:value-type="float" office:value="9834" table:style-name="ce160">
            <text:p>9,834</text:p>
          </table:table-cell>
          <table:table-cell office:value-type="float" office:value="5659" table:style-name="ce160">
            <text:p>5,659</text:p>
          </table:table-cell>
          <table:table-cell office:value-type="float" office:value="4175" table:style-name="ce160">
            <text:p>4,175</text:p>
          </table:table-cell>
          <table:table-cell office:value-type="float" office:value="80.84" table:style-name="ce162">
            <text:p>80.84</text:p>
          </table:table-cell>
          <table:table-cell table:number-columns-repeated="16359" table:style-name="ce140"/>
        </table:table-row>
        <table:table-row table:style-name="ro39">
          <table:table-cell table:style-name="ce166"/>
          <table:table-cell table:style-name="ce167"/>
          <table:table-cell table:number-columns-repeated="6" table:style-name="ce168"/>
          <table:table-cell table:style-name="ce169"/>
          <table:table-cell table:number-columns-repeated="3" table:style-name="ce168"/>
          <table:table-cell table:style-name="ce169"/>
          <table:table-cell table:number-columns-repeated="3" table:style-name="ce168"/>
          <table:table-cell table:number-columns-repeated="3" table:style-name="ce169"/>
          <table:table-cell table:style-name="ce170"/>
          <table:table-cell table:style-name="ce169"/>
          <table:table-cell table:number-columns-repeated="3" table:style-name="ce171"/>
          <table:table-cell table:style-name="ce172"/>
          <table:table-cell table:number-columns-repeated="16359" table:style-name="ce173"/>
        </table:table-row>
        <table:table-row table:style-name="ro5">
          <table:table-cell table:style-name="ce174"/>
          <table:table-cell table:number-columns-repeated="23" table:style-name="ce173"/>
          <table:table-cell office:value-type="string" table:style-name="ce175">
            <text:p>內政部戶政司<text:span text:style-name="T7"><text:s/></text:span>民國<text:span text:style-name="T7">103</text:span>年<text:span text:style-name="T7">1</text:span>月<text:span text:style-name="T7">7</text:span>日編製</text:p>
          </table:table-cell>
          <table:table-cell table:number-columns-repeated="16359" table:style-name="ce173"/>
        </table:table-row>
        <table:table-row table:style-name="ro40">
          <table:table-cell table:style-name="ce176"/>
          <table:table-cell table:number-columns-repeated="16383" table:style-name="ce177"/>
        </table:table-row>
        <table:table-row table:number-rows-repeated="1048543" table:style-name="ro40">
          <table:table-cell table:number-columns-repeated="16384"/>
        </table:table-row>
      </table:table>
      <table:table table:name="資料分析_" table:style-name="ta4">
        <table:table-column table:style-name="co35" table:default-cell-style-name="ce1"/>
        <table:table-column table:style-name="co27" table:number-columns-repeated="5" table:default-cell-style-name="ce1"/>
        <table:table-column table:style-name="co26" table:default-cell-style-name="ce1"/>
        <table:table-column table:style-name="co36" table:default-cell-style-name="ce1"/>
        <table:table-column table:style-name="co27" table:number-columns-repeated="16376" table:default-cell-style-name="ce1"/>
        <table:table-row table:style-name="ro1">
          <table:table-cell table:style-name="ce1">
            <draw:frame draw:z-index="2" draw:id="id1" draw:style-name="a1" draw:name="Object 4" svg:x="0in" svg:y="0in" svg:width="6.91667in" svg:height="9.95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3" svg:x="0.04167in" svg:y="0.15in" svg:width="7.11667in" svg:height="9.88333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4P0">
      <number:number number:decimal-places="2" number:min-integer-digits="1" number:grouping="true"/>
    </number:number-style>
    <number:number-style style:name="N84P1">
      <number:text>－  </number:text>
      <number:number number:decimal-places="2" number:min-integer-digits="1" number:grouping="true"/>
    </number:number-style>
    <number:text-style style:name="N84P2">
      <number:text>—</number:text>
    </number:text-style>
    <number:text-style style:name="N84">
      <style:map style:condition="value()&gt;0" style:apply-style-name="N84P0"/>
      <style:map style:condition="value()&lt;0" style:apply-style-name="N84P1"/>
      <style:map style:condition="value()=0" style:apply-style-name="N84P2"/>
    </number:text-style>
    <number:number-style style:name="N85P0">
      <number:number number:decimal-places="0" number:min-integer-digits="1" number:grouping="true"/>
    </number:number-style>
    <number:number-style style:name="N85P1">
      <number:text>－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7P0">
      <number:text>   </number:text>
      <number:number number:decimal-places="0" number:min-integer-digits="1" number:grouping="true"/>
    </number:number-style>
    <number:number-style style:name="N87P1">
      <number:text>－     </number:text>
      <number:number number:decimal-places="0" number:min-integer-digits="1" number:grouping="true"/>
    </number:number-style>
    <number:text-style style:name="N87">
      <number:text>—</number:text>
      <style:map style:condition="value()&gt;0" style:apply-style-name="N87P0"/>
      <style:map style:condition="value()&lt;0" style:apply-style-name="N87P1"/>
    </number:text-style>
    <number:number-style style:name="N96P0">
      <number:text>   </number:text>
      <number:number number:decimal-places="0" number:min-integer-digits="1" number:grouping="true"/>
    </number:number-style>
    <number:number-style style:name="N96P1">
      <number:text>－ </number:text>
      <number:number number:decimal-places="0" number:min-integer-digits="1" number:grouping="true"/>
    </number:number-style>
    <number:text-style style:name="N96">
      <number:text>—</number:text>
      <style:map style:condition="value()&gt;0" style:apply-style-name="N96P0"/>
      <style:map style:condition="value()&lt;0" style:apply-style-name="N96P1"/>
    </number:text-style>
    <number:number-style style:name="N97P0">
      <number:text>    </number:text>
      <number:number number:decimal-places="2" number:min-integer-digits="1" number:grouping="true"/>
    </number:number-style>
    <number:number-style style:name="N97P1">
      <number:text>－  </number:text>
      <number:number number:decimal-places="2" number:min-integer-digits="1" number:grouping="true"/>
    </number:number-style>
    <number:text-style style:name="N97P2">
      <number:text>—</number:text>
    </number:text-style>
    <number:text-style style:name="N97">
      <style:map style:condition="value()&gt;0" style:apply-style-name="N97P0"/>
      <style:map style:condition="value()&lt;0" style:apply-style-name="N97P1"/>
      <style:map style:condition="value()=0" style:apply-style-name="N97P2"/>
    </number:text-style>
    <number:number-style style:name="N102P0">
      <number:number number:decimal-places="2" number:min-integer-digits="1" number:grouping="true"/>
    </number:number-style>
    <number:number-style style:name="N102P1">
      <number:text>–</number:text>
      <number:number number:decimal-places="2" number:min-integer-digits="1" number:grouping="true"/>
    </number:number-style>
    <number:text-style style:name="N102">
      <number:text>—</number:text>
      <style:map style:condition="value()&gt;0" style:apply-style-name="N102P0"/>
      <style:map style:condition="value()&lt;0" style:apply-style-name="N102P1"/>
    </number:text-style>
    <number:number-style style:name="N103P0">
      <number:number number:decimal-places="0" number:min-integer-digits="1" number:grouping="true"/>
    </number:number-style>
    <number:number-style style:name="N103P1">
      <number:text>-</number:text>
      <number:number number:decimal-places="0" number:min-integer-digits="1" number:grouping="true"/>
    </number:number-style>
    <number:text-style style:name="N103">
      <number:text>－</number:text>
      <style:map style:condition="value()&gt;0" style:apply-style-name="N103P0"/>
      <style:map style:condition="value()&lt;0" style:apply-style-name="N103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2.12-_26032__43__30007__22899_" style:display-name="一般_新表號04,05,速報3階段年齡-連結(公式)檔102.12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393700787401575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1-07T11:04:13Z</meta:creation-date>
    <dc:date>2016-08-24T10:57:48Z</dc:date>
    <meta:print-date>2014-01-07T11:25:48Z</meta:print-date>
  </office:meta>
</office:document-meta>
</file>